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9.65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20.04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117.81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108.54pt"/>
    </style:style>
    <style:style style:name="co14" style:family="table-column">
      <style:table-column-properties fo:break-before="auto" style:column-width="44.76pt"/>
    </style:style>
    <style:style style:name="co15" style:family="table-column">
      <style:table-column-properties fo:break-before="auto" style:column-width="7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C" table:style-name="ta1">
        <office:forms form:automatic-focus="false" form:apply-design-mode="false"/>
        <table:shapes>
          <draw:frame draw:z-index="0" draw:style-name="gr1" draw:text-style-name="P1" svg:width="1283.27pt" svg:height="822.39pt" svg:x="696.5pt" svg:y="0pt">
            <loext:p draw:notify-on-update-of-ranges="BC.D2:BC.D131 BC.D2:BC.D131 BC.F2:BC.F1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R_min before switching</text:p>
          </table:table-cell>
          <table:table-cell table:style-name="Default" office:value-type="string" calcext:value-type="string">
            <text:p>R_switch</text:p>
          </table:table-cell>
          <table:table-cell table:style-name="Default" office:value-type="string" calcext:value-type="string">
            <text:p>R_min after switching</text:p>
          </table:table-cell>
          <table:table-cell table:style-name="Default" office:value-type="string" calcext:value-type="string">
            <text:p>Obs</text:p>
          </table:table-cell>
          <table:table-cell table:number-columns-repeated="2"/>
          <table:table-cell office:value-type="string" calcext:value-type="string">
            <text:p>0.000 – 0.002</text:p>
          </table:table-cell>
          <table:table-cell table:formula="of:=AVERAGE([.F2:.F39])" office:value-type="float" office:value="148056.710526316" calcext:value-type="float">
            <text:p>148056.710526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640626" calcext:value-type="float">
            <text:p>0.000640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32457" calcext:value-type="float">
            <text:p>132457</text:p>
          </table:table-cell>
          <table:table-cell table:number-columns-repeated="2"/>
          <table:table-cell office:value-type="string" calcext:value-type="string">
            <text:p>0.002 – 0.004</text:p>
          </table:table-cell>
          <table:table-cell table:formula="of:=AVERAGE([.F40:.F74])" office:value-type="float" office:value="121391.6" calcext:value-type="float">
            <text:p>12139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557041" calcext:value-type="float">
            <text:p>0.000557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84068" calcext:value-type="float">
            <text:p>184068</text:p>
          </table:table-cell>
          <table:table-cell table:number-columns-repeated="2"/>
          <table:table-cell office:value-type="string" calcext:value-type="string">
            <text:p>0.004 – 0.006</text:p>
          </table:table-cell>
          <table:table-cell table:formula="of:=AVERAGE([.F75:.F93])" office:value-type="float" office:value="152032.210526316" calcext:value-type="float">
            <text:p>152032.210526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463218" calcext:value-type="float">
            <text:p>0.000463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4179" calcext:value-type="float">
            <text:p>164179</text:p>
          </table:table-cell>
          <table:table-cell table:number-columns-repeated="2"/>
          <table:table-cell office:value-type="string" calcext:value-type="string">
            <text:p>0.006 – 0.008</text:p>
          </table:table-cell>
          <table:table-cell table:formula="of:=AVERAGE([.F94:.F115])" office:value-type="float" office:value="203175.954545455" calcext:value-type="float">
            <text:p>203175.95454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34556" calcext:value-type="float">
            <text:p>0.00034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35201" calcext:value-type="float">
            <text:p>235201</text:p>
          </table:table-cell>
          <table:table-cell table:number-columns-repeated="2"/>
          <table:table-cell office:value-type="string" calcext:value-type="string">
            <text:p>0.008 – 0.01</text:p>
          </table:table-cell>
          <table:table-cell table:formula="of:=AVERAGE([.F116:.F131])" office:value-type="float" office:value="270080.3125" calcext:value-type="float">
            <text:p>270080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561279" calcext:value-type="float">
            <text:p>0.0005612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8478" calcext:value-type="float">
            <text:p>16847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03561" calcext:value-type="float">
            <text:p>0.000203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05873" calcext:value-type="float">
            <text:p>20587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63891" calcext:value-type="float">
            <text:p>0.000463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4367" calcext:value-type="float">
            <text:p>1643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564203" calcext:value-type="float">
            <text:p>0.000564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86916" calcext:value-type="float">
            <text:p>1869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59131" calcext:value-type="float">
            <text:p>0.000591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6489" calcext:value-type="float">
            <text:p>146489</text:p>
          </table:table-cell>
          <table:table-cell table:number-columns-repeated="2"/>
          <table:table-cell office:value-type="string" calcext:value-type="string">
            <text:p>0.000 – 0.001</text:p>
          </table:table-cell>
          <table:table-cell table:formula="of:=AVERAGE([.F2:.F14])" office:value-type="float" office:value="168807.692307692" calcext:value-type="float">
            <text:p>168807.692307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600314" calcext:value-type="float">
            <text:p>0.0006003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54326" calcext:value-type="float">
            <text:p>154326</text:p>
          </table:table-cell>
          <table:table-cell table:number-columns-repeated="2"/>
          <table:table-cell office:value-type="string" calcext:value-type="string">
            <text:p>0.001 – 0.002</text:p>
          </table:table-cell>
          <table:table-cell table:formula="of:=AVERAGE([.F15:.F39])" office:value-type="float" office:value="137266.2" calcext:value-type="float">
            <text:p>137266.2</text:p>
          </table:table-cell>
        </table:table-row>
        <table:table-row table:style-name="ro1">
          <table:table-cell table:number-columns-repeated="3"/>
          <table:table-cell table:style-name="Default" office:value-type="float" office:value="0.000540774" calcext:value-type="float">
            <text:p>0.000540774</text:p>
          </table:table-cell>
          <table:table-cell table:style-name="Default"/>
          <table:table-cell table:style-name="Default" office:value-type="float" office:value="131007" calcext:value-type="float">
            <text:p>131007</text:p>
          </table:table-cell>
          <table:table-cell table:number-columns-repeated="2"/>
          <table:table-cell office:value-type="string" calcext:value-type="string">
            <text:p>0.002 – 0.003</text:p>
          </table:table-cell>
          <table:table-cell table:formula="of:=AVERAGE([.F40:.F56])" office:value-type="float" office:value="126609.411764706" calcext:value-type="float">
            <text:p>126609.411764706</text:p>
          </table:table-cell>
        </table:table-row>
        <table:table-row table:style-name="ro1">
          <table:table-cell table:number-columns-repeated="3"/>
          <table:table-cell table:style-name="Default" office:value-type="float" office:value="0.000638842" calcext:value-type="float">
            <text:p>0.000638842</text:p>
          </table:table-cell>
          <table:table-cell table:style-name="Default"/>
          <table:table-cell table:style-name="Default" office:value-type="float" office:value="141047" calcext:value-type="float">
            <text:p>141047</text:p>
          </table:table-cell>
          <table:table-cell table:number-columns-repeated="2"/>
          <table:table-cell office:value-type="string" calcext:value-type="string">
            <text:p>0.003 – 0.004</text:p>
          </table:table-cell>
          <table:table-cell table:formula="of:=AVERAGE([.F57:.F74])" office:value-type="float" office:value="116463.666666667" calcext:value-type="float">
            <text:p>116463.666666667</text:p>
          </table:table-cell>
        </table:table-row>
        <table:table-row table:style-name="ro1">
          <table:table-cell table:number-columns-repeated="3"/>
          <table:table-cell table:style-name="Default" office:value-type="float" office:value="0.000949968" calcext:value-type="float">
            <text:p>0.000949968</text:p>
          </table:table-cell>
          <table:table-cell table:style-name="Default"/>
          <table:table-cell table:style-name="Default" office:value-type="float" office:value="180092" calcext:value-type="float">
            <text:p>180092</text:p>
          </table:table-cell>
          <table:table-cell table:number-columns-repeated="2"/>
          <table:table-cell office:value-type="string" calcext:value-type="string">
            <text:p>0.004 – 0.005</text:p>
          </table:table-cell>
          <table:table-cell table:formula="of:=AVERAGE([.F75:.F86])" office:value-type="float" office:value="135985.833333333" calcext:value-type="float">
            <text:p>135985.8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00432" calcext:value-type="float">
            <text:p>0.00100432</text:p>
          </table:table-cell>
          <table:table-cell office:value-type="float" office:value="0" calcext:value-type="float">
            <text:p>0</text:p>
          </table:table-cell>
          <table:table-cell office:value-type="float" office:value="155093" calcext:value-type="float">
            <text:p>155093</text:p>
          </table:table-cell>
          <table:table-cell table:number-columns-repeated="2"/>
          <table:table-cell office:value-type="string" calcext:value-type="string">
            <text:p>0.005 – 0.006</text:p>
          </table:table-cell>
          <table:table-cell table:formula="of:=AVERAGE([.F87:.F93])" office:value-type="float" office:value="179540.285714286" calcext:value-type="float">
            <text:p>179540.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0435967" calcext:value-type="float">
            <text:p>0.000435967</text:p>
          </table:table-cell>
          <table:table-cell office:value-type="float" office:value="0.00105787" calcext:value-type="float">
            <text:p>0.00105787</text:p>
          </table:table-cell>
          <table:table-cell office:value-type="float" office:value="0" calcext:value-type="float">
            <text:p>0</text:p>
          </table:table-cell>
          <table:table-cell office:value-type="float" office:value="174579" calcext:value-type="float">
            <text:p>174579</text:p>
          </table:table-cell>
          <table:table-cell table:number-columns-repeated="2"/>
          <table:table-cell office:value-type="string" calcext:value-type="string">
            <text:p>0.006 – 0.007</text:p>
          </table:table-cell>
          <table:table-cell table:formula="of:=AVERAGE([.F94:.F104])" office:value-type="float" office:value="201191.727272727" calcext:value-type="float">
            <text:p>201191.72727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13186" calcext:value-type="float">
            <text:p>0.00113186</text:p>
          </table:table-cell>
          <table:table-cell office:value-type="float" office:value="0" calcext:value-type="float">
            <text:p>0</text:p>
          </table:table-cell>
          <table:table-cell office:value-type="float" office:value="123877" calcext:value-type="float">
            <text:p>123877</text:p>
          </table:table-cell>
          <table:table-cell table:number-columns-repeated="2"/>
          <table:table-cell office:value-type="string" calcext:value-type="string">
            <text:p>0.007 – 0.008</text:p>
          </table:table-cell>
          <table:table-cell table:formula="of:=AVERAGE([.F105:.F115])" office:value-type="float" office:value="205160.181818182" calcext:value-type="float">
            <text:p>205160.181818182</text:p>
          </table:table-cell>
        </table:table-row>
        <table:table-row table:style-name="ro1">
          <table:table-cell table:number-columns-repeated="3"/>
          <table:table-cell office:value-type="float" office:value="0.00116234" calcext:value-type="float">
            <text:p>0.00116234</text:p>
          </table:table-cell>
          <table:table-cell/>
          <table:table-cell office:value-type="float" office:value="146280" calcext:value-type="float">
            <text:p>146280</text:p>
          </table:table-cell>
          <table:table-cell table:number-columns-repeated="2"/>
          <table:table-cell office:value-type="string" calcext:value-type="string">
            <text:p>0.008 – 0.009</text:p>
          </table:table-cell>
          <table:table-cell table:formula="of:=AVERAGE([.F116:.F124])" office:value-type="float" office:value="256996.444444444" calcext:value-type="float">
            <text:p>256996.444444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092545" calcext:value-type="float">
            <text:p>0.00092545</text:p>
          </table:table-cell>
          <table:table-cell office:value-type="float" office:value="0.00118753" calcext:value-type="float">
            <text:p>0.00118753</text:p>
          </table:table-cell>
          <table:table-cell office:value-type="float" office:value="0" calcext:value-type="float">
            <text:p>0</text:p>
          </table:table-cell>
          <table:table-cell office:value-type="float" office:value="144139" calcext:value-type="float">
            <text:p>144139</text:p>
          </table:table-cell>
          <table:table-cell table:number-columns-repeated="2"/>
          <table:table-cell office:value-type="string" calcext:value-type="string">
            <text:p>0.009 – 0.01</text:p>
          </table:table-cell>
          <table:table-cell table:formula="of:=AVERAGE([.F125:.F131])" office:value-type="float" office:value="286902.428571429" calcext:value-type="float">
            <text:p>286902.428571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18868" calcext:value-type="float">
            <text:p>0.00118868</text:p>
          </table:table-cell>
          <table:table-cell office:value-type="float" office:value="0.000899281" calcext:value-type="float">
            <text:p>0.000899281</text:p>
          </table:table-cell>
          <table:table-cell office:value-type="float" office:value="117298" calcext:value-type="float">
            <text:p>11729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24787" calcext:value-type="float">
            <text:p>0.00124787</text:p>
          </table:table-cell>
          <table:table-cell office:value-type="float" office:value="0.00345508" calcext:value-type="float">
            <text:p>0.00345508</text:p>
          </table:table-cell>
          <table:table-cell office:value-type="float" office:value="137481" calcext:value-type="float">
            <text:p>1374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26214" calcext:value-type="float">
            <text:p>0.00126214</text:p>
          </table:table-cell>
          <table:table-cell/>
          <table:table-cell office:value-type="float" office:value="137513" calcext:value-type="float">
            <text:p>1375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27937" calcext:value-type="float">
            <text:p>0.00127937</text:p>
          </table:table-cell>
          <table:table-cell office:value-type="float" office:value="0.000629129" calcext:value-type="float">
            <text:p>0.000629129</text:p>
          </table:table-cell>
          <table:table-cell office:value-type="float" office:value="137652" calcext:value-type="float">
            <text:p>1376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29123" calcext:value-type="float">
            <text:p>0.00129123</text:p>
          </table:table-cell>
          <table:table-cell/>
          <table:table-cell office:value-type="float" office:value="137526" calcext:value-type="float">
            <text:p>137526</text:p>
          </table:table-cell>
          <table:table-cell table:number-columns-repeated="2"/>
          <table:table-cell office:value-type="string" calcext:value-type="string">
            <text:p>0.000 – 0.0005</text:p>
          </table:table-cell>
          <table:table-cell table:formula="of:=AVERAGE([.F2:.F11])" office:value-type="float" office:value="174235.4" calcext:value-type="float">
            <text:p>174235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33539" calcext:value-type="float">
            <text:p>0.00133539</text:p>
          </table:table-cell>
          <table:table-cell office:value-type="float" office:value="0.000725163" calcext:value-type="float">
            <text:p>0.000725163</text:p>
          </table:table-cell>
          <table:table-cell office:value-type="float" office:value="119419" calcext:value-type="float">
            <text:p>119419</text:p>
          </table:table-cell>
          <table:table-cell table:number-columns-repeated="2"/>
          <table:table-cell office:value-type="string" calcext:value-type="string">
            <text:p>0.0005 – 0.001</text:p>
          </table:table-cell>
          <table:table-cell table:formula="of:=AVERAGE([.F12:.F14])" office:value-type="float" office:value="150715.333333333" calcext:value-type="float">
            <text:p>150715.333333333</text:p>
          </table:table-cell>
        </table:table-row>
        <table:table-row table:style-name="ro1">
          <table:table-cell table:number-columns-repeated="3"/>
          <table:table-cell office:value-type="float" office:value="0.00136924" calcext:value-type="float">
            <text:p>0.00136924</text:p>
          </table:table-cell>
          <table:table-cell/>
          <table:table-cell office:value-type="float" office:value="137992" calcext:value-type="float">
            <text:p>137992</text:p>
          </table:table-cell>
          <table:table-cell table:number-columns-repeated="2"/>
          <table:table-cell office:value-type="string" calcext:value-type="string">
            <text:p>0.001 – 0.0015</text:p>
          </table:table-cell>
          <table:table-cell table:formula="of:=AVERAGE([.F15:.F28])" office:value-type="float" office:value="138123" calcext:value-type="float">
            <text:p>1381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0755613" calcext:value-type="float">
            <text:p>0.000755613</text:p>
          </table:table-cell>
          <table:table-cell office:value-type="float" office:value="0.00138711" calcext:value-type="float">
            <text:p>0.00138711</text:p>
          </table:table-cell>
          <table:table-cell office:value-type="float" office:value="0.00296516" calcext:value-type="float">
            <text:p>0.00296516</text:p>
          </table:table-cell>
          <table:table-cell office:value-type="float" office:value="140141" calcext:value-type="float">
            <text:p>140141</text:p>
          </table:table-cell>
          <table:table-cell table:number-columns-repeated="2"/>
          <table:table-cell office:value-type="string" calcext:value-type="string">
            <text:p>0.0015 – 0.002</text:p>
          </table:table-cell>
          <table:table-cell table:formula="of:=AVERAGE([.F29:.F39])" office:value-type="float" office:value="136175.727272727" calcext:value-type="float">
            <text:p>136175.7272727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49015" calcext:value-type="float">
            <text:p>0.00149015</text:p>
          </table:table-cell>
          <table:table-cell office:value-type="float" office:value="0" calcext:value-type="float">
            <text:p>0</text:p>
          </table:table-cell>
          <table:table-cell office:value-type="float" office:value="124732" calcext:value-type="float">
            <text:p>124732</text:p>
          </table:table-cell>
          <table:table-cell table:number-columns-repeated="2"/>
          <table:table-cell office:value-type="string" calcext:value-type="string">
            <text:p>0.002 – 0.0025</text:p>
          </table:table-cell>
          <table:table-cell table:formula="of:=AVERAGE([.F40:.F49])" office:value-type="float" office:value="116969.7" calcext:value-type="float">
            <text:p>116969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00648719" calcext:value-type="float">
            <text:p>0.000648719</text:p>
          </table:table-cell>
          <table:table-cell office:value-type="float" office:value="0.00157323" calcext:value-type="float">
            <text:p>0.00157323</text:p>
          </table:table-cell>
          <table:table-cell office:value-type="float" office:value="0.00091617" calcext:value-type="float">
            <text:p>0.00091617</text:p>
          </table:table-cell>
          <table:table-cell office:value-type="float" office:value="157791" calcext:value-type="float">
            <text:p>157791</text:p>
          </table:table-cell>
          <table:table-cell table:number-columns-repeated="2"/>
          <table:table-cell office:value-type="string" calcext:value-type="string">
            <text:p>0.0025 – 0.003</text:p>
          </table:table-cell>
          <table:table-cell table:formula="of:=AVERAGE([.F50:.F56])" office:value-type="float" office:value="140380.428571429" calcext:value-type="float">
            <text:p>140380.428571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00145801" calcext:value-type="float">
            <text:p>0.00145801</text:p>
          </table:table-cell>
          <table:table-cell office:value-type="float" office:value="0.00157795" calcext:value-type="float">
            <text:p>0.00157795</text:p>
          </table:table-cell>
          <table:table-cell office:value-type="float" office:value="0" calcext:value-type="float">
            <text:p>0</text:p>
          </table:table-cell>
          <table:table-cell office:value-type="float" office:value="176348" calcext:value-type="float">
            <text:p>176348</text:p>
          </table:table-cell>
          <table:table-cell table:number-columns-repeated="2"/>
          <table:table-cell office:value-type="string" calcext:value-type="string">
            <text:p>0.003 – 0.0035</text:p>
          </table:table-cell>
          <table:table-cell table:formula="of:=AVERAGE([.F57:.F62])" office:value-type="float" office:value="114839" calcext:value-type="float">
            <text:p>114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162245" calcext:value-type="float">
            <text:p>0.00162245</text:p>
          </table:table-cell>
          <table:table-cell office:value-type="float" office:value="0" calcext:value-type="float">
            <text:p>0</text:p>
          </table:table-cell>
          <table:table-cell office:value-type="float" office:value="208688" calcext:value-type="float">
            <text:p>208688</text:p>
          </table:table-cell>
          <table:table-cell table:number-columns-repeated="2"/>
          <table:table-cell office:value-type="string" calcext:value-type="string">
            <text:p>0.0035 – 0.004</text:p>
          </table:table-cell>
          <table:table-cell table:formula="of:=AVERAGE([.F63:.F74])" office:value-type="float" office:value="117276" calcext:value-type="float">
            <text:p>1172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1129" calcext:value-type="float">
            <text:p>0.00171129</text:p>
          </table:table-cell>
          <table:table-cell office:value-type="float" office:value="0.0033033" calcext:value-type="float">
            <text:p>0.0033033</text:p>
          </table:table-cell>
          <table:table-cell office:value-type="float" office:value="125464" calcext:value-type="float">
            <text:p>125464</text:p>
          </table:table-cell>
          <table:table-cell table:number-columns-repeated="2"/>
          <table:table-cell office:value-type="string" calcext:value-type="string">
            <text:p>0.004 – 0.0045</text:p>
          </table:table-cell>
          <table:table-cell table:formula="of:=AVERAGE([.F75:.F77])" office:value-type="float" office:value="129470.666666667" calcext:value-type="float">
            <text:p>129470.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171839" calcext:value-type="float">
            <text:p>0.00171839</text:p>
          </table:table-cell>
          <table:table-cell office:value-type="float" office:value="0.000674309" calcext:value-type="float">
            <text:p>0.000674309</text:p>
          </table:table-cell>
          <table:table-cell office:value-type="float" office:value="114232" calcext:value-type="float">
            <text:p>114232</text:p>
          </table:table-cell>
          <table:table-cell table:number-columns-repeated="2"/>
          <table:table-cell office:value-type="string" calcext:value-type="string">
            <text:p>0.0045 – 0.005</text:p>
          </table:table-cell>
          <table:table-cell table:formula="of:=AVERAGE([.F78:.F86])" office:value-type="float" office:value="138157.555555556" calcext:value-type="float">
            <text:p>138157.5555555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174771" calcext:value-type="float">
            <text:p>0.00174771</text:p>
          </table:table-cell>
          <table:table-cell/>
          <table:table-cell office:value-type="float" office:value="122979" calcext:value-type="float">
            <text:p>122979</text:p>
          </table:table-cell>
          <table:table-cell table:number-columns-repeated="2"/>
          <table:table-cell office:value-type="string" calcext:value-type="string">
            <text:p>0.005 – 0.0055</text:p>
          </table:table-cell>
          <table:table-cell table:formula="of:=AVERAGE([.F87:.F88])" office:value-type="float" office:value="182061.5" calcext:value-type="float">
            <text:p>182061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00164024" calcext:value-type="float">
            <text:p>0.00164024</text:p>
          </table:table-cell>
          <table:table-cell office:value-type="float" office:value="0.00180314" calcext:value-type="float">
            <text:p>0.00180314</text:p>
          </table:table-cell>
          <table:table-cell office:value-type="float" office:value="0" calcext:value-type="float">
            <text:p>0</text:p>
          </table:table-cell>
          <table:table-cell office:value-type="float" office:value="121581" calcext:value-type="float">
            <text:p>121581</text:p>
          </table:table-cell>
          <table:table-cell table:number-columns-repeated="2"/>
          <table:table-cell office:value-type="string" calcext:value-type="string">
            <text:p>0.0055 – 0.006</text:p>
          </table:table-cell>
          <table:table-cell table:formula="of:=AVERAGE([.F89:.F93])" office:value-type="float" office:value="178531.8" calcext:value-type="float">
            <text:p>178531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0161437" calcext:value-type="float">
            <text:p>0.00161437</text:p>
          </table:table-cell>
          <table:table-cell office:value-type="float" office:value="0.00182756" calcext:value-type="float">
            <text:p>0.00182756</text:p>
          </table:table-cell>
          <table:table-cell office:value-type="float" office:value="0.000617284" calcext:value-type="float">
            <text:p>0.000617284</text:p>
          </table:table-cell>
          <table:table-cell office:value-type="float" office:value="114094" calcext:value-type="float">
            <text:p>114094</text:p>
          </table:table-cell>
          <table:table-cell table:number-columns-repeated="2"/>
          <table:table-cell office:value-type="string" calcext:value-type="string">
            <text:p>0.006 – 0.0065</text:p>
          </table:table-cell>
          <table:table-cell table:formula="of:=AVERAGE([.F94:.F98])" office:value-type="float" office:value="195859.8" calcext:value-type="float">
            <text:p>195859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00153437" calcext:value-type="float">
            <text:p>0.00153437</text:p>
          </table:table-cell>
          <table:table-cell office:value-type="float" office:value="0.00183504" calcext:value-type="float">
            <text:p>0.00183504</text:p>
          </table:table-cell>
          <table:table-cell office:value-type="float" office:value="0.000353232" calcext:value-type="float">
            <text:p>0.000353232</text:p>
          </table:table-cell>
          <table:table-cell office:value-type="float" office:value="137225" calcext:value-type="float">
            <text:p>137225</text:p>
          </table:table-cell>
          <table:table-cell table:number-columns-repeated="2"/>
          <table:table-cell office:value-type="string" calcext:value-type="string">
            <text:p>0.0065 – 0.007</text:p>
          </table:table-cell>
          <table:table-cell table:formula="of:=AVERAGE([.F99:.F104])" office:value-type="float" office:value="205635" calcext:value-type="float">
            <text:p>2056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89281" calcext:value-type="float">
            <text:p>0.00189281</text:p>
          </table:table-cell>
          <table:table-cell office:value-type="float" office:value="0" calcext:value-type="float">
            <text:p>0</text:p>
          </table:table-cell>
          <table:table-cell office:value-type="float" office:value="114173" calcext:value-type="float">
            <text:p>114173</text:p>
          </table:table-cell>
          <table:table-cell table:number-columns-repeated="2"/>
          <table:table-cell office:value-type="string" calcext:value-type="string">
            <text:p>0.007 – 0.0075</text:p>
          </table:table-cell>
          <table:table-cell table:formula="of:=AVERAGE([.F105:.F111])" office:value-type="float" office:value="209236.142857143" calcext:value-type="float">
            <text:p>209236.1428571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96748" calcext:value-type="float">
            <text:p>0.00196748</text:p>
          </table:table-cell>
          <table:table-cell office:value-type="float" office:value="0.00185357" calcext:value-type="float">
            <text:p>0.00185357</text:p>
          </table:table-cell>
          <table:table-cell office:value-type="float" office:value="105358" calcext:value-type="float">
            <text:p>105358</text:p>
          </table:table-cell>
          <table:table-cell table:number-columns-repeated="2"/>
          <table:table-cell office:value-type="string" calcext:value-type="string">
            <text:p>0.0075 – 0.008</text:p>
          </table:table-cell>
          <table:table-cell table:formula="of:=AVERAGE([.F112:.F115])" office:value-type="float" office:value="198027.25" calcext:value-type="float">
            <text:p>198027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145" calcext:value-type="float">
            <text:p>0.0020145</text:p>
          </table:table-cell>
          <table:table-cell office:value-type="float" office:value="0.00146413" calcext:value-type="float">
            <text:p>0.00146413</text:p>
          </table:table-cell>
          <table:table-cell office:value-type="float" office:value="107797" calcext:value-type="float">
            <text:p>107797</text:p>
          </table:table-cell>
          <table:table-cell table:number-columns-repeated="2"/>
          <table:table-cell office:value-type="string" calcext:value-type="string">
            <text:p>0.008 – 0.0085</text:p>
          </table:table-cell>
          <table:table-cell table:formula="of:=AVERAGE([.F116:.F117])" office:value-type="float" office:value="237158.5" calcext:value-type="float">
            <text:p>237158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04082" calcext:value-type="float">
            <text:p>0.00204082</text:p>
          </table:table-cell>
          <table:table-cell office:value-type="float" office:value="0" calcext:value-type="float">
            <text:p>0</text:p>
          </table:table-cell>
          <table:table-cell office:value-type="float" office:value="113596" calcext:value-type="float">
            <text:p>113596</text:p>
          </table:table-cell>
          <table:table-cell table:number-columns-repeated="2"/>
          <table:table-cell office:value-type="string" calcext:value-type="string">
            <text:p>0.0085 – 0.009</text:p>
          </table:table-cell>
          <table:table-cell table:formula="of:=AVERAGE([.F118:.F124])" office:value-type="float" office:value="262664.428571429" calcext:value-type="float">
            <text:p>262664.4285714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08274" calcext:value-type="float">
            <text:p>0.00208274</text:p>
          </table:table-cell>
          <table:table-cell office:value-type="float" office:value="0.00114318" calcext:value-type="float">
            <text:p>0.00114318</text:p>
          </table:table-cell>
          <table:table-cell office:value-type="float" office:value="106374" calcext:value-type="float">
            <text:p>106374</text:p>
          </table:table-cell>
          <table:table-cell table:number-columns-repeated="2"/>
          <table:table-cell office:value-type="string" calcext:value-type="string">
            <text:p>0.009 – 0.0095</text:p>
          </table:table-cell>
          <table:table-cell table:formula="of:=AVERAGE([.F125:.F127])" office:value-type="float" office:value="277237.666666667" calcext:value-type="float">
            <text:p>277237.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1361" calcext:value-type="float">
            <text:p>0.0021361</text:p>
          </table:table-cell>
          <table:table-cell office:value-type="float" office:value="0.000381679" calcext:value-type="float">
            <text:p>0.000381679</text:p>
          </table:table-cell>
          <table:table-cell office:value-type="float" office:value="109658" calcext:value-type="float">
            <text:p>109658</text:p>
          </table:table-cell>
          <table:table-cell table:number-columns-repeated="2"/>
          <table:table-cell office:value-type="string" calcext:value-type="string">
            <text:p>0.0095 – 0.01</text:p>
          </table:table-cell>
          <table:table-cell table:formula="of:=AVERAGE([.F128:.F131])" office:value-type="float" office:value="294151" calcext:value-type="float">
            <text:p>2941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17346" calcext:value-type="float">
            <text:p>0.00217346</text:p>
          </table:table-cell>
          <table:table-cell office:value-type="float" office:value="0" calcext:value-type="float">
            <text:p>0</text:p>
          </table:table-cell>
          <table:table-cell office:value-type="float" office:value="110537" calcext:value-type="float">
            <text:p>1105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22379" calcext:value-type="float">
            <text:p>0.00222379</text:p>
          </table:table-cell>
          <table:table-cell office:value-type="float" office:value="0.00152472" calcext:value-type="float">
            <text:p>0.00152472</text:p>
          </table:table-cell>
          <table:table-cell office:value-type="float" office:value="109507" calcext:value-type="float">
            <text:p>10950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27132" calcext:value-type="float">
            <text:p>0.00227132</text:p>
          </table:table-cell>
          <table:table-cell office:value-type="float" office:value="0" calcext:value-type="float">
            <text:p>0</text:p>
          </table:table-cell>
          <table:table-cell office:value-type="float" office:value="200533" calcext:value-type="float">
            <text:p>20053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0.00232423" calcext:value-type="float">
            <text:p>0.00232423</text:p>
          </table:table-cell>
          <table:table-cell/>
          <table:table-cell office:value-type="float" office:value="129402" calcext:value-type="float">
            <text:p>12940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36723" calcext:value-type="float">
            <text:p>0.00236723</text:p>
          </table:table-cell>
          <table:table-cell office:value-type="float" office:value="0" calcext:value-type="float">
            <text:p>0</text:p>
          </table:table-cell>
          <table:table-cell office:value-type="float" office:value="111710" calcext:value-type="float">
            <text:p>11171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0246787" calcext:value-type="float">
            <text:p>0.00246787</text:p>
          </table:table-cell>
          <table:table-cell/>
          <table:table-cell office:value-type="float" office:value="70583" calcext:value-type="float">
            <text:p>705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00233601" calcext:value-type="float">
            <text:p>0.00233601</text:p>
          </table:table-cell>
          <table:table-cell office:value-type="float" office:value="0.00253267" calcext:value-type="float">
            <text:p>0.00253267</text:p>
          </table:table-cell>
          <table:table-cell office:value-type="float" office:value="0" calcext:value-type="float">
            <text:p>0</text:p>
          </table:table-cell>
          <table:table-cell office:value-type="float" office:value="207249" calcext:value-type="float">
            <text:p>20724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54852" calcext:value-type="float">
            <text:p>0.00254852</text:p>
          </table:table-cell>
          <table:table-cell office:value-type="float" office:value="0" calcext:value-type="float">
            <text:p>0</text:p>
          </table:table-cell>
          <table:table-cell office:value-type="float" office:value="159267" calcext:value-type="float">
            <text:p>15926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60626" calcext:value-type="float">
            <text:p>0.00260626</text:p>
          </table:table-cell>
          <table:table-cell office:value-type="float" office:value="0" calcext:value-type="float">
            <text:p>0</text:p>
          </table:table-cell>
          <table:table-cell office:value-type="float" office:value="132462" calcext:value-type="float">
            <text:p>13246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0265738" calcext:value-type="float">
            <text:p>0.00265738</text:p>
          </table:table-cell>
          <table:table-cell/>
          <table:table-cell office:value-type="float" office:value="117477" calcext:value-type="float">
            <text:p>11747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178024" calcext:value-type="float">
            <text:p>0.00178024</text:p>
          </table:table-cell>
          <table:table-cell office:value-type="float" office:value="0.00285394" calcext:value-type="float">
            <text:p>0.00285394</text:p>
          </table:table-cell>
          <table:table-cell office:value-type="float" office:value="0" calcext:value-type="float">
            <text:p>0</text:p>
          </table:table-cell>
          <table:table-cell office:value-type="float" office:value="113867" calcext:value-type="float">
            <text:p>11386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89324" calcext:value-type="float">
            <text:p>0.00289324</text:p>
          </table:table-cell>
          <table:table-cell office:value-type="float" office:value="0.000974184" calcext:value-type="float">
            <text:p>0.000974184</text:p>
          </table:table-cell>
          <table:table-cell office:value-type="float" office:value="102438" calcext:value-type="float">
            <text:p>10243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00174915" calcext:value-type="float">
            <text:p>0.00174915</text:p>
          </table:table-cell>
          <table:table-cell office:value-type="float" office:value="0.00292093" calcext:value-type="float">
            <text:p>0.00292093</text:p>
          </table:table-cell>
          <table:table-cell office:value-type="float" office:value="0" calcext:value-type="float">
            <text:p>0</text:p>
          </table:table-cell>
          <table:table-cell office:value-type="float" office:value="149903" calcext:value-type="float">
            <text:p>14990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0320337" calcext:value-type="float">
            <text:p>0.00320337</text:p>
          </table:table-cell>
          <table:table-cell/>
          <table:table-cell office:value-type="float" office:value="112823" calcext:value-type="float">
            <text:p>1128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21946" calcext:value-type="float">
            <text:p>0.00321946</text:p>
          </table:table-cell>
          <table:table-cell/>
          <table:table-cell office:value-type="float" office:value="112167" calcext:value-type="float">
            <text:p>11216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0033022" calcext:value-type="float">
            <text:p>0.0033022</text:p>
          </table:table-cell>
          <table:table-cell/>
          <table:table-cell office:value-type="float" office:value="122230" calcext:value-type="float">
            <text:p>1222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34862" calcext:value-type="float">
            <text:p>0.00334862</text:p>
          </table:table-cell>
          <table:table-cell/>
          <table:table-cell office:value-type="float" office:value="122503" calcext:value-type="float">
            <text:p>1225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47159" calcext:value-type="float">
            <text:p>0.00347159</text:p>
          </table:table-cell>
          <table:table-cell/>
          <table:table-cell office:value-type="float" office:value="109608" calcext:value-type="float">
            <text:p>10960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00347887" calcext:value-type="float">
            <text:p>0.00347887</text:p>
          </table:table-cell>
          <table:table-cell/>
          <table:table-cell office:value-type="float" office:value="109703" calcext:value-type="float">
            <text:p>1097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60357" calcext:value-type="float">
            <text:p>0.00360357</text:p>
          </table:table-cell>
          <table:table-cell/>
          <table:table-cell office:value-type="float" office:value="129037" calcext:value-type="float">
            <text:p>12903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0.00360577" calcext:value-type="float">
            <text:p>0.00360577</text:p>
          </table:table-cell>
          <table:table-cell/>
          <table:table-cell office:value-type="float" office:value="144988" calcext:value-type="float">
            <text:p>14498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365668" calcext:value-type="float">
            <text:p>0.00365668</text:p>
          </table:table-cell>
          <table:table-cell office:value-type="float" office:value="0.000750188" calcext:value-type="float">
            <text:p>0.000750188</text:p>
          </table:table-cell>
          <table:table-cell office:value-type="float" office:value="107695" calcext:value-type="float">
            <text:p>1076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65741" calcext:value-type="float">
            <text:p>0.00365741</text:p>
          </table:table-cell>
          <table:table-cell/>
          <table:table-cell office:value-type="float" office:value="116783" calcext:value-type="float">
            <text:p>11678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371747" calcext:value-type="float">
            <text:p>0.00371747</text:p>
          </table:table-cell>
          <table:table-cell office:value-type="float" office:value="0.000684932" calcext:value-type="float">
            <text:p>0.000684932</text:p>
          </table:table-cell>
          <table:table-cell office:value-type="float" office:value="102582" calcext:value-type="float">
            <text:p>1025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71852" calcext:value-type="float">
            <text:p>0.00371852</text:p>
          </table:table-cell>
          <table:table-cell/>
          <table:table-cell office:value-type="float" office:value="102358" calcext:value-type="float">
            <text:p>10235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386399" calcext:value-type="float">
            <text:p>0.00386399</text:p>
          </table:table-cell>
          <table:table-cell office:value-type="float" office:value="0" calcext:value-type="float">
            <text:p>0</text:p>
          </table:table-cell>
          <table:table-cell office:value-type="float" office:value="152770" calcext:value-type="float">
            <text:p>1527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86963" calcext:value-type="float">
            <text:p>0.00386963</text:p>
          </table:table-cell>
          <table:table-cell/>
          <table:table-cell office:value-type="float" office:value="136719" calcext:value-type="float">
            <text:p>13671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020674" calcext:value-type="float">
            <text:p>0.0020674</text:p>
          </table:table-cell>
          <table:table-cell office:value-type="float" office:value="0.00391331" calcext:value-type="float">
            <text:p>0.00391331</text:p>
          </table:table-cell>
          <table:table-cell office:value-type="float" office:value="0.00146812" calcext:value-type="float">
            <text:p>0.00146812</text:p>
          </table:table-cell>
          <table:table-cell office:value-type="float" office:value="106294" calcext:value-type="float">
            <text:p>106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91366" calcext:value-type="float">
            <text:p>0.00391366</text:p>
          </table:table-cell>
          <table:table-cell/>
          <table:table-cell office:value-type="float" office:value="106816" calcext:value-type="float">
            <text:p>1068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95155" calcext:value-type="float">
            <text:p>0.00395155</text:p>
          </table:table-cell>
          <table:table-cell/>
          <table:table-cell office:value-type="float" office:value="102055" calcext:value-type="float">
            <text:p>10205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395766" calcext:value-type="float">
            <text:p>0.00395766</text:p>
          </table:table-cell>
          <table:table-cell office:value-type="float" office:value="0.00124792" calcext:value-type="float">
            <text:p>0.00124792</text:p>
          </table:table-cell>
          <table:table-cell office:value-type="float" office:value="99215" calcext:value-type="float">
            <text:p>992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20438" calcext:value-type="float">
            <text:p>0.00420438</text:p>
          </table:table-cell>
          <table:table-cell/>
          <table:table-cell office:value-type="float" office:value="129334" calcext:value-type="float">
            <text:p>1293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20733" calcext:value-type="float">
            <text:p>0.00420733</text:p>
          </table:table-cell>
          <table:table-cell/>
          <table:table-cell office:value-type="float" office:value="129358" calcext:value-type="float">
            <text:p>12935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0420867" calcext:value-type="float">
            <text:p>0.00420867</text:p>
          </table:table-cell>
          <table:table-cell/>
          <table:table-cell office:value-type="float" office:value="129720" calcext:value-type="float">
            <text:p>1297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58252" calcext:value-type="float">
            <text:p>0.00458252</text:p>
          </table:table-cell>
          <table:table-cell/>
          <table:table-cell office:value-type="float" office:value="150269" calcext:value-type="float">
            <text:p>1502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5835" calcext:value-type="float">
            <text:p>0.0045835</text:p>
          </table:table-cell>
          <table:table-cell/>
          <table:table-cell office:value-type="float" office:value="150173" calcext:value-type="float">
            <text:p>1501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58716" calcext:value-type="float">
            <text:p>0.00458716</text:p>
          </table:table-cell>
          <table:table-cell/>
          <table:table-cell office:value-type="float" office:value="140834" calcext:value-type="float">
            <text:p>1408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82167" calcext:value-type="float">
            <text:p>0.00482167</text:p>
          </table:table-cell>
          <table:table-cell/>
          <table:table-cell office:value-type="float" office:value="142411" calcext:value-type="float">
            <text:p>14241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.00482599" calcext:value-type="float">
            <text:p>0.00482599</text:p>
          </table:table-cell>
          <table:table-cell/>
          <table:table-cell office:value-type="float" office:value="142467" calcext:value-type="float">
            <text:p>1424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82618" calcext:value-type="float">
            <text:p>0.00482618</text:p>
          </table:table-cell>
          <table:table-cell/>
          <table:table-cell office:value-type="float" office:value="142026" calcext:value-type="float">
            <text:p>1420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89349" calcext:value-type="float">
            <text:p>0.00489349</text:p>
          </table:table-cell>
          <table:table-cell/>
          <table:table-cell office:value-type="float" office:value="130036" calcext:value-type="float">
            <text:p>1300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489539" calcext:value-type="float">
            <text:p>0.00489539</text:p>
          </table:table-cell>
          <table:table-cell/>
          <table:table-cell office:value-type="float" office:value="135671" calcext:value-type="float">
            <text:p>13567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00295802" calcext:value-type="float">
            <text:p>0.00295802</text:p>
          </table:table-cell>
          <table:table-cell office:value-type="float" office:value="0.00489902" calcext:value-type="float">
            <text:p>0.00489902</text:p>
          </table:table-cell>
          <table:table-cell office:value-type="float" office:value="0.000934288" calcext:value-type="float">
            <text:p>0.000934288</text:p>
          </table:table-cell>
          <table:table-cell office:value-type="float" office:value="109531" calcext:value-type="float">
            <text:p>1095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01846" calcext:value-type="float">
            <text:p>0.00501846</text:p>
          </table:table-cell>
          <table:table-cell table:style-name="Default"/>
          <table:table-cell table:style-name="Default" office:value-type="float" office:value="167535" calcext:value-type="float">
            <text:p>1675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12253" calcext:value-type="float">
            <text:p>0.00512253</text:p>
          </table:table-cell>
          <table:table-cell table:style-name="Default"/>
          <table:table-cell table:style-name="Default" office:value-type="float" office:value="196588" calcext:value-type="float">
            <text:p>1965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58932" calcext:value-type="float">
            <text:p>0.00558932</text:p>
          </table:table-cell>
          <table:table-cell table:style-name="Default"/>
          <table:table-cell table:style-name="Default" office:value-type="float" office:value="194236" calcext:value-type="float">
            <text:p>19423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 office:value-type="float" office:value="0.00579793" calcext:value-type="float">
            <text:p>0.00579793</text:p>
          </table:table-cell>
          <table:table-cell table:style-name="Default"/>
          <table:table-cell table:style-name="Default" office:value-type="float" office:value="152404" calcext:value-type="float">
            <text:p>1524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79793" calcext:value-type="float">
            <text:p>0.00579793</text:p>
          </table:table-cell>
          <table:table-cell table:style-name="Default"/>
          <table:table-cell table:style-name="Default" office:value-type="float" office:value="152404" calcext:value-type="float">
            <text:p>1524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84523" calcext:value-type="float">
            <text:p>0.00584523</text:p>
          </table:table-cell>
          <table:table-cell table:style-name="Default"/>
          <table:table-cell table:style-name="Default" office:value-type="float" office:value="196357" calcext:value-type="float">
            <text:p>1963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596647" calcext:value-type="float">
            <text:p>0.00596647</text:p>
          </table:table-cell>
          <table:table-cell table:style-name="Default"/>
          <table:table-cell table:style-name="Default" office:value-type="float" office:value="197258" calcext:value-type="float">
            <text:p>19725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01973" calcext:value-type="float">
            <text:p>0.00601973</text:p>
          </table:table-cell>
          <table:table-cell table:style-name="Default"/>
          <table:table-cell table:style-name="Default" office:value-type="float" office:value="197948" calcext:value-type="float">
            <text:p>1979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27344" calcext:value-type="float">
            <text:p>0.00627344</text:p>
          </table:table-cell>
          <table:table-cell table:style-name="Default"/>
          <table:table-cell table:style-name="Default" office:value-type="float" office:value="198346" calcext:value-type="float">
            <text:p>1983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37996" calcext:value-type="float">
            <text:p>0.00637996</text:p>
          </table:table-cell>
          <table:table-cell table:style-name="Default"/>
          <table:table-cell table:style-name="Default" office:value-type="float" office:value="200739" calcext:value-type="float">
            <text:p>20073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40236" calcext:value-type="float">
            <text:p>0.00640236</text:p>
          </table:table-cell>
          <table:table-cell table:style-name="Default"/>
          <table:table-cell table:style-name="Default" office:value-type="float" office:value="191133" calcext:value-type="float">
            <text:p>191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40236" calcext:value-type="float">
            <text:p>0.00640236</text:p>
          </table:table-cell>
          <table:table-cell table:style-name="Default"/>
          <table:table-cell table:style-name="Default" office:value-type="float" office:value="191133" calcext:value-type="float">
            <text:p>191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55194" calcext:value-type="float">
            <text:p>0.00655194</text:p>
          </table:table-cell>
          <table:table-cell table:style-name="Default"/>
          <table:table-cell table:style-name="Default" office:value-type="float" office:value="197346" calcext:value-type="float">
            <text:p>19734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Default" office:value-type="float" office:value="0.00660527" calcext:value-type="float">
            <text:p>0.00660527</text:p>
          </table:table-cell>
          <table:table-cell table:style-name="Default"/>
          <table:table-cell table:style-name="Default" office:value-type="float" office:value="214752" calcext:value-type="float">
            <text:p>21475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office:value-type="float" office:value="0.00670067" calcext:value-type="float">
            <text:p>0.00670067</text:p>
          </table:table-cell>
          <table:table-cell table:style-name="Default"/>
          <table:table-cell table:style-name="Default" office:value-type="float" office:value="219382" calcext:value-type="float">
            <text:p>21938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73405" calcext:value-type="float">
            <text:p>0.00673405</text:p>
          </table:table-cell>
          <table:table-cell table:style-name="Default"/>
          <table:table-cell table:style-name="Default" office:value-type="float" office:value="199370" calcext:value-type="float">
            <text:p>19937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80364" calcext:value-type="float">
            <text:p>0.00680364</text:p>
          </table:table-cell>
          <table:table-cell table:style-name="Default"/>
          <table:table-cell table:style-name="Default" office:value-type="float" office:value="201036" calcext:value-type="float">
            <text:p>2010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689023" calcext:value-type="float">
            <text:p>0.00689023</text:p>
          </table:table-cell>
          <table:table-cell table:style-name="Default"/>
          <table:table-cell table:style-name="Default" office:value-type="float" office:value="201924" calcext:value-type="float">
            <text:p>2019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06312" calcext:value-type="float">
            <text:p>0.00706312</text:p>
          </table:table-cell>
          <table:table-cell table:style-name="Default"/>
          <table:table-cell table:style-name="Default" office:value-type="float" office:value="201983" calcext:value-type="float">
            <text:p>20198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15693" calcext:value-type="float">
            <text:p>0.00715693</text:p>
          </table:table-cell>
          <table:table-cell table:style-name="Default"/>
          <table:table-cell table:style-name="Default" office:value-type="float" office:value="202197" calcext:value-type="float">
            <text:p>2021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19033" calcext:value-type="float">
            <text:p>0.00719033</text:p>
          </table:table-cell>
          <table:table-cell table:style-name="Default"/>
          <table:table-cell table:style-name="Default" office:value-type="float" office:value="202537" calcext:value-type="float">
            <text:p>20253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25913" calcext:value-type="float">
            <text:p>0.00725913</text:p>
          </table:table-cell>
          <table:table-cell table:style-name="Default"/>
          <table:table-cell table:style-name="Default" office:value-type="float" office:value="202907" calcext:value-type="float">
            <text:p>2029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30547" calcext:value-type="float">
            <text:p>0.00730547</text:p>
          </table:table-cell>
          <table:table-cell table:style-name="Default"/>
          <table:table-cell table:style-name="Default" office:value-type="float" office:value="225103" calcext:value-type="float">
            <text:p>2251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44936" calcext:value-type="float">
            <text:p>0.00744936</text:p>
          </table:table-cell>
          <table:table-cell table:style-name="Default"/>
          <table:table-cell table:style-name="Default" office:value-type="float" office:value="213951" calcext:value-type="float">
            <text:p>2139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49357" calcext:value-type="float">
            <text:p>0.00749357</text:p>
          </table:table-cell>
          <table:table-cell table:style-name="Default"/>
          <table:table-cell table:style-name="Default" office:value-type="float" office:value="215975" calcext:value-type="float">
            <text:p>21597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51937" calcext:value-type="float">
            <text:p>0.00751937</text:p>
          </table:table-cell>
          <table:table-cell table:style-name="Default"/>
          <table:table-cell table:style-name="Default" office:value-type="float" office:value="219753" calcext:value-type="float">
            <text:p>21975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 office:value-type="float" office:value="0.00768847" calcext:value-type="float">
            <text:p>0.00768847</text:p>
          </table:table-cell>
          <table:table-cell table:style-name="Default"/>
          <table:table-cell table:style-name="Default" office:value-type="float" office:value="143304" calcext:value-type="float">
            <text:p>14330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 office:value-type="float" office:value="0.00794975" calcext:value-type="float">
            <text:p>0.00794975</text:p>
          </table:table-cell>
          <table:table-cell table:style-name="Default"/>
          <table:table-cell table:style-name="Default" office:value-type="float" office:value="199206" calcext:value-type="float">
            <text:p>1992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797195" calcext:value-type="float">
            <text:p>0.00797195</text:p>
          </table:table-cell>
          <table:table-cell table:style-name="Default"/>
          <table:table-cell table:style-name="Default" office:value-type="float" office:value="229846" calcext:value-type="float">
            <text:p>2298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43945" calcext:value-type="float">
            <text:p>0.00843945</text:p>
          </table:table-cell>
          <table:table-cell table:style-name="Default"/>
          <table:table-cell table:style-name="Default" office:value-type="float" office:value="237369" calcext:value-type="float">
            <text:p>23736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46378" calcext:value-type="float">
            <text:p>0.00846378</text:p>
          </table:table-cell>
          <table:table-cell table:style-name="Default"/>
          <table:table-cell table:style-name="Default" office:value-type="float" office:value="236948" calcext:value-type="float">
            <text:p>23694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53764" calcext:value-type="float">
            <text:p>0.00853764</text:p>
          </table:table-cell>
          <table:table-cell table:style-name="Default"/>
          <table:table-cell table:style-name="Default" office:value-type="float" office:value="238641" calcext:value-type="float">
            <text:p>23864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71932" calcext:value-type="float">
            <text:p>0.00871932</text:p>
          </table:table-cell>
          <table:table-cell table:style-name="Default"/>
          <table:table-cell table:style-name="Default" office:value-type="float" office:value="241936" calcext:value-type="float">
            <text:p>2419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73465" calcext:value-type="float">
            <text:p>0.00873465</text:p>
          </table:table-cell>
          <table:table-cell table:style-name="Default"/>
          <table:table-cell table:style-name="Default" office:value-type="float" office:value="247459" calcext:value-type="float">
            <text:p>24745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83966" calcext:value-type="float">
            <text:p>0.00883966</text:p>
          </table:table-cell>
          <table:table-cell table:style-name="Default"/>
          <table:table-cell table:style-name="Default" office:value-type="float" office:value="279349" calcext:value-type="float">
            <text:p>2793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89863" calcext:value-type="float">
            <text:p>0.00889863</text:p>
          </table:table-cell>
          <table:table-cell table:style-name="Default"/>
          <table:table-cell table:style-name="Default" office:value-type="float" office:value="284615" calcext:value-type="float">
            <text:p>2846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Default" office:value-type="float" office:value="0.00890891" calcext:value-type="float">
            <text:p>0.00890891</text:p>
          </table:table-cell>
          <table:table-cell table:style-name="Default"/>
          <table:table-cell table:style-name="Default" office:value-type="float" office:value="257505" calcext:value-type="float">
            <text:p>2575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894312" calcext:value-type="float">
            <text:p>0.00894312</text:p>
          </table:table-cell>
          <table:table-cell table:style-name="Default"/>
          <table:table-cell table:style-name="Default" office:value-type="float" office:value="289146" calcext:value-type="float">
            <text:p>28914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office:value-type="float" office:value="0.00907425" calcext:value-type="float">
            <text:p>0.00907425</text:p>
          </table:table-cell>
          <table:table-cell table:style-name="Default"/>
          <table:table-cell table:style-name="Default" office:value-type="float" office:value="260143" calcext:value-type="float">
            <text:p>260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916723" calcext:value-type="float">
            <text:p>0.00916723</text:p>
          </table:table-cell>
          <table:table-cell table:style-name="Default"/>
          <table:table-cell table:style-name="Default" office:value-type="float" office:value="285397" calcext:value-type="float">
            <text:p>28539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945632" calcext:value-type="float">
            <text:p>0.00945632</text:p>
          </table:table-cell>
          <table:table-cell table:style-name="Default"/>
          <table:table-cell table:style-name="Default" office:value-type="float" office:value="286173" calcext:value-type="float">
            <text:p>2861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951364" calcext:value-type="float">
            <text:p>0.00951364</text:p>
          </table:table-cell>
          <table:table-cell table:style-name="Default"/>
          <table:table-cell table:style-name="Default" office:value-type="float" office:value="285618" calcext:value-type="float">
            <text:p>2856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office:value-type="float" office:value="0.00974506" calcext:value-type="float">
            <text:p>0.00974506</text:p>
          </table:table-cell>
          <table:table-cell table:style-name="Default"/>
          <table:table-cell table:style-name="Default" office:value-type="float" office:value="295812" calcext:value-type="float">
            <text:p>2958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991375" calcext:value-type="float">
            <text:p>0.00991375</text:p>
          </table:table-cell>
          <table:table-cell table:style-name="Default"/>
          <table:table-cell table:style-name="Default" office:value-type="float" office:value="294633" calcext:value-type="float">
            <text:p>2946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float" office:value="0.00997583" calcext:value-type="float">
            <text:p>0.00997583</text:p>
          </table:table-cell>
          <table:table-cell table:style-name="Default"/>
          <table:table-cell table:style-name="Default" office:value-type="float" office:value="300541" calcext:value-type="float">
            <text:p>300541</text:p>
          </table:table-cell>
          <table:table-cell table:number-columns-repeated="4"/>
        </table:table-row>
      </table:table>
      <table:table table:name="BC plots" table:style-name="ta1">
        <office:forms form:automatic-focus="false" form:apply-design-mode="false"/>
        <table:shapes>
          <draw:frame draw:z-index="0" draw:style-name="gr1" draw:text-style-name="P1" svg:width="1050.43pt" svg:height="569.51pt" svg:x="0pt" svg:y="2363.67pt">
            <loext:p draw:notify-on-update-of-ranges="BC.I1:BC.I5 BC.J1:BC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5.81pt" svg:height="1042.1pt" svg:x="0pt" svg:y="0pt">
            <loext:p draw:notify-on-update-of-ranges="BC.I24:BC.I43 BC.J24:BC.J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915.65pt" svg:height="1277.91pt" svg:x="0.99pt" svg:y="1061.2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</table:table>
      <table:table table:name="BC%" table:style-name="ta1">
        <office:forms form:automatic-focus="false" form:apply-design-mode="false"/>
        <table:shapes>
          <draw:frame draw:z-index="0" draw:style-name="gr1" draw:text-style-name="P1" svg:width="832.96pt" svg:height="579.6pt" svg:x="753.73pt" svg:y="37.98pt">
            <loext:p draw:notify-on-update-of-ranges="'BC%'.J1:'BC%'.J5 'BC%'.K1:'BC%'.K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R_min before switching</text:p>
          </table:table-cell>
          <table:table-cell table:style-name="Default" office:value-type="string" calcext:value-type="string">
            <text:p>R_switch</text:p>
          </table:table-cell>
          <table:table-cell table:style-name="Default" office:value-type="string" calcext:value-type="string">
            <text:p>R_min after switching</text:p>
          </table:table-cell>
          <table:table-cell table:style-name="Default" office:value-type="string" calcext:value-type="string">
            <text:p>Obs</text:p>
          </table:table-cell>
          <table:table-cell table:number-columns-repeated="3"/>
          <table:table-cell table:style-name="ce2" office:value-type="percentage" office:value="0" calcext:value-type="percentage">
            <text:p>0.00%</text:p>
          </table:table-cell>
          <table:table-cell office:value-type="float" office:value="174235.4" calcext:value-type="float">
            <text:p>174235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640626" calcext:value-type="float">
            <text:p>0.0006406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32457" calcext:value-type="float">
            <text:p>132457</text:p>
          </table:table-cell>
          <table:table-cell table:number-columns-repeated="3"/>
          <table:table-cell table:style-name="ce2" office:value-type="percentage" office:value="0.01" calcext:value-type="percentage">
            <text:p>1.00%</text:p>
          </table:table-cell>
          <table:table-cell office:value-type="float" office:value="139423.1" calcext:value-type="float">
            <text:p>13942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557041" calcext:value-type="float">
            <text:p>0.000557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84068" calcext:value-type="float">
            <text:p>184068</text:p>
          </table:table-cell>
          <table:table-cell table:number-columns-repeated="3"/>
          <table:table-cell table:style-name="ce2" office:value-type="percentage" office:value="0.03" calcext:value-type="percentage">
            <text:p>3.00%</text:p>
          </table:table-cell>
          <table:table-cell office:value-type="float" office:value="111036.2" calcext:value-type="float">
            <text:p>11103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463218" calcext:value-type="float">
            <text:p>0.0004632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4179" calcext:value-type="float">
            <text:p>164179</text:p>
          </table:table-cell>
          <table:table-cell table:number-columns-repeated="3"/>
          <table:table-cell table:style-name="ce2" office:value-type="percentage" office:value="0.05" calcext:value-type="percentage">
            <text:p>5.00%</text:p>
          </table:table-cell>
          <table:table-cell office:value-type="float" office:value="109364.3" calcext:value-type="float">
            <text:p>10936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34556" calcext:value-type="float">
            <text:p>0.00034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35201" calcext:value-type="float">
            <text:p>235201</text:p>
          </table:table-cell>
          <table:table-cell table:number-columns-repeated="3"/>
          <table:table-cell table:style-name="ce2" office:value-type="percentage" office:value="0.07" calcext:value-type="percentage">
            <text:p>7.00%</text:p>
          </table:table-cell>
          <table:table-cell office:value-type="float" office:value="162366" calcext:value-type="float">
            <text:p>162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561279" calcext:value-type="float">
            <text:p>0.0005612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8478" calcext:value-type="float">
            <text:p>1684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03561" calcext:value-type="float">
            <text:p>0.000203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05873" calcext:value-type="float">
            <text:p>2058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63891" calcext:value-type="float">
            <text:p>0.000463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64367" calcext:value-type="float">
            <text:p>1643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564203" calcext:value-type="float">
            <text:p>0.0005642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86916" calcext:value-type="float">
            <text:p>1869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59131" calcext:value-type="float">
            <text:p>0.000591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6489" calcext:value-type="float">
            <text:p>1464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600314" calcext:value-type="float">
            <text:p>0.0006003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54326" calcext:value-type="float">
            <text:p>154326</text:p>
          </table:table-cell>
          <table:table-cell table:formula="of:=AVERAGE([.F2:.F11])" office:value-type="float" office:value="174235.4" calcext:value-type="float">
            <text:p>174235.4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00432" calcext:value-type="float">
            <text:p>0.00100432</text:p>
          </table:table-cell>
          <table:table-cell office:value-type="float" office:value="0" calcext:value-type="float">
            <text:p>0</text:p>
          </table:table-cell>
          <table:table-cell office:value-type="float" office:value="155093" calcext:value-type="float">
            <text:p>1550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0435967" calcext:value-type="float">
            <text:p>0.000435967</text:p>
          </table:table-cell>
          <table:table-cell office:value-type="float" office:value="0.00105787" calcext:value-type="float">
            <text:p>0.00105787</text:p>
          </table:table-cell>
          <table:table-cell office:value-type="float" office:value="0" calcext:value-type="float">
            <text:p>0</text:p>
          </table:table-cell>
          <table:table-cell office:value-type="float" office:value="174579" calcext:value-type="float">
            <text:p>17457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0092545" calcext:value-type="float">
            <text:p>0.00092545</text:p>
          </table:table-cell>
          <table:table-cell office:value-type="float" office:value="0.00118753" calcext:value-type="float">
            <text:p>0.00118753</text:p>
          </table:table-cell>
          <table:table-cell office:value-type="float" office:value="0" calcext:value-type="float">
            <text:p>0</text:p>
          </table:table-cell>
          <table:table-cell office:value-type="float" office:value="144139" calcext:value-type="float">
            <text:p>14413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24787" calcext:value-type="float">
            <text:p>0.00124787</text:p>
          </table:table-cell>
          <table:table-cell office:value-type="float" office:value="0.00345508" calcext:value-type="float">
            <text:p>0.00345508</text:p>
          </table:table-cell>
          <table:table-cell office:value-type="float" office:value="137481" calcext:value-type="float">
            <text:p>13748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27937" calcext:value-type="float">
            <text:p>0.00127937</text:p>
          </table:table-cell>
          <table:table-cell office:value-type="float" office:value="0.000629129" calcext:value-type="float">
            <text:p>0.000629129</text:p>
          </table:table-cell>
          <table:table-cell office:value-type="float" office:value="137652" calcext:value-type="float">
            <text:p>13765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00755613" calcext:value-type="float">
            <text:p>0.000755613</text:p>
          </table:table-cell>
          <table:table-cell office:value-type="float" office:value="0.00138711" calcext:value-type="float">
            <text:p>0.00138711</text:p>
          </table:table-cell>
          <table:table-cell office:value-type="float" office:value="0.00296516" calcext:value-type="float">
            <text:p>0.00296516</text:p>
          </table:table-cell>
          <table:table-cell office:value-type="float" office:value="140141" calcext:value-type="float">
            <text:p>1401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00648719" calcext:value-type="float">
            <text:p>0.000648719</text:p>
          </table:table-cell>
          <table:table-cell office:value-type="float" office:value="0.00157323" calcext:value-type="float">
            <text:p>0.00157323</text:p>
          </table:table-cell>
          <table:table-cell office:value-type="float" office:value="0.00091617" calcext:value-type="float">
            <text:p>0.00091617</text:p>
          </table:table-cell>
          <table:table-cell office:value-type="float" office:value="157791" calcext:value-type="float">
            <text:p>1577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71129" calcext:value-type="float">
            <text:p>0.00171129</text:p>
          </table:table-cell>
          <table:table-cell office:value-type="float" office:value="0.0033033" calcext:value-type="float">
            <text:p>0.0033033</text:p>
          </table:table-cell>
          <table:table-cell office:value-type="float" office:value="125464" calcext:value-type="float">
            <text:p>12546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00161437" calcext:value-type="float">
            <text:p>0.00161437</text:p>
          </table:table-cell>
          <table:table-cell office:value-type="float" office:value="0.00182756" calcext:value-type="float">
            <text:p>0.00182756</text:p>
          </table:table-cell>
          <table:table-cell office:value-type="float" office:value="0.000617284" calcext:value-type="float">
            <text:p>0.000617284</text:p>
          </table:table-cell>
          <table:table-cell office:value-type="float" office:value="114094" calcext:value-type="float">
            <text:p>11409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145" calcext:value-type="float">
            <text:p>0.0020145</text:p>
          </table:table-cell>
          <table:table-cell office:value-type="float" office:value="0.00146413" calcext:value-type="float">
            <text:p>0.00146413</text:p>
          </table:table-cell>
          <table:table-cell office:value-type="float" office:value="107797" calcext:value-type="float">
            <text:p>107797</text:p>
          </table:table-cell>
          <table:table-cell table:formula="of:=AVERAGE([.F12:.F21])" office:value-type="float" office:value="139423.1" calcext:value-type="float">
            <text:p>139423.1</text:p>
          </table:table-cell>
          <table:table-cell table:style-name="ce2" office:value-type="percentage" office:value="0.01" calcext:value-type="percentage">
            <text:p>1.00%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13186" calcext:value-type="float">
            <text:p>0.00113186</text:p>
          </table:table-cell>
          <table:table-cell office:value-type="float" office:value="0" calcext:value-type="float">
            <text:p>0</text:p>
          </table:table-cell>
          <table:table-cell office:value-type="float" office:value="123877" calcext:value-type="float">
            <text:p>12387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18868" calcext:value-type="float">
            <text:p>0.00118868</text:p>
          </table:table-cell>
          <table:table-cell office:value-type="float" office:value="0.000899281" calcext:value-type="float">
            <text:p>0.000899281</text:p>
          </table:table-cell>
          <table:table-cell office:value-type="float" office:value="117298" calcext:value-type="float">
            <text:p>11729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33539" calcext:value-type="float">
            <text:p>0.00133539</text:p>
          </table:table-cell>
          <table:table-cell office:value-type="float" office:value="0.000725163" calcext:value-type="float">
            <text:p>0.000725163</text:p>
          </table:table-cell>
          <table:table-cell office:value-type="float" office:value="119419" calcext:value-type="float">
            <text:p>11941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49015" calcext:value-type="float">
            <text:p>0.00149015</text:p>
          </table:table-cell>
          <table:table-cell office:value-type="float" office:value="0" calcext:value-type="float">
            <text:p>0</text:p>
          </table:table-cell>
          <table:table-cell office:value-type="float" office:value="124732" calcext:value-type="float">
            <text:p>12473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00164024" calcext:value-type="float">
            <text:p>0.00164024</text:p>
          </table:table-cell>
          <table:table-cell office:value-type="float" office:value="0.00180314" calcext:value-type="float">
            <text:p>0.00180314</text:p>
          </table:table-cell>
          <table:table-cell office:value-type="float" office:value="0" calcext:value-type="float">
            <text:p>0</text:p>
          </table:table-cell>
          <table:table-cell office:value-type="float" office:value="121581" calcext:value-type="float">
            <text:p>1215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89281" calcext:value-type="float">
            <text:p>0.00189281</text:p>
          </table:table-cell>
          <table:table-cell office:value-type="float" office:value="0" calcext:value-type="float">
            <text:p>0</text:p>
          </table:table-cell>
          <table:table-cell office:value-type="float" office:value="114173" calcext:value-type="float">
            <text:p>11417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96748" calcext:value-type="float">
            <text:p>0.00196748</text:p>
          </table:table-cell>
          <table:table-cell office:value-type="float" office:value="0.00185357" calcext:value-type="float">
            <text:p>0.00185357</text:p>
          </table:table-cell>
          <table:table-cell office:value-type="float" office:value="105358" calcext:value-type="float">
            <text:p>10535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08274" calcext:value-type="float">
            <text:p>0.00208274</text:p>
          </table:table-cell>
          <table:table-cell office:value-type="float" office:value="0.00114318" calcext:value-type="float">
            <text:p>0.00114318</text:p>
          </table:table-cell>
          <table:table-cell office:value-type="float" office:value="106374" calcext:value-type="float">
            <text:p>1063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36723" calcext:value-type="float">
            <text:p>0.00236723</text:p>
          </table:table-cell>
          <table:table-cell office:value-type="float" office:value="0" calcext:value-type="float">
            <text:p>0</text:p>
          </table:table-cell>
          <table:table-cell office:value-type="float" office:value="111710" calcext:value-type="float">
            <text:p>11171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0246787" calcext:value-type="float">
            <text:p>0.00246787</text:p>
          </table:table-cell>
          <table:table-cell/>
          <table:table-cell office:value-type="float" office:value="70583" calcext:value-type="float">
            <text:p>7058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.0020674" calcext:value-type="float">
            <text:p>0.0020674</text:p>
          </table:table-cell>
          <table:table-cell office:value-type="float" office:value="0.00391331" calcext:value-type="float">
            <text:p>0.00391331</text:p>
          </table:table-cell>
          <table:table-cell office:value-type="float" office:value="0.00146812" calcext:value-type="float">
            <text:p>0.00146812</text:p>
          </table:table-cell>
          <table:table-cell office:value-type="float" office:value="106294" calcext:value-type="float">
            <text:p>106294</text:p>
          </table:table-cell>
          <table:table-cell table:formula="of:=AVERAGE([.F22:.F32])" office:value-type="float" office:value="111036.272727273" calcext:value-type="float">
            <text:p>111036.272727273</text:p>
          </table:table-cell>
          <table:table-cell table:style-name="ce2" office:value-type="percentage" office:value="0.03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171839" calcext:value-type="float">
            <text:p>0.00171839</text:p>
          </table:table-cell>
          <table:table-cell office:value-type="float" office:value="0.000674309" calcext:value-type="float">
            <text:p>0.000674309</text:p>
          </table:table-cell>
          <table:table-cell office:value-type="float" office:value="114232" calcext:value-type="float">
            <text:p>11423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04082" calcext:value-type="float">
            <text:p>0.00204082</text:p>
          </table:table-cell>
          <table:table-cell office:value-type="float" office:value="0" calcext:value-type="float">
            <text:p>0</text:p>
          </table:table-cell>
          <table:table-cell office:value-type="float" office:value="113596" calcext:value-type="float">
            <text:p>1135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1361" calcext:value-type="float">
            <text:p>0.0021361</text:p>
          </table:table-cell>
          <table:table-cell office:value-type="float" office:value="0.000381679" calcext:value-type="float">
            <text:p>0.000381679</text:p>
          </table:table-cell>
          <table:table-cell office:value-type="float" office:value="109658" calcext:value-type="float">
            <text:p>10965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17346" calcext:value-type="float">
            <text:p>0.00217346</text:p>
          </table:table-cell>
          <table:table-cell office:value-type="float" office:value="0" calcext:value-type="float">
            <text:p>0</text:p>
          </table:table-cell>
          <table:table-cell office:value-type="float" office:value="110537" calcext:value-type="float">
            <text:p>11053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22379" calcext:value-type="float">
            <text:p>0.00222379</text:p>
          </table:table-cell>
          <table:table-cell office:value-type="float" office:value="0.00152472" calcext:value-type="float">
            <text:p>0.00152472</text:p>
          </table:table-cell>
          <table:table-cell office:value-type="float" office:value="109507" calcext:value-type="float">
            <text:p>109507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178024" calcext:value-type="float">
            <text:p>0.00178024</text:p>
          </table:table-cell>
          <table:table-cell office:value-type="float" office:value="0.00285394" calcext:value-type="float">
            <text:p>0.00285394</text:p>
          </table:table-cell>
          <table:table-cell office:value-type="float" office:value="0" calcext:value-type="float">
            <text:p>0</text:p>
          </table:table-cell>
          <table:table-cell office:value-type="float" office:value="113867" calcext:value-type="float">
            <text:p>1138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289324" calcext:value-type="float">
            <text:p>0.00289324</text:p>
          </table:table-cell>
          <table:table-cell office:value-type="float" office:value="0.000974184" calcext:value-type="float">
            <text:p>0.000974184</text:p>
          </table:table-cell>
          <table:table-cell office:value-type="float" office:value="102438" calcext:value-type="float">
            <text:p>10243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365668" calcext:value-type="float">
            <text:p>0.00365668</text:p>
          </table:table-cell>
          <table:table-cell office:value-type="float" office:value="0.000750188" calcext:value-type="float">
            <text:p>0.000750188</text:p>
          </table:table-cell>
          <table:table-cell office:value-type="float" office:value="107695" calcext:value-type="float">
            <text:p>10769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0371747" calcext:value-type="float">
            <text:p>0.00371747</text:p>
          </table:table-cell>
          <table:table-cell office:value-type="float" office:value="0.000684932" calcext:value-type="float">
            <text:p>0.000684932</text:p>
          </table:table-cell>
          <table:table-cell office:value-type="float" office:value="102582" calcext:value-type="float">
            <text:p>10258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00295802" calcext:value-type="float">
            <text:p>0.00295802</text:p>
          </table:table-cell>
          <table:table-cell office:value-type="float" office:value="0.00489902" calcext:value-type="float">
            <text:p>0.00489902</text:p>
          </table:table-cell>
          <table:table-cell office:value-type="float" office:value="0.000934288" calcext:value-type="float">
            <text:p>0.000934288</text:p>
          </table:table-cell>
          <table:table-cell office:value-type="float" office:value="109531" calcext:value-type="float">
            <text:p>109531</text:p>
          </table:table-cell>
          <table:table-cell table:formula="of:=AVERAGE([.F33:.F42])" office:value-type="float" office:value="109364.3" calcext:value-type="float">
            <text:p>109364.3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00145801" calcext:value-type="float">
            <text:p>0.00145801</text:p>
          </table:table-cell>
          <table:table-cell office:value-type="float" office:value="0.00157795" calcext:value-type="float">
            <text:p>0.00157795</text:p>
          </table:table-cell>
          <table:table-cell office:value-type="float" office:value="0" calcext:value-type="float">
            <text:p>0</text:p>
          </table:table-cell>
          <table:table-cell office:value-type="float" office:value="176348" calcext:value-type="float">
            <text:p>17634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162245" calcext:value-type="float">
            <text:p>0.00162245</text:p>
          </table:table-cell>
          <table:table-cell office:value-type="float" office:value="0" calcext:value-type="float">
            <text:p>0</text:p>
          </table:table-cell>
          <table:table-cell office:value-type="float" office:value="208688" calcext:value-type="float">
            <text:p>20868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00153437" calcext:value-type="float">
            <text:p>0.00153437</text:p>
          </table:table-cell>
          <table:table-cell office:value-type="float" office:value="0.00183504" calcext:value-type="float">
            <text:p>0.00183504</text:p>
          </table:table-cell>
          <table:table-cell office:value-type="float" office:value="0.000353232" calcext:value-type="float">
            <text:p>0.000353232</text:p>
          </table:table-cell>
          <table:table-cell office:value-type="float" office:value="137225" calcext:value-type="float">
            <text:p>1372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27132" calcext:value-type="float">
            <text:p>0.00227132</text:p>
          </table:table-cell>
          <table:table-cell office:value-type="float" office:value="0" calcext:value-type="float">
            <text:p>0</text:p>
          </table:table-cell>
          <table:table-cell office:value-type="float" office:value="200533" calcext:value-type="float">
            <text:p>20053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00233601" calcext:value-type="float">
            <text:p>0.00233601</text:p>
          </table:table-cell>
          <table:table-cell office:value-type="float" office:value="0.00253267" calcext:value-type="float">
            <text:p>0.00253267</text:p>
          </table:table-cell>
          <table:table-cell office:value-type="float" office:value="0" calcext:value-type="float">
            <text:p>0</text:p>
          </table:table-cell>
          <table:table-cell office:value-type="float" office:value="207249" calcext:value-type="float">
            <text:p>2072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54852" calcext:value-type="float">
            <text:p>0.00254852</text:p>
          </table:table-cell>
          <table:table-cell office:value-type="float" office:value="0" calcext:value-type="float">
            <text:p>0</text:p>
          </table:table-cell>
          <table:table-cell office:value-type="float" office:value="159267" calcext:value-type="float">
            <text:p>1592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260626" calcext:value-type="float">
            <text:p>0.00260626</text:p>
          </table:table-cell>
          <table:table-cell office:value-type="float" office:value="0" calcext:value-type="float">
            <text:p>0</text:p>
          </table:table-cell>
          <table:table-cell office:value-type="float" office:value="132462" calcext:value-type="float">
            <text:p>13246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.00174915" calcext:value-type="float">
            <text:p>0.00174915</text:p>
          </table:table-cell>
          <table:table-cell office:value-type="float" office:value="0.00292093" calcext:value-type="float">
            <text:p>0.00292093</text:p>
          </table:table-cell>
          <table:table-cell office:value-type="float" office:value="0" calcext:value-type="float">
            <text:p>0</text:p>
          </table:table-cell>
          <table:table-cell office:value-type="float" office:value="149903" calcext:value-type="float">
            <text:p>14990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386399" calcext:value-type="float">
            <text:p>0.00386399</text:p>
          </table:table-cell>
          <table:table-cell office:value-type="float" office:value="0" calcext:value-type="float">
            <text:p>0</text:p>
          </table:table-cell>
          <table:table-cell office:value-type="float" office:value="152770" calcext:value-type="float">
            <text:p>15277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0395766" calcext:value-type="float">
            <text:p>0.00395766</text:p>
          </table:table-cell>
          <table:table-cell office:value-type="float" office:value="0.00124792" calcext:value-type="float">
            <text:p>0.00124792</text:p>
          </table:table-cell>
          <table:table-cell office:value-type="float" office:value="99215" calcext:value-type="float">
            <text:p>99215</text:p>
          </table:table-cell>
          <table:table-cell table:formula="of:=AVERAGE([.F43:.F52])" office:value-type="float" office:value="162366" calcext:value-type="float">
            <text:p>162366</text:p>
          </table:table-cell>
          <table:table-cell table:style-name="ce2" office:value-type="percentage" office:value="0.07" calcext:value-type="percentage">
            <text:p>7.00%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0265738" calcext:value-type="float">
            <text:p>0.00265738</text:p>
          </table:table-cell>
          <table:table-cell/>
          <table:table-cell office:value-type="float" office:value="117477" calcext:value-type="float">
            <text:p>11747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00420867" calcext:value-type="float">
            <text:p>0.00420867</text:p>
          </table:table-cell>
          <table:table-cell/>
          <table:table-cell office:value-type="float" office:value="129720" calcext:value-type="float">
            <text:p>12972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0320337" calcext:value-type="float">
            <text:p>0.00320337</text:p>
          </table:table-cell>
          <table:table-cell/>
          <table:table-cell office:value-type="float" office:value="112823" calcext:value-type="float">
            <text:p>11282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00174771" calcext:value-type="float">
            <text:p>0.00174771</text:p>
          </table:table-cell>
          <table:table-cell/>
          <table:table-cell office:value-type="float" office:value="122979" calcext:value-type="float">
            <text:p>12297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0.00232423" calcext:value-type="float">
            <text:p>0.00232423</text:p>
          </table:table-cell>
          <table:table-cell/>
          <table:table-cell office:value-type="float" office:value="129402" calcext:value-type="float">
            <text:p>12940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0.00360577" calcext:value-type="float">
            <text:p>0.00360577</text:p>
          </table:table-cell>
          <table:table-cell/>
          <table:table-cell office:value-type="float" office:value="144988" calcext:value-type="float">
            <text:p>14498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.00482599" calcext:value-type="float">
            <text:p>0.00482599</text:p>
          </table:table-cell>
          <table:table-cell/>
          <table:table-cell office:value-type="float" office:value="142467" calcext:value-type="float">
            <text:p>1424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0540774" calcext:value-type="float">
            <text:p>0.000540774</text:p>
          </table:table-cell>
          <table:table-cell table:style-name="Default"/>
          <table:table-cell table:style-name="Default" office:value-type="float" office:value="131007" calcext:value-type="float">
            <text:p>1310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0638842" calcext:value-type="float">
            <text:p>0.000638842</text:p>
          </table:table-cell>
          <table:table-cell table:style-name="Default"/>
          <table:table-cell table:style-name="Default" office:value-type="float" office:value="141047" calcext:value-type="float">
            <text:p>1410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0949968" calcext:value-type="float">
            <text:p>0.000949968</text:p>
          </table:table-cell>
          <table:table-cell table:style-name="Default"/>
          <table:table-cell table:style-name="Default" office:value-type="float" office:value="180092" calcext:value-type="float">
            <text:p>1800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116234" calcext:value-type="float">
            <text:p>0.00116234</text:p>
          </table:table-cell>
          <table:table-cell/>
          <table:table-cell office:value-type="float" office:value="146280" calcext:value-type="float">
            <text:p>1462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126214" calcext:value-type="float">
            <text:p>0.00126214</text:p>
          </table:table-cell>
          <table:table-cell/>
          <table:table-cell office:value-type="float" office:value="137513" calcext:value-type="float">
            <text:p>137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129123" calcext:value-type="float">
            <text:p>0.00129123</text:p>
          </table:table-cell>
          <table:table-cell/>
          <table:table-cell office:value-type="float" office:value="137526" calcext:value-type="float">
            <text:p>1375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136924" calcext:value-type="float">
            <text:p>0.00136924</text:p>
          </table:table-cell>
          <table:table-cell/>
          <table:table-cell office:value-type="float" office:value="137992" calcext:value-type="float">
            <text:p>1379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21946" calcext:value-type="float">
            <text:p>0.00321946</text:p>
          </table:table-cell>
          <table:table-cell/>
          <table:table-cell office:value-type="float" office:value="112167" calcext:value-type="float">
            <text:p>11216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0033022" calcext:value-type="float">
            <text:p>0.0033022</text:p>
          </table:table-cell>
          <table:table-cell/>
          <table:table-cell office:value-type="float" office:value="122230" calcext:value-type="float">
            <text:p>1222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34862" calcext:value-type="float">
            <text:p>0.00334862</text:p>
          </table:table-cell>
          <table:table-cell/>
          <table:table-cell office:value-type="float" office:value="122503" calcext:value-type="float">
            <text:p>1225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47159" calcext:value-type="float">
            <text:p>0.00347159</text:p>
          </table:table-cell>
          <table:table-cell/>
          <table:table-cell office:value-type="float" office:value="109608" calcext:value-type="float">
            <text:p>1096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.00347887" calcext:value-type="float">
            <text:p>0.00347887</text:p>
          </table:table-cell>
          <table:table-cell/>
          <table:table-cell office:value-type="float" office:value="109703" calcext:value-type="float">
            <text:p>1097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60357" calcext:value-type="float">
            <text:p>0.00360357</text:p>
          </table:table-cell>
          <table:table-cell/>
          <table:table-cell office:value-type="float" office:value="129037" calcext:value-type="float">
            <text:p>1290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65741" calcext:value-type="float">
            <text:p>0.00365741</text:p>
          </table:table-cell>
          <table:table-cell/>
          <table:table-cell office:value-type="float" office:value="116783" calcext:value-type="float">
            <text:p>1167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71852" calcext:value-type="float">
            <text:p>0.00371852</text:p>
          </table:table-cell>
          <table:table-cell/>
          <table:table-cell office:value-type="float" office:value="102358" calcext:value-type="float">
            <text:p>1023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86963" calcext:value-type="float">
            <text:p>0.00386963</text:p>
          </table:table-cell>
          <table:table-cell/>
          <table:table-cell office:value-type="float" office:value="136719" calcext:value-type="float">
            <text:p>136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91366" calcext:value-type="float">
            <text:p>0.00391366</text:p>
          </table:table-cell>
          <table:table-cell/>
          <table:table-cell office:value-type="float" office:value="106816" calcext:value-type="float">
            <text:p>1068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395155" calcext:value-type="float">
            <text:p>0.00395155</text:p>
          </table:table-cell>
          <table:table-cell/>
          <table:table-cell office:value-type="float" office:value="102055" calcext:value-type="float">
            <text:p>102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20438" calcext:value-type="float">
            <text:p>0.00420438</text:p>
          </table:table-cell>
          <table:table-cell/>
          <table:table-cell office:value-type="float" office:value="129334" calcext:value-type="float">
            <text:p>1293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20733" calcext:value-type="float">
            <text:p>0.00420733</text:p>
          </table:table-cell>
          <table:table-cell/>
          <table:table-cell office:value-type="float" office:value="129358" calcext:value-type="float">
            <text:p>1293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58252" calcext:value-type="float">
            <text:p>0.00458252</text:p>
          </table:table-cell>
          <table:table-cell/>
          <table:table-cell office:value-type="float" office:value="150269" calcext:value-type="float">
            <text:p>1502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5835" calcext:value-type="float">
            <text:p>0.0045835</text:p>
          </table:table-cell>
          <table:table-cell/>
          <table:table-cell office:value-type="float" office:value="150173" calcext:value-type="float">
            <text:p>1501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58716" calcext:value-type="float">
            <text:p>0.00458716</text:p>
          </table:table-cell>
          <table:table-cell/>
          <table:table-cell office:value-type="float" office:value="140834" calcext:value-type="float">
            <text:p>1408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82167" calcext:value-type="float">
            <text:p>0.00482167</text:p>
          </table:table-cell>
          <table:table-cell/>
          <table:table-cell office:value-type="float" office:value="142411" calcext:value-type="float">
            <text:p>1424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82618" calcext:value-type="float">
            <text:p>0.00482618</text:p>
          </table:table-cell>
          <table:table-cell/>
          <table:table-cell office:value-type="float" office:value="142026" calcext:value-type="float">
            <text:p>142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89349" calcext:value-type="float">
            <text:p>0.00489349</text:p>
          </table:table-cell>
          <table:table-cell/>
          <table:table-cell office:value-type="float" office:value="130036" calcext:value-type="float">
            <text:p>1300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00489539" calcext:value-type="float">
            <text:p>0.00489539</text:p>
          </table:table-cell>
          <table:table-cell/>
          <table:table-cell office:value-type="float" office:value="135671" calcext:value-type="float">
            <text:p>1356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01846" calcext:value-type="float">
            <text:p>0.00501846</text:p>
          </table:table-cell>
          <table:table-cell table:style-name="Default"/>
          <table:table-cell table:style-name="Default" office:value-type="float" office:value="167535" calcext:value-type="float">
            <text:p>1675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12253" calcext:value-type="float">
            <text:p>0.00512253</text:p>
          </table:table-cell>
          <table:table-cell table:style-name="Default"/>
          <table:table-cell table:style-name="Default" office:value-type="float" office:value="196588" calcext:value-type="float">
            <text:p>1965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58932" calcext:value-type="float">
            <text:p>0.00558932</text:p>
          </table:table-cell>
          <table:table-cell table:style-name="Default"/>
          <table:table-cell table:style-name="Default" office:value-type="float" office:value="194236" calcext:value-type="float">
            <text:p>19423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Default" office:value-type="float" office:value="0.00579793" calcext:value-type="float">
            <text:p>0.00579793</text:p>
          </table:table-cell>
          <table:table-cell table:style-name="Default"/>
          <table:table-cell table:style-name="Default" office:value-type="float" office:value="152404" calcext:value-type="float">
            <text:p>1524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79793" calcext:value-type="float">
            <text:p>0.00579793</text:p>
          </table:table-cell>
          <table:table-cell table:style-name="Default"/>
          <table:table-cell table:style-name="Default" office:value-type="float" office:value="152404" calcext:value-type="float">
            <text:p>1524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84523" calcext:value-type="float">
            <text:p>0.00584523</text:p>
          </table:table-cell>
          <table:table-cell table:style-name="Default"/>
          <table:table-cell table:style-name="Default" office:value-type="float" office:value="196357" calcext:value-type="float">
            <text:p>1963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596647" calcext:value-type="float">
            <text:p>0.00596647</text:p>
          </table:table-cell>
          <table:table-cell table:style-name="Default"/>
          <table:table-cell table:style-name="Default" office:value-type="float" office:value="197258" calcext:value-type="float">
            <text:p>1972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01973" calcext:value-type="float">
            <text:p>0.00601973</text:p>
          </table:table-cell>
          <table:table-cell table:style-name="Default"/>
          <table:table-cell table:style-name="Default" office:value-type="float" office:value="197948" calcext:value-type="float">
            <text:p>1979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27344" calcext:value-type="float">
            <text:p>0.00627344</text:p>
          </table:table-cell>
          <table:table-cell table:style-name="Default"/>
          <table:table-cell table:style-name="Default" office:value-type="float" office:value="198346" calcext:value-type="float">
            <text:p>1983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37996" calcext:value-type="float">
            <text:p>0.00637996</text:p>
          </table:table-cell>
          <table:table-cell table:style-name="Default"/>
          <table:table-cell table:style-name="Default" office:value-type="float" office:value="200739" calcext:value-type="float">
            <text:p>2007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40236" calcext:value-type="float">
            <text:p>0.00640236</text:p>
          </table:table-cell>
          <table:table-cell table:style-name="Default"/>
          <table:table-cell table:style-name="Default" office:value-type="float" office:value="191133" calcext:value-type="float">
            <text:p>1911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40236" calcext:value-type="float">
            <text:p>0.00640236</text:p>
          </table:table-cell>
          <table:table-cell table:style-name="Default"/>
          <table:table-cell table:style-name="Default" office:value-type="float" office:value="191133" calcext:value-type="float">
            <text:p>1911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55194" calcext:value-type="float">
            <text:p>0.00655194</text:p>
          </table:table-cell>
          <table:table-cell table:style-name="Default"/>
          <table:table-cell table:style-name="Default" office:value-type="float" office:value="197346" calcext:value-type="float">
            <text:p>19734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Default" office:value-type="float" office:value="0.00660527" calcext:value-type="float">
            <text:p>0.00660527</text:p>
          </table:table-cell>
          <table:table-cell table:style-name="Default"/>
          <table:table-cell table:style-name="Default" office:value-type="float" office:value="214752" calcext:value-type="float">
            <text:p>214752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office:value-type="float" office:value="0.00670067" calcext:value-type="float">
            <text:p>0.00670067</text:p>
          </table:table-cell>
          <table:table-cell table:style-name="Default"/>
          <table:table-cell table:style-name="Default" office:value-type="float" office:value="219382" calcext:value-type="float">
            <text:p>2193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73405" calcext:value-type="float">
            <text:p>0.00673405</text:p>
          </table:table-cell>
          <table:table-cell table:style-name="Default"/>
          <table:table-cell table:style-name="Default" office:value-type="float" office:value="199370" calcext:value-type="float">
            <text:p>19937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80364" calcext:value-type="float">
            <text:p>0.00680364</text:p>
          </table:table-cell>
          <table:table-cell table:style-name="Default"/>
          <table:table-cell table:style-name="Default" office:value-type="float" office:value="201036" calcext:value-type="float">
            <text:p>2010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689023" calcext:value-type="float">
            <text:p>0.00689023</text:p>
          </table:table-cell>
          <table:table-cell table:style-name="Default"/>
          <table:table-cell table:style-name="Default" office:value-type="float" office:value="201924" calcext:value-type="float">
            <text:p>2019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06312" calcext:value-type="float">
            <text:p>0.00706312</text:p>
          </table:table-cell>
          <table:table-cell table:style-name="Default"/>
          <table:table-cell table:style-name="Default" office:value-type="float" office:value="201983" calcext:value-type="float">
            <text:p>2019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15693" calcext:value-type="float">
            <text:p>0.00715693</text:p>
          </table:table-cell>
          <table:table-cell table:style-name="Default"/>
          <table:table-cell table:style-name="Default" office:value-type="float" office:value="202197" calcext:value-type="float">
            <text:p>2021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19033" calcext:value-type="float">
            <text:p>0.00719033</text:p>
          </table:table-cell>
          <table:table-cell table:style-name="Default"/>
          <table:table-cell table:style-name="Default" office:value-type="float" office:value="202537" calcext:value-type="float">
            <text:p>2025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25913" calcext:value-type="float">
            <text:p>0.00725913</text:p>
          </table:table-cell>
          <table:table-cell table:style-name="Default"/>
          <table:table-cell table:style-name="Default" office:value-type="float" office:value="202907" calcext:value-type="float">
            <text:p>2029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30547" calcext:value-type="float">
            <text:p>0.00730547</text:p>
          </table:table-cell>
          <table:table-cell table:style-name="Default"/>
          <table:table-cell table:style-name="Default" office:value-type="float" office:value="225103" calcext:value-type="float">
            <text:p>2251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44936" calcext:value-type="float">
            <text:p>0.00744936</text:p>
          </table:table-cell>
          <table:table-cell table:style-name="Default"/>
          <table:table-cell table:style-name="Default" office:value-type="float" office:value="213951" calcext:value-type="float">
            <text:p>2139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49357" calcext:value-type="float">
            <text:p>0.00749357</text:p>
          </table:table-cell>
          <table:table-cell table:style-name="Default"/>
          <table:table-cell table:style-name="Default" office:value-type="float" office:value="215975" calcext:value-type="float">
            <text:p>2159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51937" calcext:value-type="float">
            <text:p>0.00751937</text:p>
          </table:table-cell>
          <table:table-cell table:style-name="Default"/>
          <table:table-cell table:style-name="Default" office:value-type="float" office:value="219753" calcext:value-type="float">
            <text:p>2197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 office:value-type="float" office:value="0.00768847" calcext:value-type="float">
            <text:p>0.00768847</text:p>
          </table:table-cell>
          <table:table-cell table:style-name="Default"/>
          <table:table-cell table:style-name="Default" office:value-type="float" office:value="143304" calcext:value-type="float">
            <text:p>14330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Default" office:value-type="float" office:value="0.00794975" calcext:value-type="float">
            <text:p>0.00794975</text:p>
          </table:table-cell>
          <table:table-cell table:style-name="Default"/>
          <table:table-cell table:style-name="Default" office:value-type="float" office:value="199206" calcext:value-type="float">
            <text:p>1992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797195" calcext:value-type="float">
            <text:p>0.00797195</text:p>
          </table:table-cell>
          <table:table-cell table:style-name="Default"/>
          <table:table-cell table:style-name="Default" office:value-type="float" office:value="229846" calcext:value-type="float">
            <text:p>2298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43945" calcext:value-type="float">
            <text:p>0.00843945</text:p>
          </table:table-cell>
          <table:table-cell table:style-name="Default"/>
          <table:table-cell table:style-name="Default" office:value-type="float" office:value="237369" calcext:value-type="float">
            <text:p>237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46378" calcext:value-type="float">
            <text:p>0.00846378</text:p>
          </table:table-cell>
          <table:table-cell table:style-name="Default"/>
          <table:table-cell table:style-name="Default" office:value-type="float" office:value="236948" calcext:value-type="float">
            <text:p>2369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53764" calcext:value-type="float">
            <text:p>0.00853764</text:p>
          </table:table-cell>
          <table:table-cell table:style-name="Default"/>
          <table:table-cell table:style-name="Default" office:value-type="float" office:value="238641" calcext:value-type="float">
            <text:p>2386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71932" calcext:value-type="float">
            <text:p>0.00871932</text:p>
          </table:table-cell>
          <table:table-cell table:style-name="Default"/>
          <table:table-cell table:style-name="Default" office:value-type="float" office:value="241936" calcext:value-type="float">
            <text:p>2419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73465" calcext:value-type="float">
            <text:p>0.00873465</text:p>
          </table:table-cell>
          <table:table-cell table:style-name="Default"/>
          <table:table-cell table:style-name="Default" office:value-type="float" office:value="247459" calcext:value-type="float">
            <text:p>2474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83966" calcext:value-type="float">
            <text:p>0.00883966</text:p>
          </table:table-cell>
          <table:table-cell table:style-name="Default"/>
          <table:table-cell table:style-name="Default" office:value-type="float" office:value="279349" calcext:value-type="float">
            <text:p>2793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89863" calcext:value-type="float">
            <text:p>0.00889863</text:p>
          </table:table-cell>
          <table:table-cell table:style-name="Default"/>
          <table:table-cell table:style-name="Default" office:value-type="float" office:value="284615" calcext:value-type="float">
            <text:p>28461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Default" office:value-type="float" office:value="0.00890891" calcext:value-type="float">
            <text:p>0.00890891</text:p>
          </table:table-cell>
          <table:table-cell table:style-name="Default"/>
          <table:table-cell table:style-name="Default" office:value-type="float" office:value="257505" calcext:value-type="float">
            <text:p>257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894312" calcext:value-type="float">
            <text:p>0.00894312</text:p>
          </table:table-cell>
          <table:table-cell table:style-name="Default"/>
          <table:table-cell table:style-name="Default" office:value-type="float" office:value="289146" calcext:value-type="float">
            <text:p>28914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office:value-type="float" office:value="0.00907425" calcext:value-type="float">
            <text:p>0.00907425</text:p>
          </table:table-cell>
          <table:table-cell table:style-name="Default"/>
          <table:table-cell table:style-name="Default" office:value-type="float" office:value="260143" calcext:value-type="float">
            <text:p>2601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916723" calcext:value-type="float">
            <text:p>0.00916723</text:p>
          </table:table-cell>
          <table:table-cell table:style-name="Default"/>
          <table:table-cell table:style-name="Default" office:value-type="float" office:value="285397" calcext:value-type="float">
            <text:p>2853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945632" calcext:value-type="float">
            <text:p>0.00945632</text:p>
          </table:table-cell>
          <table:table-cell table:style-name="Default"/>
          <table:table-cell table:style-name="Default" office:value-type="float" office:value="286173" calcext:value-type="float">
            <text:p>2861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951364" calcext:value-type="float">
            <text:p>0.00951364</text:p>
          </table:table-cell>
          <table:table-cell table:style-name="Default"/>
          <table:table-cell table:style-name="Default" office:value-type="float" office:value="285618" calcext:value-type="float">
            <text:p>28561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office:value-type="float" office:value="0.00974506" calcext:value-type="float">
            <text:p>0.00974506</text:p>
          </table:table-cell>
          <table:table-cell table:style-name="Default"/>
          <table:table-cell table:style-name="Default" office:value-type="float" office:value="295812" calcext:value-type="float">
            <text:p>2958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991375" calcext:value-type="float">
            <text:p>0.00991375</text:p>
          </table:table-cell>
          <table:table-cell table:style-name="Default"/>
          <table:table-cell table:style-name="Default" office:value-type="float" office:value="294633" calcext:value-type="float">
            <text:p>2946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0.00997583" calcext:value-type="float">
            <text:p>0.00997583</text:p>
          </table:table-cell>
          <table:table-cell table:style-name="Default"/>
          <table:table-cell table:style-name="Default" office:value-type="float" office:value="300541" calcext:value-type="float">
            <text:p>300541</text:p>
          </table:table-cell>
          <table:table-cell table:number-columns-repeated="5"/>
        </table:table-row>
      </table:table>
      <table:table table:name="L457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number-columns-repeated="3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_min before switching</text:p>
          </table:table-cell>
          <table:table-cell table:style-name="Default" office:value-type="string" calcext:value-type="string">
            <text:p>R_switch</text:p>
          </table:table-cell>
          <table:table-cell office:value-type="string" calcext:value-type="string">
            <text:p>R_min after switching</text:p>
          </table:table-cell>
          <table:table-cell office:value-type="string" calcext:value-type="string">
            <text:p>Obs</text:p>
          </table:table-cell>
          <table:table-cell table:number-columns-repeated="2"/>
          <table:table-cell office:value-type="string" calcext:value-type="string">
            <text:p>0.000 – 0.001</text:p>
          </table:table-cell>
          <table:table-cell table:formula="of:=AVERAGE([.E2:.E14])" office:value-type="float" office:value="83839.8461538462" calcext:value-type="float">
            <text:p>83839.8461538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8554" calcext:value-type="float">
            <text:p>88554</text:p>
          </table:table-cell>
          <table:table-cell table:number-columns-repeated="2"/>
          <table:table-cell office:value-type="string" calcext:value-type="string">
            <text:p>0.001 – 0.002</text:p>
          </table:table-cell>
          <table:table-cell table:formula="of:=AVERAGE([.E15:.E34])" office:value-type="float" office:value="72713.85" calcext:value-type="float">
            <text:p>72713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9562" calcext:value-type="float">
            <text:p>89562</text:p>
          </table:table-cell>
          <table:table-cell table:number-columns-repeated="2"/>
          <table:table-cell office:value-type="string" calcext:value-type="string">
            <text:p>0.002 – 0.003</text:p>
          </table:table-cell>
          <table:table-cell table:formula="of:=AVERAGE([.E35:.E49])" office:value-type="float" office:value="70304.3333333333" calcext:value-type="float">
            <text:p>70304.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4236" calcext:value-type="float">
            <text:p>84236</text:p>
          </table:table-cell>
          <table:table-cell table:number-columns-repeated="2"/>
          <table:table-cell office:value-type="string" calcext:value-type="string">
            <text:p>0.003 – 0.004</text:p>
          </table:table-cell>
          <table:table-cell table:formula="of:=AVERAGE([.E50:.E64])" office:value-type="float" office:value="62986.4666666667" calcext:value-type="float">
            <text:p>62986.4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8697" calcext:value-type="float">
            <text:p>88697</text:p>
          </table:table-cell>
          <table:table-cell table:number-columns-repeated="2"/>
          <table:table-cell office:value-type="string" calcext:value-type="string">
            <text:p>0.004 – 0.005</text:p>
          </table:table-cell>
          <table:table-cell table:formula="of:=AVERAGE([.E65:.E79])" office:value-type="float" office:value="68613.1333333333" calcext:value-type="float">
            <text:p>68613.1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4693" calcext:value-type="float">
            <text:p>84693</text:p>
          </table:table-cell>
          <table:table-cell table:number-columns-repeated="2"/>
          <table:table-cell office:value-type="string" calcext:value-type="string">
            <text:p>0.005 – 0.006</text:p>
          </table:table-cell>
          <table:table-cell table:formula="of:=AVERAGE([.E80:.E94])" office:value-type="float" office:value="77708.9333333333" calcext:value-type="float">
            <text:p>77708.9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9235" calcext:value-type="float">
            <text:p>79235</text:p>
          </table:table-cell>
          <table:table-cell table:number-columns-repeated="2"/>
          <table:table-cell office:value-type="string" calcext:value-type="string">
            <text:p>0.006 – 0.007</text:p>
          </table:table-cell>
          <table:table-cell table:formula="of:=AVERAGE([.E95:.E111])" office:value-type="float" office:value="83833.7058823529" calcext:value-type="float">
            <text:p>83833.7058823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8963" calcext:value-type="float">
            <text:p>78963</text:p>
          </table:table-cell>
          <table:table-cell table:number-columns-repeated="2"/>
          <table:table-cell office:value-type="string" calcext:value-type="string">
            <text:p>0.007 – 0.008</text:p>
          </table:table-cell>
          <table:table-cell table:formula="of:=AVERAGE([.E112:.E122])" office:value-type="float" office:value="91367.2727272727" calcext:value-type="float">
            <text:p>91367.272727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9641" calcext:value-type="float">
            <text:p>79641</text:p>
          </table:table-cell>
          <table:table-cell table:number-columns-repeated="2"/>
          <table:table-cell office:value-type="string" calcext:value-type="string">
            <text:p>0.008 – 0.009</text:p>
          </table:table-cell>
          <table:table-cell table:formula="of:=AVERAGE([.E123:.E132])" office:value-type="float" office:value="115450.7" calcext:value-type="float">
            <text:p>11545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3179" calcext:value-type="float">
            <text:p>93179</text:p>
          </table:table-cell>
          <table:table-cell table:number-columns-repeated="2"/>
          <table:table-cell office:value-type="string" calcext:value-type="string">
            <text:p>0.009 – 0.01</text:p>
          </table:table-cell>
          <table:table-cell table:formula="of:=AVERAGE([.E133:.E147])" office:value-type="float" office:value="131065.866666667" calcext:value-type="float">
            <text:p>131065.8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420" calcext:value-type="float">
            <text:p>724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0540774" calcext:value-type="float">
            <text:p>0.000540774</text:p>
          </table:table-cell>
          <table:table-cell/>
          <table:table-cell office:value-type="float" office:value="83462" calcext:value-type="float">
            <text:p>834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0638842" calcext:value-type="float">
            <text:p>0.000638842</text:p>
          </table:table-cell>
          <table:table-cell/>
          <table:table-cell office:value-type="float" office:value="79841" calcext:value-type="float">
            <text:p>798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0949968" calcext:value-type="float">
            <text:p>0.000949968</text:p>
          </table:table-cell>
          <table:table-cell/>
          <table:table-cell office:value-type="float" office:value="87435" calcext:value-type="float">
            <text:p>8743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01675" calcext:value-type="float">
            <text:p>0.00101675</text:p>
          </table:table-cell>
          <table:table-cell/>
          <table:table-cell office:value-type="float" office:value="75611" calcext:value-type="float">
            <text:p>756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14641" calcext:value-type="float">
            <text:p>0.00114641</text:p>
          </table:table-cell>
          <table:table-cell/>
          <table:table-cell office:value-type="float" office:value="74513" calcext:value-type="float">
            <text:p>745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15452" calcext:value-type="float">
            <text:p>0.00115452</text:p>
          </table:table-cell>
          <table:table-cell/>
          <table:table-cell office:value-type="float" office:value="74179" calcext:value-type="float">
            <text:p>741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17634" calcext:value-type="float">
            <text:p>0.00117634</text:p>
          </table:table-cell>
          <table:table-cell/>
          <table:table-cell office:value-type="float" office:value="75310" calcext:value-type="float">
            <text:p>753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18139" calcext:value-type="float">
            <text:p>0.00118139</text:p>
          </table:table-cell>
          <table:table-cell/>
          <table:table-cell office:value-type="float" office:value="72360" calcext:value-type="float">
            <text:p>723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24291" calcext:value-type="float">
            <text:p>0.00124291</text:p>
          </table:table-cell>
          <table:table-cell/>
          <table:table-cell office:value-type="float" office:value="71026" calcext:value-type="float">
            <text:p>710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27395" calcext:value-type="float">
            <text:p>0.00127395</text:p>
          </table:table-cell>
          <table:table-cell/>
          <table:table-cell office:value-type="float" office:value="72034" calcext:value-type="float">
            <text:p>720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34627" calcext:value-type="float">
            <text:p>0.00134627</text:p>
          </table:table-cell>
          <table:table-cell/>
          <table:table-cell office:value-type="float" office:value="77561" calcext:value-type="float">
            <text:p>775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34673" calcext:value-type="float">
            <text:p>0.00134673</text:p>
          </table:table-cell>
          <table:table-cell/>
          <table:table-cell office:value-type="float" office:value="70023" calcext:value-type="float">
            <text:p>700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43546" calcext:value-type="float">
            <text:p>0.00143546</text:p>
          </table:table-cell>
          <table:table-cell/>
          <table:table-cell office:value-type="float" office:value="64531" calcext:value-type="float">
            <text:p>645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57327" calcext:value-type="float">
            <text:p>0.00157327</text:p>
          </table:table-cell>
          <table:table-cell/>
          <table:table-cell office:value-type="float" office:value="79124" calcext:value-type="float">
            <text:p>791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57795" calcext:value-type="float">
            <text:p>0.00157795</text:p>
          </table:table-cell>
          <table:table-cell/>
          <table:table-cell office:value-type="float" office:value="75063" calcext:value-type="float">
            <text:p>7506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62245" calcext:value-type="float">
            <text:p>0.00162245</text:p>
          </table:table-cell>
          <table:table-cell/>
          <table:table-cell office:value-type="float" office:value="79456" calcext:value-type="float">
            <text:p>794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70348" calcext:value-type="float">
            <text:p>0.00170348</text:p>
          </table:table-cell>
          <table:table-cell/>
          <table:table-cell office:value-type="float" office:value="69573" calcext:value-type="float">
            <text:p>695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172576" calcext:value-type="float">
            <text:p>0.00172576</text:p>
          </table:table-cell>
          <table:table-cell/>
          <table:table-cell office:value-type="float" office:value="62379" calcext:value-type="float">
            <text:p>623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83442" calcext:value-type="float">
            <text:p>0.00183442</text:p>
          </table:table-cell>
          <table:table-cell/>
          <table:table-cell office:value-type="float" office:value="66421" calcext:value-type="float">
            <text:p>6642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83504" calcext:value-type="float">
            <text:p>0.00183504</text:p>
          </table:table-cell>
          <table:table-cell/>
          <table:table-cell office:value-type="float" office:value="80661" calcext:value-type="float">
            <text:p>806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83879" calcext:value-type="float">
            <text:p>0.00183879</text:p>
          </table:table-cell>
          <table:table-cell/>
          <table:table-cell office:value-type="float" office:value="68713" calcext:value-type="float">
            <text:p>687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87389" calcext:value-type="float">
            <text:p>0.00187389</text:p>
          </table:table-cell>
          <table:table-cell/>
          <table:table-cell office:value-type="float" office:value="75179" calcext:value-type="float">
            <text:p>751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96583" calcext:value-type="float">
            <text:p>0.00196583</text:p>
          </table:table-cell>
          <table:table-cell/>
          <table:table-cell office:value-type="float" office:value="70560" calcext:value-type="float">
            <text:p>705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201676" calcext:value-type="float">
            <text:p>0.00201676</text:p>
          </table:table-cell>
          <table:table-cell/>
          <table:table-cell office:value-type="float" office:value="77820" calcext:value-type="float">
            <text:p>778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02576" calcext:value-type="float">
            <text:p>0.00202576</text:p>
          </table:table-cell>
          <table:table-cell/>
          <table:table-cell office:value-type="float" office:value="61376" calcext:value-type="float">
            <text:p>613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03572" calcext:value-type="float">
            <text:p>0.00203572</text:p>
          </table:table-cell>
          <table:table-cell/>
          <table:table-cell office:value-type="float" office:value="63753" calcext:value-type="float">
            <text:p>6375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12573" calcext:value-type="float">
            <text:p>0.00212573</text:p>
          </table:table-cell>
          <table:table-cell/>
          <table:table-cell office:value-type="float" office:value="66479" calcext:value-type="float">
            <text:p>664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23657" calcext:value-type="float">
            <text:p>0.00223657</text:p>
          </table:table-cell>
          <table:table-cell/>
          <table:table-cell office:value-type="float" office:value="68136" calcext:value-type="float">
            <text:p>681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27132" calcext:value-type="float">
            <text:p>0.00227132</text:p>
          </table:table-cell>
          <table:table-cell/>
          <table:table-cell office:value-type="float" office:value="75697" calcext:value-type="float">
            <text:p>7569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27635" calcext:value-type="float">
            <text:p>0.00227635</text:p>
          </table:table-cell>
          <table:table-cell/>
          <table:table-cell office:value-type="float" office:value="60894" calcext:value-type="float">
            <text:p>6089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33563" calcext:value-type="float">
            <text:p>0.00233563</text:p>
          </table:table-cell>
          <table:table-cell/>
          <table:table-cell office:value-type="float" office:value="66571" calcext:value-type="float">
            <text:p>66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42572" calcext:value-type="float">
            <text:p>0.00242572</text:p>
          </table:table-cell>
          <table:table-cell/>
          <table:table-cell office:value-type="float" office:value="70591" calcext:value-type="float">
            <text:p>7059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53267" calcext:value-type="float">
            <text:p>0.00253267</text:p>
          </table:table-cell>
          <table:table-cell/>
          <table:table-cell office:value-type="float" office:value="73164" calcext:value-type="float">
            <text:p>731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54852" calcext:value-type="float">
            <text:p>0.00254852</text:p>
          </table:table-cell>
          <table:table-cell/>
          <table:table-cell office:value-type="float" office:value="77913" calcext:value-type="float">
            <text:p>779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60626" calcext:value-type="float">
            <text:p>0.00260626</text:p>
          </table:table-cell>
          <table:table-cell/>
          <table:table-cell office:value-type="float" office:value="81346" calcext:value-type="float">
            <text:p>813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85394" calcext:value-type="float">
            <text:p>0.00285394</text:p>
          </table:table-cell>
          <table:table-cell/>
          <table:table-cell office:value-type="float" office:value="66140" calcext:value-type="float">
            <text:p>661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89324" calcext:value-type="float">
            <text:p>0.00289324</text:p>
          </table:table-cell>
          <table:table-cell/>
          <table:table-cell office:value-type="float" office:value="60023" calcext:value-type="float">
            <text:p>6002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92093" calcext:value-type="float">
            <text:p>0.00292093</text:p>
          </table:table-cell>
          <table:table-cell/>
          <table:table-cell office:value-type="float" office:value="84662" calcext:value-type="float">
            <text:p>846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365668" calcext:value-type="float">
            <text:p>0.00365668</text:p>
          </table:table-cell>
          <table:table-cell/>
          <table:table-cell office:value-type="float" office:value="58346" calcext:value-type="float">
            <text:p>583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371747" calcext:value-type="float">
            <text:p>0.00371747</text:p>
          </table:table-cell>
          <table:table-cell/>
          <table:table-cell office:value-type="float" office:value="55434" calcext:value-type="float">
            <text:p>554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386399" calcext:value-type="float">
            <text:p>0.00386399</text:p>
          </table:table-cell>
          <table:table-cell/>
          <table:table-cell office:value-type="float" office:value="76513" calcext:value-type="float">
            <text:p>765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9465" calcext:value-type="float">
            <text:p>0.00389465</text:p>
          </table:table-cell>
          <table:table-cell/>
          <table:table-cell office:value-type="float" office:value="60395" calcext:value-type="float">
            <text:p>603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9467" calcext:value-type="float">
            <text:p>0.00319467</text:p>
          </table:table-cell>
          <table:table-cell/>
          <table:table-cell office:value-type="float" office:value="54313" calcext:value-type="float">
            <text:p>543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13549" calcext:value-type="float">
            <text:p>0.00313549</text:p>
          </table:table-cell>
          <table:table-cell/>
          <table:table-cell office:value-type="float" office:value="79016" calcext:value-type="float">
            <text:p>790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13489" calcext:value-type="float">
            <text:p>0.00313489</text:p>
          </table:table-cell>
          <table:table-cell/>
          <table:table-cell office:value-type="float" office:value="63349" calcext:value-type="float">
            <text:p>633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56479" calcext:value-type="float">
            <text:p>0.00356479</text:p>
          </table:table-cell>
          <table:table-cell/>
          <table:table-cell office:value-type="float" office:value="60334" calcext:value-type="float">
            <text:p>603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35715" calcext:value-type="float">
            <text:p>0.00335715</text:p>
          </table:table-cell>
          <table:table-cell/>
          <table:table-cell office:value-type="float" office:value="51370" calcext:value-type="float">
            <text:p>513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56791" calcext:value-type="float">
            <text:p>0.00356791</text:p>
          </table:table-cell>
          <table:table-cell/>
          <table:table-cell office:value-type="float" office:value="75344" calcext:value-type="float">
            <text:p>753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03467" calcext:value-type="float">
            <text:p>0.00303467</text:p>
          </table:table-cell>
          <table:table-cell/>
          <table:table-cell office:value-type="float" office:value="68319" calcext:value-type="float">
            <text:p>683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53064" calcext:value-type="float">
            <text:p>0.00353064</text:p>
          </table:table-cell>
          <table:table-cell/>
          <table:table-cell office:value-type="float" office:value="61379" calcext:value-type="float">
            <text:p>613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03471" calcext:value-type="float">
            <text:p>0.00303471</text:p>
          </table:table-cell>
          <table:table-cell/>
          <table:table-cell office:value-type="float" office:value="57343" calcext:value-type="float">
            <text:p>573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361031" calcext:value-type="float">
            <text:p>0.00361031</text:p>
          </table:table-cell>
          <table:table-cell/>
          <table:table-cell office:value-type="float" office:value="51034" calcext:value-type="float">
            <text:p>510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395766" calcext:value-type="float">
            <text:p>0.00395766</text:p>
          </table:table-cell>
          <table:table-cell/>
          <table:table-cell office:value-type="float" office:value="72308" calcext:value-type="float">
            <text:p>723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01346" calcext:value-type="float">
            <text:p>0.00401346</text:p>
          </table:table-cell>
          <table:table-cell/>
          <table:table-cell office:value-type="float" office:value="75316" calcext:value-type="float">
            <text:p>753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3495" calcext:value-type="float">
            <text:p>0.00413495</text:p>
          </table:table-cell>
          <table:table-cell/>
          <table:table-cell office:value-type="float" office:value="79461" calcext:value-type="float">
            <text:p>794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22356" calcext:value-type="float">
            <text:p>0.00422356</text:p>
          </table:table-cell>
          <table:table-cell/>
          <table:table-cell office:value-type="float" office:value="59731" calcext:value-type="float">
            <text:p>597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34683" calcext:value-type="float">
            <text:p>0.00434683</text:p>
          </table:table-cell>
          <table:table-cell/>
          <table:table-cell office:value-type="float" office:value="59931" calcext:value-type="float">
            <text:p>599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46821" calcext:value-type="float">
            <text:p>0.00446821</text:p>
          </table:table-cell>
          <table:table-cell/>
          <table:table-cell office:value-type="float" office:value="70234" calcext:value-type="float">
            <text:p>702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03468" calcext:value-type="float">
            <text:p>0.00403468</text:p>
          </table:table-cell>
          <table:table-cell/>
          <table:table-cell office:value-type="float" office:value="68314" calcext:value-type="float">
            <text:p>683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50369" calcext:value-type="float">
            <text:p>0.00450369</text:p>
          </table:table-cell>
          <table:table-cell/>
          <table:table-cell office:value-type="float" office:value="69143" calcext:value-type="float">
            <text:p>691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61381" calcext:value-type="float">
            <text:p>0.00461381</text:p>
          </table:table-cell>
          <table:table-cell/>
          <table:table-cell office:value-type="float" office:value="62564" calcext:value-type="float">
            <text:p>625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43861" calcext:value-type="float">
            <text:p>0.00443861</text:p>
          </table:table-cell>
          <table:table-cell/>
          <table:table-cell office:value-type="float" office:value="60137" calcext:value-type="float">
            <text:p>6013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83468" calcext:value-type="float">
            <text:p>0.00483468</text:p>
          </table:table-cell>
          <table:table-cell/>
          <table:table-cell office:value-type="float" office:value="65377" calcext:value-type="float">
            <text:p>653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91346" calcext:value-type="float">
            <text:p>0.00491346</text:p>
          </table:table-cell>
          <table:table-cell/>
          <table:table-cell office:value-type="float" office:value="68916" calcext:value-type="float">
            <text:p>689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43693" calcext:value-type="float">
            <text:p>0.00443693</text:p>
          </table:table-cell>
          <table:table-cell/>
          <table:table-cell office:value-type="float" office:value="68149" calcext:value-type="float">
            <text:p>68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53719" calcext:value-type="float">
            <text:p>0.00453719</text:p>
          </table:table-cell>
          <table:table-cell/>
          <table:table-cell office:value-type="float" office:value="69176" calcext:value-type="float">
            <text:p>69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402346" calcext:value-type="float">
            <text:p>0.00402346</text:p>
          </table:table-cell>
          <table:table-cell/>
          <table:table-cell office:value-type="float" office:value="77813" calcext:value-type="float">
            <text:p>7781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489902" calcext:value-type="float">
            <text:p>0.00489902</text:p>
          </table:table-cell>
          <table:table-cell/>
          <table:table-cell office:value-type="float" office:value="74935" calcext:value-type="float">
            <text:p>749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501643" calcext:value-type="float">
            <text:p>0.00501643</text:p>
          </table:table-cell>
          <table:table-cell/>
          <table:table-cell office:value-type="float" office:value="79543" calcext:value-type="float">
            <text:p>795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513468" calcext:value-type="float">
            <text:p>0.00513468</text:p>
          </table:table-cell>
          <table:table-cell/>
          <table:table-cell office:value-type="float" office:value="78635" calcext:value-type="float">
            <text:p>786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543593" calcext:value-type="float">
            <text:p>0.00543593</text:p>
          </table:table-cell>
          <table:table-cell/>
          <table:table-cell office:value-type="float" office:value="79546" calcext:value-type="float">
            <text:p>795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513576" calcext:value-type="float">
            <text:p>0.00513576</text:p>
          </table:table-cell>
          <table:table-cell/>
          <table:table-cell office:value-type="float" office:value="81134" calcext:value-type="float">
            <text:p>81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568543" calcext:value-type="float">
            <text:p>0.00568543</text:p>
          </table:table-cell>
          <table:table-cell/>
          <table:table-cell office:value-type="float" office:value="89943" calcext:value-type="float">
            <text:p>899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476" calcext:value-type="float">
            <text:p>0.00535476</text:p>
          </table:table-cell>
          <table:table-cell/>
          <table:table-cell office:value-type="float" office:value="69431" calcext:value-type="float">
            <text:p>694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463" calcext:value-type="float">
            <text:p>0.00535463</text:p>
          </table:table-cell>
          <table:table-cell/>
          <table:table-cell office:value-type="float" office:value="73543" calcext:value-type="float">
            <text:p>735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46" calcext:value-type="float">
            <text:p>0.0053546</text:p>
          </table:table-cell>
          <table:table-cell/>
          <table:table-cell office:value-type="float" office:value="75564" calcext:value-type="float">
            <text:p>755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735" calcext:value-type="float">
            <text:p>0.00535735</text:p>
          </table:table-cell>
          <table:table-cell/>
          <table:table-cell office:value-type="float" office:value="71324" calcext:value-type="float">
            <text:p>713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6563" calcext:value-type="float">
            <text:p>0.00536563</text:p>
          </table:table-cell>
          <table:table-cell/>
          <table:table-cell office:value-type="float" office:value="76213" calcext:value-type="float">
            <text:p>762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78651" calcext:value-type="float">
            <text:p>0.00578651</text:p>
          </table:table-cell>
          <table:table-cell/>
          <table:table-cell office:value-type="float" office:value="73546" calcext:value-type="float">
            <text:p>735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4798" calcext:value-type="float">
            <text:p>0.005354798</text:p>
          </table:table-cell>
          <table:table-cell/>
          <table:table-cell office:value-type="float" office:value="74563" calcext:value-type="float">
            <text:p>745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789654" calcext:value-type="float">
            <text:p>0.005789654</text:p>
          </table:table-cell>
          <table:table-cell/>
          <table:table-cell office:value-type="float" office:value="76533" calcext:value-type="float">
            <text:p>765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123486" calcext:value-type="float">
            <text:p>0.005123486</text:p>
          </table:table-cell>
          <table:table-cell/>
          <table:table-cell office:value-type="float" office:value="81465" calcext:value-type="float">
            <text:p>814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5354798" calcext:value-type="float">
            <text:p>0.005354798</text:p>
          </table:table-cell>
          <table:table-cell/>
          <table:table-cell office:value-type="float" office:value="84651" calcext:value-type="float">
            <text:p>8465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6134684" calcext:value-type="float">
            <text:p>0.006134684</text:p>
          </table:table-cell>
          <table:table-cell/>
          <table:table-cell office:value-type="float" office:value="84673" calcext:value-type="float">
            <text:p>846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6135694" calcext:value-type="float">
            <text:p>0.006135694</text:p>
          </table:table-cell>
          <table:table-cell/>
          <table:table-cell office:value-type="float" office:value="89413" calcext:value-type="float">
            <text:p>894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135467" calcext:value-type="float">
            <text:p>0.006135467</text:p>
          </table:table-cell>
          <table:table-cell/>
          <table:table-cell office:value-type="float" office:value="94681" calcext:value-type="float">
            <text:p>9468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56486" calcext:value-type="float">
            <text:p>0.00656486</text:p>
          </table:table-cell>
          <table:table-cell/>
          <table:table-cell office:value-type="float" office:value="99846" calcext:value-type="float">
            <text:p>998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46759" calcext:value-type="float">
            <text:p>0.00646759</text:p>
          </table:table-cell>
          <table:table-cell/>
          <table:table-cell office:value-type="float" office:value="99846" calcext:value-type="float">
            <text:p>998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13468" calcext:value-type="float">
            <text:p>0.00613468</text:p>
          </table:table-cell>
          <table:table-cell/>
          <table:table-cell office:value-type="float" office:value="91356" calcext:value-type="float">
            <text:p>913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46826" calcext:value-type="float">
            <text:p>0.00646826</text:p>
          </table:table-cell>
          <table:table-cell/>
          <table:table-cell office:value-type="float" office:value="89461" calcext:value-type="float">
            <text:p>894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40568" calcext:value-type="float">
            <text:p>0.00640568</text:p>
          </table:table-cell>
          <table:table-cell/>
          <table:table-cell office:value-type="float" office:value="88764" calcext:value-type="float">
            <text:p>887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56036" calcext:value-type="float">
            <text:p>0.00656036</text:p>
          </table:table-cell>
          <table:table-cell/>
          <table:table-cell office:value-type="float" office:value="74561" calcext:value-type="float">
            <text:p>745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45603" calcext:value-type="float">
            <text:p>0.00645603</text:p>
          </table:table-cell>
          <table:table-cell/>
          <table:table-cell office:value-type="float" office:value="72346" calcext:value-type="float">
            <text:p>723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62051" calcext:value-type="float">
            <text:p>0.00662051</text:p>
          </table:table-cell>
          <table:table-cell/>
          <table:table-cell office:value-type="float" office:value="69641" calcext:value-type="float">
            <text:p>696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56541" calcext:value-type="float">
            <text:p>0.00656541</text:p>
          </table:table-cell>
          <table:table-cell/>
          <table:table-cell office:value-type="float" office:value="78445" calcext:value-type="float">
            <text:p>784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48063" calcext:value-type="float">
            <text:p>0.00648063</text:p>
          </table:table-cell>
          <table:table-cell/>
          <table:table-cell office:value-type="float" office:value="85134" calcext:value-type="float">
            <text:p>85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92564" calcext:value-type="float">
            <text:p>0.00692564</text:p>
          </table:table-cell>
          <table:table-cell/>
          <table:table-cell office:value-type="float" office:value="86413" calcext:value-type="float">
            <text:p>864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81347" calcext:value-type="float">
            <text:p>0.00681347</text:p>
          </table:table-cell>
          <table:table-cell/>
          <table:table-cell office:value-type="float" office:value="67434" calcext:value-type="float">
            <text:p>674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664673" calcext:value-type="float">
            <text:p>0.00664673</text:p>
          </table:table-cell>
          <table:table-cell/>
          <table:table-cell office:value-type="float" office:value="67513" calcext:value-type="float">
            <text:p>675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671234" calcext:value-type="float">
            <text:p>0.00671234</text:p>
          </table:table-cell>
          <table:table-cell/>
          <table:table-cell office:value-type="float" office:value="85646" calcext:value-type="float">
            <text:p>856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03246" calcext:value-type="float">
            <text:p>0.00703246</text:p>
          </table:table-cell>
          <table:table-cell/>
          <table:table-cell office:value-type="float" office:value="94236" calcext:value-type="float">
            <text:p>942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13468" calcext:value-type="float">
            <text:p>0.00713468</text:p>
          </table:table-cell>
          <table:table-cell/>
          <table:table-cell office:value-type="float" office:value="95135" calcext:value-type="float">
            <text:p>951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23546" calcext:value-type="float">
            <text:p>0.00723546</text:p>
          </table:table-cell>
          <table:table-cell/>
          <table:table-cell office:value-type="float" office:value="94135" calcext:value-type="float">
            <text:p>941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23354" calcext:value-type="float">
            <text:p>0.00723354</text:p>
          </table:table-cell>
          <table:table-cell/>
          <table:table-cell office:value-type="float" office:value="96613" calcext:value-type="float">
            <text:p>966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32468" calcext:value-type="float">
            <text:p>0.00732468</text:p>
          </table:table-cell>
          <table:table-cell/>
          <table:table-cell office:value-type="float" office:value="76213" calcext:value-type="float">
            <text:p>762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01134" calcext:value-type="float">
            <text:p>0.00701134</text:p>
          </table:table-cell>
          <table:table-cell/>
          <table:table-cell office:value-type="float" office:value="78641" calcext:value-type="float">
            <text:p>786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13567" calcext:value-type="float">
            <text:p>0.00713567</text:p>
          </table:table-cell>
          <table:table-cell/>
          <table:table-cell office:value-type="float" office:value="98446" calcext:value-type="float">
            <text:p>984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79513" calcext:value-type="float">
            <text:p>0.00779513</text:p>
          </table:table-cell>
          <table:table-cell/>
          <table:table-cell office:value-type="float" office:value="102354" calcext:value-type="float">
            <text:p>1023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987134" calcext:value-type="float">
            <text:p>0.007987134</text:p>
          </table:table-cell>
          <table:table-cell/>
          <table:table-cell office:value-type="float" office:value="94683" calcext:value-type="float">
            <text:p>9468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85462" calcext:value-type="float">
            <text:p>0.00785462</text:p>
          </table:table-cell>
          <table:table-cell/>
          <table:table-cell office:value-type="float" office:value="68911" calcext:value-type="float">
            <text:p>689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794346" calcext:value-type="float">
            <text:p>0.00794346</text:p>
          </table:table-cell>
          <table:table-cell/>
          <table:table-cell office:value-type="float" office:value="105673" calcext:value-type="float">
            <text:p>1056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80167" calcext:value-type="float">
            <text:p>0.0080167</text:p>
          </table:table-cell>
          <table:table-cell/>
          <table:table-cell office:value-type="float" office:value="105667" calcext:value-type="float">
            <text:p>105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34681" calcext:value-type="float">
            <text:p>0.00834681</text:p>
          </table:table-cell>
          <table:table-cell/>
          <table:table-cell office:value-type="float" office:value="123443" calcext:value-type="float">
            <text:p>1234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13571" calcext:value-type="float">
            <text:p>0.00813571</text:p>
          </table:table-cell>
          <table:table-cell/>
          <table:table-cell office:value-type="float" office:value="106479" calcext:value-type="float">
            <text:p>1064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46873" calcext:value-type="float">
            <text:p>0.00846873</text:p>
          </table:table-cell>
          <table:table-cell/>
          <table:table-cell office:value-type="float" office:value="105643" calcext:value-type="float">
            <text:p>1056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816876" calcext:value-type="float">
            <text:p>0.00816876</text:p>
          </table:table-cell>
          <table:table-cell/>
          <table:table-cell office:value-type="float" office:value="98434" calcext:value-type="float">
            <text:p>984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13793" calcext:value-type="float">
            <text:p>0.00813793</text:p>
          </table:table-cell>
          <table:table-cell/>
          <table:table-cell office:value-type="float" office:value="118164" calcext:value-type="float">
            <text:p>1181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97431" calcext:value-type="float">
            <text:p>0.00897431</text:p>
          </table:table-cell>
          <table:table-cell/>
          <table:table-cell office:value-type="float" office:value="106346" calcext:value-type="float">
            <text:p>1063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87346" calcext:value-type="float">
            <text:p>0.00887346</text:p>
          </table:table-cell>
          <table:table-cell/>
          <table:table-cell office:value-type="float" office:value="110267" calcext:value-type="float">
            <text:p>1102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18762" calcext:value-type="float">
            <text:p>0.00818762</text:p>
          </table:table-cell>
          <table:table-cell/>
          <table:table-cell office:value-type="float" office:value="125431" calcext:value-type="float">
            <text:p>1254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877613" calcext:value-type="float">
            <text:p>0.00877613</text:p>
          </table:table-cell>
          <table:table-cell/>
          <table:table-cell office:value-type="float" office:value="154633" calcext:value-type="float">
            <text:p>1546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01347" calcext:value-type="float">
            <text:p>0.00901347</text:p>
          </table:table-cell>
          <table:table-cell/>
          <table:table-cell office:value-type="float" office:value="167922" calcext:value-type="float">
            <text:p>1679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21372" calcext:value-type="float">
            <text:p>0.00921372</text:p>
          </table:table-cell>
          <table:table-cell/>
          <table:table-cell office:value-type="float" office:value="164712" calcext:value-type="float">
            <text:p>1647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51353" calcext:value-type="float">
            <text:p>0.00951353</text:p>
          </table:table-cell>
          <table:table-cell/>
          <table:table-cell office:value-type="float" office:value="155731" calcext:value-type="float">
            <text:p>1557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13572" calcext:value-type="float">
            <text:p>0.00913572</text:p>
          </table:table-cell>
          <table:table-cell/>
          <table:table-cell office:value-type="float" office:value="164726" calcext:value-type="float">
            <text:p>1647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46513" calcext:value-type="float">
            <text:p>0.00946513</text:p>
          </table:table-cell>
          <table:table-cell/>
          <table:table-cell office:value-type="float" office:value="145672" calcext:value-type="float">
            <text:p>1456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12246" calcext:value-type="float">
            <text:p>0.00912246</text:p>
          </table:table-cell>
          <table:table-cell/>
          <table:table-cell office:value-type="float" office:value="134576" calcext:value-type="float">
            <text:p>1345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23546" calcext:value-type="float">
            <text:p>0.00923546</text:p>
          </table:table-cell>
          <table:table-cell/>
          <table:table-cell office:value-type="float" office:value="127643" calcext:value-type="float">
            <text:p>1276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46213" calcext:value-type="float">
            <text:p>0.00946213</text:p>
          </table:table-cell>
          <table:table-cell/>
          <table:table-cell office:value-type="float" office:value="98461" calcext:value-type="float">
            <text:p>984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11023" calcext:value-type="float">
            <text:p>0.00911023</text:p>
          </table:table-cell>
          <table:table-cell/>
          <table:table-cell office:value-type="float" office:value="105315" calcext:value-type="float">
            <text:p>1053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23475" calcext:value-type="float">
            <text:p>0.00923475</text:p>
          </table:table-cell>
          <table:table-cell/>
          <table:table-cell office:value-type="float" office:value="112579" calcext:value-type="float">
            <text:p>1125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0.00901234" calcext:value-type="float">
            <text:p>0.00901234</text:p>
          </table:table-cell>
          <table:table-cell/>
          <table:table-cell office:value-type="float" office:value="131467" calcext:value-type="float">
            <text:p>1314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998456" calcext:value-type="float">
            <text:p>0.00998456</text:p>
          </table:table-cell>
          <table:table-cell/>
          <table:table-cell office:value-type="float" office:value="120483" calcext:value-type="float">
            <text:p>12048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986489" calcext:value-type="float">
            <text:p>0.00986489</text:p>
          </table:table-cell>
          <table:table-cell/>
          <table:table-cell office:value-type="float" office:value="134732" calcext:value-type="float">
            <text:p>1347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946791" calcext:value-type="float">
            <text:p>0.00946791</text:p>
          </table:table-cell>
          <table:table-cell/>
          <table:table-cell office:value-type="float" office:value="102547" calcext:value-type="float">
            <text:p>1025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0.00994463" calcext:value-type="float">
            <text:p>0.00994463</text:p>
          </table:table-cell>
          <table:table-cell/>
          <table:table-cell office:value-type="float" office:value="99422" calcext:value-type="float">
            <text:p>99422</text:p>
          </table:table-cell>
          <table:table-cell table:number-columns-repeated="4"/>
        </table:table-row>
      </table:table>
      <table:table table:name="L457 plots" table:style-name="ta1">
        <office:forms form:automatic-focus="false" form:apply-design-mode="false"/>
        <table:shapes>
          <draw:frame draw:z-index="0" draw:style-name="gr1" draw:text-style-name="P1" svg:width="1807.57pt" svg:height="1169.49pt" svg:x="0pt" svg:y="0pt">
            <loext:p draw:notify-on-update-of-ranges="L457.H1:L457.H10 L457.I1:L457.I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L457%" table:style-name="ta1">
        <office:forms form:automatic-focus="false" form:apply-design-mode="false"/>
        <table:shapes>
          <draw:frame draw:z-index="0" draw:style-name="gr1" draw:text-style-name="P1" svg:width="895.69pt" svg:height="634.85pt" svg:x="727.34pt" svg:y="14.46pt">
            <loext:p draw:notify-on-update-of-ranges="'L457%'.H1:'L457%'.H5 'L457%'.I1:'L457%'.I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_min before switching</text:p>
          </table:table-cell>
          <table:table-cell table:style-name="Default" office:value-type="string" calcext:value-type="string">
            <text:p>R_switch</text:p>
          </table:table-cell>
          <table:table-cell office:value-type="string" calcext:value-type="string">
            <text:p>R_min after switching</text:p>
          </table:table-cell>
          <table:table-cell office:value-type="string" calcext:value-type="string">
            <text:p>Obs</text:p>
          </table:table-cell>
          <table:table-cell table:number-columns-repeated="2"/>
          <table:table-cell table:style-name="ce2" office:value-type="percentage" office:value="0" calcext:value-type="percentage">
            <text:p>0.00%</text:p>
          </table:table-cell>
          <table:table-cell office:value-type="float" office:value="88825.2" calcext:value-type="float">
            <text:p>88825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8554" calcext:value-type="float">
            <text:p>88554</text:p>
          </table:table-cell>
          <table:table-cell table:number-columns-repeated="2"/>
          <table:table-cell table:style-name="ce2" office:value-type="percentage" office:value="0.01" calcext:value-type="percentage">
            <text:p>1.00%</text:p>
          </table:table-cell>
          <table:table-cell office:value-type="float" office:value="74446" calcext:value-type="float">
            <text:p>74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9562" calcext:value-type="float">
            <text:p>89562</text:p>
          </table:table-cell>
          <table:table-cell table:number-columns-repeated="2"/>
          <table:table-cell table:style-name="ce2" office:value-type="percentage" office:value="0.03" calcext:value-type="percentage">
            <text:p>3.00%</text:p>
          </table:table-cell>
          <table:table-cell office:value-type="float" office:value="69098" calcext:value-type="float">
            <text:p>69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4236" calcext:value-type="float">
            <text:p>84236</text:p>
          </table:table-cell>
          <table:table-cell table:number-columns-repeated="2"/>
          <table:table-cell table:style-name="ce2" office:value-type="percentage" office:value="0.05" calcext:value-type="percentage">
            <text:p>5.00%</text:p>
          </table:table-cell>
          <table:table-cell office:value-type="float" office:value="60987" calcext:value-type="float">
            <text:p>60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8697" calcext:value-type="float">
            <text:p>88697</text:p>
          </table:table-cell>
          <table:table-cell table:number-columns-repeated="2"/>
          <table:table-cell table:style-name="ce2" office:value-type="percentage" office:value="0.07" calcext:value-type="percentage">
            <text:p>7.00%</text:p>
          </table:table-cell>
          <table:table-cell office:value-type="float" office:value="77678" calcext:value-type="float">
            <text:p>77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4693" calcext:value-type="float">
            <text:p>846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9631" calcext:value-type="float">
            <text:p>996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8134" calcext:value-type="float">
            <text:p>981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9146" calcext:value-type="float">
            <text:p>891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3179" calcext:value-type="float">
            <text:p>931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420" calcext:value-type="float">
            <text:p>72420</text:p>
          </table:table-cell>
          <table:table-cell table:formula="of:=AVERAGE([.E2:.E11])" office:value-type="float" office:value="88825.2" calcext:value-type="float">
            <text:p>88825.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15452" calcext:value-type="float">
            <text:p>0.00115452</text:p>
          </table:table-cell>
          <table:table-cell/>
          <table:table-cell office:value-type="float" office:value="74179" calcext:value-type="float">
            <text:p>741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01675" calcext:value-type="float">
            <text:p>0.00101675</text:p>
          </table:table-cell>
          <table:table-cell/>
          <table:table-cell office:value-type="float" office:value="75611" calcext:value-type="float">
            <text:p>756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18139" calcext:value-type="float">
            <text:p>0.00118139</text:p>
          </table:table-cell>
          <table:table-cell/>
          <table:table-cell office:value-type="float" office:value="72360" calcext:value-type="float">
            <text:p>723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24291" calcext:value-type="float">
            <text:p>0.00124291</text:p>
          </table:table-cell>
          <table:table-cell/>
          <table:table-cell office:value-type="float" office:value="71026" calcext:value-type="float">
            <text:p>7102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27395" calcext:value-type="float">
            <text:p>0.00127395</text:p>
          </table:table-cell>
          <table:table-cell/>
          <table:table-cell office:value-type="float" office:value="72034" calcext:value-type="float">
            <text:p>720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34627" calcext:value-type="float">
            <text:p>0.00134627</text:p>
          </table:table-cell>
          <table:table-cell/>
          <table:table-cell office:value-type="float" office:value="77561" calcext:value-type="float">
            <text:p>7756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57327" calcext:value-type="float">
            <text:p>0.00157327</text:p>
          </table:table-cell>
          <table:table-cell/>
          <table:table-cell office:value-type="float" office:value="79124" calcext:value-type="float">
            <text:p>791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70348" calcext:value-type="float">
            <text:p>0.00170348</text:p>
          </table:table-cell>
          <table:table-cell/>
          <table:table-cell office:value-type="float" office:value="69573" calcext:value-type="float">
            <text:p>695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187389" calcext:value-type="float">
            <text:p>0.00187389</text:p>
          </table:table-cell>
          <table:table-cell/>
          <table:table-cell office:value-type="float" office:value="75179" calcext:value-type="float">
            <text:p>7517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201676" calcext:value-type="float">
            <text:p>0.00201676</text:p>
          </table:table-cell>
          <table:table-cell/>
          <table:table-cell office:value-type="float" office:value="77820" calcext:value-type="float">
            <text:p>77820</text:p>
          </table:table-cell>
          <table:table-cell table:formula="of:=AVERAGE([.E12:.E21])" office:value-type="float" office:value="74446.7" calcext:value-type="float">
            <text:p>74446.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14641" calcext:value-type="float">
            <text:p>0.00114641</text:p>
          </table:table-cell>
          <table:table-cell/>
          <table:table-cell office:value-type="float" office:value="74513" calcext:value-type="float">
            <text:p>745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17634" calcext:value-type="float">
            <text:p>0.00117634</text:p>
          </table:table-cell>
          <table:table-cell/>
          <table:table-cell office:value-type="float" office:value="75310" calcext:value-type="float">
            <text:p>753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34673" calcext:value-type="float">
            <text:p>0.00134673</text:p>
          </table:table-cell>
          <table:table-cell/>
          <table:table-cell office:value-type="float" office:value="70023" calcext:value-type="float">
            <text:p>700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43546" calcext:value-type="float">
            <text:p>0.00143546</text:p>
          </table:table-cell>
          <table:table-cell/>
          <table:table-cell office:value-type="float" office:value="64531" calcext:value-type="float">
            <text:p>6453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83879" calcext:value-type="float">
            <text:p>0.00183879</text:p>
          </table:table-cell>
          <table:table-cell/>
          <table:table-cell office:value-type="float" office:value="68713" calcext:value-type="float">
            <text:p>6871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83442" calcext:value-type="float">
            <text:p>0.00183442</text:p>
          </table:table-cell>
          <table:table-cell/>
          <table:table-cell office:value-type="float" office:value="66421" calcext:value-type="float">
            <text:p>664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196583" calcext:value-type="float">
            <text:p>0.00196583</text:p>
          </table:table-cell>
          <table:table-cell/>
          <table:table-cell office:value-type="float" office:value="70560" calcext:value-type="float">
            <text:p>705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03572" calcext:value-type="float">
            <text:p>0.00203572</text:p>
          </table:table-cell>
          <table:table-cell/>
          <table:table-cell office:value-type="float" office:value="63753" calcext:value-type="float">
            <text:p>6375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33563" calcext:value-type="float">
            <text:p>0.00233563</text:p>
          </table:table-cell>
          <table:table-cell/>
          <table:table-cell office:value-type="float" office:value="66571" calcext:value-type="float">
            <text:p>66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0242572" calcext:value-type="float">
            <text:p>0.00242572</text:p>
          </table:table-cell>
          <table:table-cell/>
          <table:table-cell office:value-type="float" office:value="70591" calcext:value-type="float">
            <text:p>70591</text:p>
          </table:table-cell>
          <table:table-cell table:formula="of:=AVERAGE([.E22:.E31])" office:value-type="float" office:value="69098.6" calcext:value-type="float">
            <text:p>69098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172576" calcext:value-type="float">
            <text:p>0.00172576</text:p>
          </table:table-cell>
          <table:table-cell/>
          <table:table-cell office:value-type="float" office:value="62379" calcext:value-type="float">
            <text:p>623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02576" calcext:value-type="float">
            <text:p>0.00202576</text:p>
          </table:table-cell>
          <table:table-cell/>
          <table:table-cell office:value-type="float" office:value="61376" calcext:value-type="float">
            <text:p>613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27635" calcext:value-type="float">
            <text:p>0.00227635</text:p>
          </table:table-cell>
          <table:table-cell/>
          <table:table-cell office:value-type="float" office:value="60894" calcext:value-type="float">
            <text:p>608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12573" calcext:value-type="float">
            <text:p>0.00212573</text:p>
          </table:table-cell>
          <table:table-cell/>
          <table:table-cell office:value-type="float" office:value="66479" calcext:value-type="float">
            <text:p>6647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23657" calcext:value-type="float">
            <text:p>0.00223657</text:p>
          </table:table-cell>
          <table:table-cell/>
          <table:table-cell office:value-type="float" office:value="68136" calcext:value-type="float">
            <text:p>6813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85394" calcext:value-type="float">
            <text:p>0.00285394</text:p>
          </table:table-cell>
          <table:table-cell/>
          <table:table-cell office:value-type="float" office:value="66140" calcext:value-type="float">
            <text:p>661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289324" calcext:value-type="float">
            <text:p>0.00289324</text:p>
          </table:table-cell>
          <table:table-cell/>
          <table:table-cell office:value-type="float" office:value="60023" calcext:value-type="float">
            <text:p>600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365668" calcext:value-type="float">
            <text:p>0.00365668</text:p>
          </table:table-cell>
          <table:table-cell/>
          <table:table-cell office:value-type="float" office:value="58346" calcext:value-type="float">
            <text:p>583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371747" calcext:value-type="float">
            <text:p>0.00371747</text:p>
          </table:table-cell>
          <table:table-cell/>
          <table:table-cell office:value-type="float" office:value="55434" calcext:value-type="float">
            <text:p>554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489902" calcext:value-type="float">
            <text:p>0.00489902</text:p>
          </table:table-cell>
          <table:table-cell/>
          <table:table-cell office:value-type="float" office:value="50669" calcext:value-type="float">
            <text:p>50669</text:p>
          </table:table-cell>
          <table:table-cell table:formula="of:=AVERAGE([.E32:.E41])" office:value-type="float" office:value="60987.6" calcext:value-type="float">
            <text:p>60987.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57795" calcext:value-type="float">
            <text:p>0.00157795</text:p>
          </table:table-cell>
          <table:table-cell/>
          <table:table-cell office:value-type="float" office:value="75063" calcext:value-type="float">
            <text:p>7506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62245" calcext:value-type="float">
            <text:p>0.00162245</text:p>
          </table:table-cell>
          <table:table-cell/>
          <table:table-cell office:value-type="float" office:value="79456" calcext:value-type="float">
            <text:p>794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183504" calcext:value-type="float">
            <text:p>0.00183504</text:p>
          </table:table-cell>
          <table:table-cell/>
          <table:table-cell office:value-type="float" office:value="80661" calcext:value-type="float">
            <text:p>8066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27132" calcext:value-type="float">
            <text:p>0.00227132</text:p>
          </table:table-cell>
          <table:table-cell/>
          <table:table-cell office:value-type="float" office:value="75697" calcext:value-type="float">
            <text:p>756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53267" calcext:value-type="float">
            <text:p>0.00253267</text:p>
          </table:table-cell>
          <table:table-cell/>
          <table:table-cell office:value-type="float" office:value="73164" calcext:value-type="float">
            <text:p>7316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54852" calcext:value-type="float">
            <text:p>0.00254852</text:p>
          </table:table-cell>
          <table:table-cell/>
          <table:table-cell office:value-type="float" office:value="77913" calcext:value-type="float">
            <text:p>779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60626" calcext:value-type="float">
            <text:p>0.00260626</text:p>
          </table:table-cell>
          <table:table-cell/>
          <table:table-cell office:value-type="float" office:value="81346" calcext:value-type="float">
            <text:p>813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292093" calcext:value-type="float">
            <text:p>0.00292093</text:p>
          </table:table-cell>
          <table:table-cell/>
          <table:table-cell office:value-type="float" office:value="84662" calcext:value-type="float">
            <text:p>8466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386399" calcext:value-type="float">
            <text:p>0.00386399</text:p>
          </table:table-cell>
          <table:table-cell/>
          <table:table-cell office:value-type="float" office:value="76513" calcext:value-type="float">
            <text:p>765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395766" calcext:value-type="float">
            <text:p>0.00395766</text:p>
          </table:table-cell>
          <table:table-cell/>
          <table:table-cell office:value-type="float" office:value="72308" calcext:value-type="float">
            <text:p>72308</text:p>
          </table:table-cell>
          <table:table-cell table:formula="of:=AVERAGE([.E42:.E51])" office:value-type="float" office:value="77678.3" calcext:value-type="float">
            <text:p>77678.3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BC.A1:BC.G69">
          <table:sort>
            <table:sort-by table:field-number="0" table:data-type="automatic"/>
          </table:sort>
        </table:database-range>
        <table:database-range table:name="__Anonymous_Sheet_DB__2" table:target-range-address="'BC%'.A1:'BC%'.F131">
          <table:sort>
            <table:sort-by table:field-number="1" table:data-type="automatic"/>
          </table:sort>
        </table:database-range>
        <table:database-range table:name="__Anonymous_Sheet_DB__3" table:target-range-address="L457.A1:L457.E79">
          <table:sort>
            <table:sort-by table:field-number="2" table:data-type="automatic"/>
          </table:sort>
        </table:database-range>
        <table:database-range table:name="__Anonymous_Sheet_DB__5" table:target-range-address="'L457%'.A1:'L457%'.F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00/00/0000</text:date>, <text:time style:data-style-name="N2" text:time-value="11:46:15.40546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4:13:16.524331592</meta:creation-date>
    <dc:date>2020-10-16T16:21:00.258777926</dc:date>
    <meta:editing-duration>P2DT10H58M20S</meta:editing-duration>
    <meta:editing-cycles>126</meta:editing-cycles>
    <meta:generator>LibreOffice/5.1.6.2$Linux_X86_64 LibreOffice_project/10m0$Build-2</meta:generator>
    <meta:document-statistic meta:table-count="6" meta:cell-count="160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5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058cm" svg:height="20.092cm" xlink:href=".." xlink:type="simple" chart:class="chart:bar" chart:style-name="ch1">
        <chart:plot-area chart:style-name="ch2" table:cell-range-address="BC.I1:BC.J5" chart:data-source-has-labels="column" svg:x="2.674cm" svg:y="0.401cm" svg:width="33.643cm" svg:height="17.387cm">
          <chartooo:coordinate-region svg:x="4.671cm" svg:y="0.693cm" svg:width="31.646cm" svg:height="16.263cm"/>
          <chart:axis chart:dimension="x" chart:name="primary-x" chart:style-name="ch3" chartooo:axis-type="auto">
            <chartooo:date-scale/>
            <chart:title svg:x="18.209cm" svg:y="18.189cm" chart:style-name="ch4">
              <text:p>Ratio Bins
</text:p>
            </chart:title>
            <chart:categories table:cell-range-address="BC.I1:BC.I5"/>
          </chart:axis>
          <chart:axis chart:dimension="y" chart:name="primary-y" chart:style-name="ch5">
            <chart:title svg:x="0.451cm" svg:y="10.75cm" chart:style-name="ch6">
              <text:p>Observations
</text:p>
            </chart:title>
            <chart:grid chart:style-name="ch7" chart:class="major"/>
          </chart:axis>
          <chart:series chart:style-name="ch8" chart:values-cell-range-address="BC.J1:BC.J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0.000 – 0.002</text:p>
                <draw:g>
                  <svg:desc>BC.I1:BC.I5</svg:desc>
                </draw:g>
              </table:table-cell>
              <table:table-cell office:value-type="float" office:value="148056.710526316">
                <text:p>148056.710526316</text:p>
                <draw:g>
                  <svg:desc>BC.J1:BC.J5</svg:desc>
                </draw:g>
              </table:table-cell>
            </table:table-row>
            <table:table-row>
              <table:table-cell office:value-type="string">
                <text:p>0.002 – 0.004</text:p>
              </table:table-cell>
              <table:table-cell office:value-type="float" office:value="121391.6">
                <text:p>121391.6</text:p>
              </table:table-cell>
            </table:table-row>
            <table:table-row>
              <table:table-cell office:value-type="string">
                <text:p>0.004 – 0.006</text:p>
              </table:table-cell>
              <table:table-cell office:value-type="float" office:value="152032.210526316">
                <text:p>152032.210526316</text:p>
              </table:table-cell>
            </table:table-row>
            <table:table-row>
              <table:table-cell office:value-type="string">
                <text:p>0.006 – 0.008</text:p>
              </table:table-cell>
              <table:table-cell office:value-type="float" office:value="203175.954545455">
                <text:p>203175.954545455</text:p>
              </table:table-cell>
            </table:table-row>
            <table:table-row>
              <table:table-cell office:value-type="string">
                <text:p>0.008 – 0.01</text:p>
              </table:table-cell>
              <table:table-cell office:value-type="float" office:value="270080.3125">
                <text:p>270080.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272cm" svg:height="29.013cm" xlink:href=".." xlink:type="simple" chart:class="chart:scatter" chart:column-mapping="0" chart:style-name="ch1">
        <chart:plot-area chart:style-name="ch2" table:cell-range-address="BC.D2:BC.D131 BC.F2:BC.F131" chart:data-source-has-labels="column" svg:x="2.838cm" svg:y="0.58cm" svg:width="41.529cm" svg:height="26.532cm">
          <chartooo:coordinate-region svg:x="4.835cm" svg:y="0.872cm" svg:width="38.869cm" svg:height="25.408cm"/>
          <chart:axis chart:dimension="x" chart:name="primary-x" chart:style-name="ch3" chartooo:axis-type="auto">
            <chart:title svg:x="22.898cm" svg:y="27.692cm" chart:style-name="ch4">
              <text:p>Ratio</text:p>
            </chart:title>
            <chart:categories table:cell-range-address="BC.D2:BC.D131"/>
          </chart:axis>
          <chart:axis chart:dimension="y" chart:name="primary-y" chart:style-name="ch3">
            <chart:title svg:x="0.451cm" svg:y="15.502cm" chart:style-name="ch5">
              <text:p>Observations
</text:p>
            </chart:title>
            <chart:grid chart:style-name="ch6" chart:class="major"/>
          </chart:axis>
          <chart:series chart:style-name="ch7" chart:values-cell-range-address="BC.F2:BC.F131" chart:class="chart:scatter">
            <chart:domain table:cell-range-address="BC.D2:BC.D131"/>
            <chart:data-point chart:repeated="1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C.D2:BC.D131</svg:desc>
                </draw:g>
              </table:table-cell>
              <table:table-cell office:value-type="float" office:value="0">
                <text:p>0</text:p>
                <draw:g>
                  <svg:desc>BC.D2:BC.D131</svg:desc>
                </draw:g>
              </table:table-cell>
              <table:table-cell office:value-type="float" office:value="132457">
                <text:p>132457</text:p>
                <draw:g>
                  <svg:desc>BC.F2:BC.F13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068">
                <text:p>1840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179">
                <text:p>1641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201">
                <text:p>2352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478">
                <text:p>1684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873">
                <text:p>2058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367">
                <text:p>1643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916">
                <text:p>1869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489">
                <text:p>146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326">
                <text:p>154326</text:p>
              </table:table-cell>
            </table:table-row>
            <table:table-row>
              <table:table-cell office:value-type="float" office:value="0.000540774">
                <text:p>0.000540774</text:p>
              </table:table-cell>
              <table:table-cell office:value-type="float" office:value="0.000540774">
                <text:p>0.000540774</text:p>
              </table:table-cell>
              <table:table-cell office:value-type="float" office:value="131007">
                <text:p>131007</text:p>
              </table:table-cell>
            </table:table-row>
            <table:table-row>
              <table:table-cell office:value-type="float" office:value="0.000638842">
                <text:p>0.000638842</text:p>
              </table:table-cell>
              <table:table-cell office:value-type="float" office:value="0.000638842">
                <text:p>0.000638842</text:p>
              </table:table-cell>
              <table:table-cell office:value-type="float" office:value="141047">
                <text:p>141047</text:p>
              </table:table-cell>
            </table:table-row>
            <table:table-row>
              <table:table-cell office:value-type="float" office:value="0.000949968">
                <text:p>0.000949968</text:p>
              </table:table-cell>
              <table:table-cell office:value-type="float" office:value="0.000949968">
                <text:p>0.000949968</text:p>
              </table:table-cell>
              <table:table-cell office:value-type="float" office:value="180092">
                <text:p>180092</text:p>
              </table:table-cell>
            </table:table-row>
            <table:table-row>
              <table:table-cell office:value-type="float" office:value="0.00100432">
                <text:p>0.00100432</text:p>
              </table:table-cell>
              <table:table-cell office:value-type="float" office:value="0.00100432">
                <text:p>0.00100432</text:p>
              </table:table-cell>
              <table:table-cell office:value-type="float" office:value="155093">
                <text:p>155093</text:p>
              </table:table-cell>
            </table:table-row>
            <table:table-row>
              <table:table-cell office:value-type="float" office:value="0.00105787">
                <text:p>0.00105787</text:p>
              </table:table-cell>
              <table:table-cell office:value-type="float" office:value="0.00105787">
                <text:p>0.00105787</text:p>
              </table:table-cell>
              <table:table-cell office:value-type="float" office:value="174579">
                <text:p>174579</text:p>
              </table:table-cell>
            </table:table-row>
            <table:table-row>
              <table:table-cell office:value-type="float" office:value="0.00113186">
                <text:p>0.00113186</text:p>
              </table:table-cell>
              <table:table-cell office:value-type="float" office:value="0.00113186">
                <text:p>0.00113186</text:p>
              </table:table-cell>
              <table:table-cell office:value-type="float" office:value="123877">
                <text:p>123877</text:p>
              </table:table-cell>
            </table:table-row>
            <table:table-row>
              <table:table-cell office:value-type="float" office:value="0.00116234">
                <text:p>0.00116234</text:p>
              </table:table-cell>
              <table:table-cell office:value-type="float" office:value="0.00116234">
                <text:p>0.00116234</text:p>
              </table:table-cell>
              <table:table-cell office:value-type="float" office:value="146280">
                <text:p>146280</text:p>
              </table:table-cell>
            </table:table-row>
            <table:table-row>
              <table:table-cell office:value-type="float" office:value="0.00118753">
                <text:p>0.00118753</text:p>
              </table:table-cell>
              <table:table-cell office:value-type="float" office:value="0.00118753">
                <text:p>0.00118753</text:p>
              </table:table-cell>
              <table:table-cell office:value-type="float" office:value="144139">
                <text:p>144139</text:p>
              </table:table-cell>
            </table:table-row>
            <table:table-row>
              <table:table-cell office:value-type="float" office:value="0.00118868">
                <text:p>0.00118868</text:p>
              </table:table-cell>
              <table:table-cell office:value-type="float" office:value="0.00118868">
                <text:p>0.00118868</text:p>
              </table:table-cell>
              <table:table-cell office:value-type="float" office:value="117298">
                <text:p>117298</text:p>
              </table:table-cell>
            </table:table-row>
            <table:table-row>
              <table:table-cell office:value-type="float" office:value="0.00124787">
                <text:p>0.00124787</text:p>
              </table:table-cell>
              <table:table-cell office:value-type="float" office:value="0.00124787">
                <text:p>0.00124787</text:p>
              </table:table-cell>
              <table:table-cell office:value-type="float" office:value="137481">
                <text:p>137481</text:p>
              </table:table-cell>
            </table:table-row>
            <table:table-row>
              <table:table-cell office:value-type="float" office:value="0.00126214">
                <text:p>0.00126214</text:p>
              </table:table-cell>
              <table:table-cell office:value-type="float" office:value="0.00126214">
                <text:p>0.00126214</text:p>
              </table:table-cell>
              <table:table-cell office:value-type="float" office:value="137513">
                <text:p>137513</text:p>
              </table:table-cell>
            </table:table-row>
            <table:table-row>
              <table:table-cell office:value-type="float" office:value="0.00127937">
                <text:p>0.00127937</text:p>
              </table:table-cell>
              <table:table-cell office:value-type="float" office:value="0.00127937">
                <text:p>0.00127937</text:p>
              </table:table-cell>
              <table:table-cell office:value-type="float" office:value="137652">
                <text:p>137652</text:p>
              </table:table-cell>
            </table:table-row>
            <table:table-row>
              <table:table-cell office:value-type="float" office:value="0.00129123">
                <text:p>0.00129123</text:p>
              </table:table-cell>
              <table:table-cell office:value-type="float" office:value="0.00129123">
                <text:p>0.00129123</text:p>
              </table:table-cell>
              <table:table-cell office:value-type="float" office:value="137526">
                <text:p>137526</text:p>
              </table:table-cell>
            </table:table-row>
            <table:table-row>
              <table:table-cell office:value-type="float" office:value="0.00133539">
                <text:p>0.00133539</text:p>
              </table:table-cell>
              <table:table-cell office:value-type="float" office:value="0.00133539">
                <text:p>0.00133539</text:p>
              </table:table-cell>
              <table:table-cell office:value-type="float" office:value="119419">
                <text:p>119419</text:p>
              </table:table-cell>
            </table:table-row>
            <table:table-row>
              <table:table-cell office:value-type="float" office:value="0.00136924">
                <text:p>0.00136924</text:p>
              </table:table-cell>
              <table:table-cell office:value-type="float" office:value="0.00136924">
                <text:p>0.00136924</text:p>
              </table:table-cell>
              <table:table-cell office:value-type="float" office:value="137992">
                <text:p>137992</text:p>
              </table:table-cell>
            </table:table-row>
            <table:table-row>
              <table:table-cell office:value-type="float" office:value="0.00138711">
                <text:p>0.00138711</text:p>
              </table:table-cell>
              <table:table-cell office:value-type="float" office:value="0.00138711">
                <text:p>0.00138711</text:p>
              </table:table-cell>
              <table:table-cell office:value-type="float" office:value="140141">
                <text:p>140141</text:p>
              </table:table-cell>
            </table:table-row>
            <table:table-row>
              <table:table-cell office:value-type="float" office:value="0.00149015">
                <text:p>0.00149015</text:p>
              </table:table-cell>
              <table:table-cell office:value-type="float" office:value="0.00149015">
                <text:p>0.00149015</text:p>
              </table:table-cell>
              <table:table-cell office:value-type="float" office:value="124732">
                <text:p>124732</text:p>
              </table:table-cell>
            </table:table-row>
            <table:table-row>
              <table:table-cell office:value-type="float" office:value="0.00157323">
                <text:p>0.00157323</text:p>
              </table:table-cell>
              <table:table-cell office:value-type="float" office:value="0.00157323">
                <text:p>0.00157323</text:p>
              </table:table-cell>
              <table:table-cell office:value-type="float" office:value="157791">
                <text:p>157791</text:p>
              </table:table-cell>
            </table:table-row>
            <table:table-row>
              <table:table-cell office:value-type="float" office:value="0.00157795">
                <text:p>0.00157795</text:p>
              </table:table-cell>
              <table:table-cell office:value-type="float" office:value="0.00157795">
                <text:p>0.00157795</text:p>
              </table:table-cell>
              <table:table-cell office:value-type="float" office:value="176348">
                <text:p>176348</text:p>
              </table:table-cell>
            </table:table-row>
            <table:table-row>
              <table:table-cell office:value-type="float" office:value="0.00162245">
                <text:p>0.00162245</text:p>
              </table:table-cell>
              <table:table-cell office:value-type="float" office:value="0.00162245">
                <text:p>0.00162245</text:p>
              </table:table-cell>
              <table:table-cell office:value-type="float" office:value="208688">
                <text:p>208688</text:p>
              </table:table-cell>
            </table:table-row>
            <table:table-row>
              <table:table-cell office:value-type="float" office:value="0.00171129">
                <text:p>0.00171129</text:p>
              </table:table-cell>
              <table:table-cell office:value-type="float" office:value="0.00171129">
                <text:p>0.00171129</text:p>
              </table:table-cell>
              <table:table-cell office:value-type="float" office:value="125464">
                <text:p>125464</text:p>
              </table:table-cell>
            </table:table-row>
            <table:table-row>
              <table:table-cell office:value-type="float" office:value="0.00171839">
                <text:p>0.00171839</text:p>
              </table:table-cell>
              <table:table-cell office:value-type="float" office:value="0.00171839">
                <text:p>0.00171839</text:p>
              </table:table-cell>
              <table:table-cell office:value-type="float" office:value="114232">
                <text:p>114232</text:p>
              </table:table-cell>
            </table:table-row>
            <table:table-row>
              <table:table-cell office:value-type="float" office:value="0.00174771">
                <text:p>0.00174771</text:p>
              </table:table-cell>
              <table:table-cell office:value-type="float" office:value="0.00174771">
                <text:p>0.00174771</text:p>
              </table:table-cell>
              <table:table-cell office:value-type="float" office:value="122979">
                <text:p>122979</text:p>
              </table:table-cell>
            </table:table-row>
            <table:table-row>
              <table:table-cell office:value-type="float" office:value="0.00180314">
                <text:p>0.00180314</text:p>
              </table:table-cell>
              <table:table-cell office:value-type="float" office:value="0.00180314">
                <text:p>0.00180314</text:p>
              </table:table-cell>
              <table:table-cell office:value-type="float" office:value="121581">
                <text:p>121581</text:p>
              </table:table-cell>
            </table:table-row>
            <table:table-row>
              <table:table-cell office:value-type="float" office:value="0.00182756">
                <text:p>0.00182756</text:p>
              </table:table-cell>
              <table:table-cell office:value-type="float" office:value="0.00182756">
                <text:p>0.00182756</text:p>
              </table:table-cell>
              <table:table-cell office:value-type="float" office:value="114094">
                <text:p>114094</text:p>
              </table:table-cell>
            </table:table-row>
            <table:table-row>
              <table:table-cell office:value-type="float" office:value="0.00183504">
                <text:p>0.00183504</text:p>
              </table:table-cell>
              <table:table-cell office:value-type="float" office:value="0.00183504">
                <text:p>0.00183504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float" office:value="0.00189281">
                <text:p>0.00189281</text:p>
              </table:table-cell>
              <table:table-cell office:value-type="float" office:value="0.00189281">
                <text:p>0.00189281</text:p>
              </table:table-cell>
              <table:table-cell office:value-type="float" office:value="114173">
                <text:p>114173</text:p>
              </table:table-cell>
            </table:table-row>
            <table:table-row>
              <table:table-cell office:value-type="float" office:value="0.00196748">
                <text:p>0.00196748</text:p>
              </table:table-cell>
              <table:table-cell office:value-type="float" office:value="0.00196748">
                <text:p>0.00196748</text:p>
              </table:table-cell>
              <table:table-cell office:value-type="float" office:value="105358">
                <text:p>105358</text:p>
              </table:table-cell>
            </table:table-row>
            <table:table-row>
              <table:table-cell office:value-type="float" office:value="0.0020145">
                <text:p>0.0020145</text:p>
              </table:table-cell>
              <table:table-cell office:value-type="float" office:value="0.0020145">
                <text:p>0.0020145</text:p>
              </table:table-cell>
              <table:table-cell office:value-type="float" office:value="107797">
                <text:p>107797</text:p>
              </table:table-cell>
            </table:table-row>
            <table:table-row>
              <table:table-cell office:value-type="float" office:value="0.00204082">
                <text:p>0.00204082</text:p>
              </table:table-cell>
              <table:table-cell office:value-type="float" office:value="0.00204082">
                <text:p>0.00204082</text:p>
              </table:table-cell>
              <table:table-cell office:value-type="float" office:value="113596">
                <text:p>113596</text:p>
              </table:table-cell>
            </table:table-row>
            <table:table-row>
              <table:table-cell office:value-type="float" office:value="0.00208274">
                <text:p>0.00208274</text:p>
              </table:table-cell>
              <table:table-cell office:value-type="float" office:value="0.00208274">
                <text:p>0.00208274</text:p>
              </table:table-cell>
              <table:table-cell office:value-type="float" office:value="106374">
                <text:p>106374</text:p>
              </table:table-cell>
            </table:table-row>
            <table:table-row>
              <table:table-cell office:value-type="float" office:value="0.0021361">
                <text:p>0.0021361</text:p>
              </table:table-cell>
              <table:table-cell office:value-type="float" office:value="0.0021361">
                <text:p>0.0021361</text:p>
              </table:table-cell>
              <table:table-cell office:value-type="float" office:value="109658">
                <text:p>109658</text:p>
              </table:table-cell>
            </table:table-row>
            <table:table-row>
              <table:table-cell office:value-type="float" office:value="0.00217346">
                <text:p>0.00217346</text:p>
              </table:table-cell>
              <table:table-cell office:value-type="float" office:value="0.00217346">
                <text:p>0.00217346</text:p>
              </table:table-cell>
              <table:table-cell office:value-type="float" office:value="110537">
                <text:p>110537</text:p>
              </table:table-cell>
            </table:table-row>
            <table:table-row>
              <table:table-cell office:value-type="float" office:value="0.00222379">
                <text:p>0.00222379</text:p>
              </table:table-cell>
              <table:table-cell office:value-type="float" office:value="0.00222379">
                <text:p>0.00222379</text:p>
              </table:table-cell>
              <table:table-cell office:value-type="float" office:value="109507">
                <text:p>109507</text:p>
              </table:table-cell>
            </table:table-row>
            <table:table-row>
              <table:table-cell office:value-type="float" office:value="0.00227132">
                <text:p>0.00227132</text:p>
              </table:table-cell>
              <table:table-cell office:value-type="float" office:value="0.00227132">
                <text:p>0.00227132</text:p>
              </table:table-cell>
              <table:table-cell office:value-type="float" office:value="200533">
                <text:p>200533</text:p>
              </table:table-cell>
            </table:table-row>
            <table:table-row>
              <table:table-cell office:value-type="float" office:value="0.00232423">
                <text:p>0.00232423</text:p>
              </table:table-cell>
              <table:table-cell office:value-type="float" office:value="0.00232423">
                <text:p>0.00232423</text:p>
              </table:table-cell>
              <table:table-cell office:value-type="float" office:value="129402">
                <text:p>129402</text:p>
              </table:table-cell>
            </table:table-row>
            <table:table-row>
              <table:table-cell office:value-type="float" office:value="0.00236723">
                <text:p>0.00236723</text:p>
              </table:table-cell>
              <table:table-cell office:value-type="float" office:value="0.00236723">
                <text:p>0.00236723</text:p>
              </table:table-cell>
              <table:table-cell office:value-type="float" office:value="111710">
                <text:p>111710</text:p>
              </table:table-cell>
            </table:table-row>
            <table:table-row>
              <table:table-cell office:value-type="float" office:value="0.00246787">
                <text:p>0.00246787</text:p>
              </table:table-cell>
              <table:table-cell office:value-type="float" office:value="0.00246787">
                <text:p>0.00246787</text:p>
              </table:table-cell>
              <table:table-cell office:value-type="float" office:value="70583">
                <text:p>70583</text:p>
              </table:table-cell>
            </table:table-row>
            <table:table-row>
              <table:table-cell office:value-type="float" office:value="0.00253267">
                <text:p>0.00253267</text:p>
              </table:table-cell>
              <table:table-cell office:value-type="float" office:value="0.00253267">
                <text:p>0.00253267</text:p>
              </table:table-cell>
              <table:table-cell office:value-type="float" office:value="207249">
                <text:p>207249</text:p>
              </table:table-cell>
            </table:table-row>
            <table:table-row>
              <table:table-cell office:value-type="float" office:value="0.00254852">
                <text:p>0.00254852</text:p>
              </table:table-cell>
              <table:table-cell office:value-type="float" office:value="0.00254852">
                <text:p>0.00254852</text:p>
              </table:table-cell>
              <table:table-cell office:value-type="float" office:value="159267">
                <text:p>159267</text:p>
              </table:table-cell>
            </table:table-row>
            <table:table-row>
              <table:table-cell office:value-type="float" office:value="0.00260626">
                <text:p>0.00260626</text:p>
              </table:table-cell>
              <table:table-cell office:value-type="float" office:value="0.00260626">
                <text:p>0.00260626</text:p>
              </table:table-cell>
              <table:table-cell office:value-type="float" office:value="132462">
                <text:p>132462</text:p>
              </table:table-cell>
            </table:table-row>
            <table:table-row>
              <table:table-cell office:value-type="float" office:value="0.00265738">
                <text:p>0.00265738</text:p>
              </table:table-cell>
              <table:table-cell office:value-type="float" office:value="0.00265738">
                <text:p>0.00265738</text:p>
              </table:table-cell>
              <table:table-cell office:value-type="float" office:value="117477">
                <text:p>117477</text:p>
              </table:table-cell>
            </table:table-row>
            <table:table-row>
              <table:table-cell office:value-type="float" office:value="0.00285394">
                <text:p>0.00285394</text:p>
              </table:table-cell>
              <table:table-cell office:value-type="float" office:value="0.00285394">
                <text:p>0.00285394</text:p>
              </table:table-cell>
              <table:table-cell office:value-type="float" office:value="113867">
                <text:p>113867</text:p>
              </table:table-cell>
            </table:table-row>
            <table:table-row>
              <table:table-cell office:value-type="float" office:value="0.00289324">
                <text:p>0.00289324</text:p>
              </table:table-cell>
              <table:table-cell office:value-type="float" office:value="0.00289324">
                <text:p>0.00289324</text:p>
              </table:table-cell>
              <table:table-cell office:value-type="float" office:value="102438">
                <text:p>102438</text:p>
              </table:table-cell>
            </table:table-row>
            <table:table-row>
              <table:table-cell office:value-type="float" office:value="0.00292093">
                <text:p>0.00292093</text:p>
              </table:table-cell>
              <table:table-cell office:value-type="float" office:value="0.00292093">
                <text:p>0.00292093</text:p>
              </table:table-cell>
              <table:table-cell office:value-type="float" office:value="149903">
                <text:p>149903</text:p>
              </table:table-cell>
            </table:table-row>
            <table:table-row>
              <table:table-cell office:value-type="float" office:value="0.00320337">
                <text:p>0.00320337</text:p>
              </table:table-cell>
              <table:table-cell office:value-type="float" office:value="0.00320337">
                <text:p>0.00320337</text:p>
              </table:table-cell>
              <table:table-cell office:value-type="float" office:value="112823">
                <text:p>112823</text:p>
              </table:table-cell>
            </table:table-row>
            <table:table-row>
              <table:table-cell office:value-type="float" office:value="0.00321946">
                <text:p>0.00321946</text:p>
              </table:table-cell>
              <table:table-cell office:value-type="float" office:value="0.00321946">
                <text:p>0.00321946</text:p>
              </table:table-cell>
              <table:table-cell office:value-type="float" office:value="112167">
                <text:p>112167</text:p>
              </table:table-cell>
            </table:table-row>
            <table:table-row>
              <table:table-cell office:value-type="float" office:value="0.0033022">
                <text:p>0.0033022</text:p>
              </table:table-cell>
              <table:table-cell office:value-type="float" office:value="0.0033022">
                <text:p>0.0033022</text:p>
              </table:table-cell>
              <table:table-cell office:value-type="float" office:value="122230">
                <text:p>122230</text:p>
              </table:table-cell>
            </table:table-row>
            <table:table-row>
              <table:table-cell office:value-type="float" office:value="0.00334862">
                <text:p>0.00334862</text:p>
              </table:table-cell>
              <table:table-cell office:value-type="float" office:value="0.00334862">
                <text:p>0.00334862</text:p>
              </table:table-cell>
              <table:table-cell office:value-type="float" office:value="122503">
                <text:p>122503</text:p>
              </table:table-cell>
            </table:table-row>
            <table:table-row>
              <table:table-cell office:value-type="float" office:value="0.00347159">
                <text:p>0.00347159</text:p>
              </table:table-cell>
              <table:table-cell office:value-type="float" office:value="0.00347159">
                <text:p>0.00347159</text:p>
              </table:table-cell>
              <table:table-cell office:value-type="float" office:value="109608">
                <text:p>109608</text:p>
              </table:table-cell>
            </table:table-row>
            <table:table-row>
              <table:table-cell office:value-type="float" office:value="0.00347887">
                <text:p>0.00347887</text:p>
              </table:table-cell>
              <table:table-cell office:value-type="float" office:value="0.00347887">
                <text:p>0.00347887</text:p>
              </table:table-cell>
              <table:table-cell office:value-type="float" office:value="109703">
                <text:p>109703</text:p>
              </table:table-cell>
            </table:table-row>
            <table:table-row>
              <table:table-cell office:value-type="float" office:value="0.00360357">
                <text:p>0.00360357</text:p>
              </table:table-cell>
              <table:table-cell office:value-type="float" office:value="0.00360357">
                <text:p>0.00360357</text:p>
              </table:table-cell>
              <table:table-cell office:value-type="float" office:value="129037">
                <text:p>129037</text:p>
              </table:table-cell>
            </table:table-row>
            <table:table-row>
              <table:table-cell office:value-type="float" office:value="0.00360577">
                <text:p>0.00360577</text:p>
              </table:table-cell>
              <table:table-cell office:value-type="float" office:value="0.00360577">
                <text:p>0.00360577</text:p>
              </table:table-cell>
              <table:table-cell office:value-type="float" office:value="144988">
                <text:p>144988</text:p>
              </table:table-cell>
            </table:table-row>
            <table:table-row>
              <table:table-cell office:value-type="float" office:value="0.00365668">
                <text:p>0.00365668</text:p>
              </table:table-cell>
              <table:table-cell office:value-type="float" office:value="0.00365668">
                <text:p>0.00365668</text:p>
              </table:table-cell>
              <table:table-cell office:value-type="float" office:value="107695">
                <text:p>107695</text:p>
              </table:table-cell>
            </table:table-row>
            <table:table-row>
              <table:table-cell office:value-type="float" office:value="0.00365741">
                <text:p>0.00365741</text:p>
              </table:table-cell>
              <table:table-cell office:value-type="float" office:value="0.00365741">
                <text:p>0.00365741</text:p>
              </table:table-cell>
              <table:table-cell office:value-type="float" office:value="116783">
                <text:p>116783</text:p>
              </table:table-cell>
            </table:table-row>
            <table:table-row>
              <table:table-cell office:value-type="float" office:value="0.00371747">
                <text:p>0.00371747</text:p>
              </table:table-cell>
              <table:table-cell office:value-type="float" office:value="0.00371747">
                <text:p>0.00371747</text:p>
              </table:table-cell>
              <table:table-cell office:value-type="float" office:value="102582">
                <text:p>102582</text:p>
              </table:table-cell>
            </table:table-row>
            <table:table-row>
              <table:table-cell office:value-type="float" office:value="0.00371852">
                <text:p>0.00371852</text:p>
              </table:table-cell>
              <table:table-cell office:value-type="float" office:value="0.00371852">
                <text:p>0.00371852</text:p>
              </table:table-cell>
              <table:table-cell office:value-type="float" office:value="102358">
                <text:p>102358</text:p>
              </table:table-cell>
            </table:table-row>
            <table:table-row>
              <table:table-cell office:value-type="float" office:value="0.00386399">
                <text:p>0.00386399</text:p>
              </table:table-cell>
              <table:table-cell office:value-type="float" office:value="0.00386399">
                <text:p>0.00386399</text:p>
              </table:table-cell>
              <table:table-cell office:value-type="float" office:value="152770">
                <text:p>152770</text:p>
              </table:table-cell>
            </table:table-row>
            <table:table-row>
              <table:table-cell office:value-type="float" office:value="0.00386963">
                <text:p>0.00386963</text:p>
              </table:table-cell>
              <table:table-cell office:value-type="float" office:value="0.00386963">
                <text:p>0.00386963</text:p>
              </table:table-cell>
              <table:table-cell office:value-type="float" office:value="136719">
                <text:p>136719</text:p>
              </table:table-cell>
            </table:table-row>
            <table:table-row>
              <table:table-cell office:value-type="float" office:value="0.00391331">
                <text:p>0.00391331</text:p>
              </table:table-cell>
              <table:table-cell office:value-type="float" office:value="0.00391331">
                <text:p>0.00391331</text:p>
              </table:table-cell>
              <table:table-cell office:value-type="float" office:value="106294">
                <text:p>106294</text:p>
              </table:table-cell>
            </table:table-row>
            <table:table-row>
              <table:table-cell office:value-type="float" office:value="0.00391366">
                <text:p>0.00391366</text:p>
              </table:table-cell>
              <table:table-cell office:value-type="float" office:value="0.00391366">
                <text:p>0.00391366</text:p>
              </table:table-cell>
              <table:table-cell office:value-type="float" office:value="106816">
                <text:p>106816</text:p>
              </table:table-cell>
            </table:table-row>
            <table:table-row>
              <table:table-cell office:value-type="float" office:value="0.00395155">
                <text:p>0.00395155</text:p>
              </table:table-cell>
              <table:table-cell office:value-type="float" office:value="0.00395155">
                <text:p>0.00395155</text:p>
              </table:table-cell>
              <table:table-cell office:value-type="float" office:value="102055">
                <text:p>102055</text:p>
              </table:table-cell>
            </table:table-row>
            <table:table-row>
              <table:table-cell office:value-type="float" office:value="0.00395766">
                <text:p>0.00395766</text:p>
              </table:table-cell>
              <table:table-cell office:value-type="float" office:value="0.00395766">
                <text:p>0.00395766</text:p>
              </table:table-cell>
              <table:table-cell office:value-type="float" office:value="99215">
                <text:p>99215</text:p>
              </table:table-cell>
            </table:table-row>
            <table:table-row>
              <table:table-cell office:value-type="float" office:value="0.00420438">
                <text:p>0.00420438</text:p>
              </table:table-cell>
              <table:table-cell office:value-type="float" office:value="0.00420438">
                <text:p>0.00420438</text:p>
              </table:table-cell>
              <table:table-cell office:value-type="float" office:value="129334">
                <text:p>129334</text:p>
              </table:table-cell>
            </table:table-row>
            <table:table-row>
              <table:table-cell office:value-type="float" office:value="0.00420733">
                <text:p>0.00420733</text:p>
              </table:table-cell>
              <table:table-cell office:value-type="float" office:value="0.00420733">
                <text:p>0.00420733</text:p>
              </table:table-cell>
              <table:table-cell office:value-type="float" office:value="129358">
                <text:p>129358</text:p>
              </table:table-cell>
            </table:table-row>
            <table:table-row>
              <table:table-cell office:value-type="float" office:value="0.00420867">
                <text:p>0.00420867</text:p>
              </table:table-cell>
              <table:table-cell office:value-type="float" office:value="0.00420867">
                <text:p>0.00420867</text:p>
              </table:table-cell>
              <table:table-cell office:value-type="float" office:value="129720">
                <text:p>129720</text:p>
              </table:table-cell>
            </table:table-row>
            <table:table-row>
              <table:table-cell office:value-type="float" office:value="0.00458252">
                <text:p>0.00458252</text:p>
              </table:table-cell>
              <table:table-cell office:value-type="float" office:value="0.00458252">
                <text:p>0.00458252</text:p>
              </table:table-cell>
              <table:table-cell office:value-type="float" office:value="150269">
                <text:p>150269</text:p>
              </table:table-cell>
            </table:table-row>
            <table:table-row>
              <table:table-cell office:value-type="float" office:value="0.0045835">
                <text:p>0.0045835</text:p>
              </table:table-cell>
              <table:table-cell office:value-type="float" office:value="0.0045835">
                <text:p>0.0045835</text:p>
              </table:table-cell>
              <table:table-cell office:value-type="float" office:value="150173">
                <text:p>150173</text:p>
              </table:table-cell>
            </table:table-row>
            <table:table-row>
              <table:table-cell office:value-type="float" office:value="0.00458716">
                <text:p>0.00458716</text:p>
              </table:table-cell>
              <table:table-cell office:value-type="float" office:value="0.00458716">
                <text:p>0.00458716</text:p>
              </table:table-cell>
              <table:table-cell office:value-type="float" office:value="140834">
                <text:p>140834</text:p>
              </table:table-cell>
            </table:table-row>
            <table:table-row>
              <table:table-cell office:value-type="float" office:value="0.00482167">
                <text:p>0.00482167</text:p>
              </table:table-cell>
              <table:table-cell office:value-type="float" office:value="0.00482167">
                <text:p>0.00482167</text:p>
              </table:table-cell>
              <table:table-cell office:value-type="float" office:value="142411">
                <text:p>142411</text:p>
              </table:table-cell>
            </table:table-row>
            <table:table-row>
              <table:table-cell office:value-type="float" office:value="0.00482599">
                <text:p>0.00482599</text:p>
              </table:table-cell>
              <table:table-cell office:value-type="float" office:value="0.00482599">
                <text:p>0.00482599</text:p>
              </table:table-cell>
              <table:table-cell office:value-type="float" office:value="142467">
                <text:p>142467</text:p>
              </table:table-cell>
            </table:table-row>
            <table:table-row>
              <table:table-cell office:value-type="float" office:value="0.00482618">
                <text:p>0.00482618</text:p>
              </table:table-cell>
              <table:table-cell office:value-type="float" office:value="0.00482618">
                <text:p>0.00482618</text:p>
              </table:table-cell>
              <table:table-cell office:value-type="float" office:value="142026">
                <text:p>142026</text:p>
              </table:table-cell>
            </table:table-row>
            <table:table-row>
              <table:table-cell office:value-type="float" office:value="0.00489349">
                <text:p>0.00489349</text:p>
              </table:table-cell>
              <table:table-cell office:value-type="float" office:value="0.00489349">
                <text:p>0.00489349</text:p>
              </table:table-cell>
              <table:table-cell office:value-type="float" office:value="130036">
                <text:p>130036</text:p>
              </table:table-cell>
            </table:table-row>
            <table:table-row>
              <table:table-cell office:value-type="float" office:value="0.00489539">
                <text:p>0.00489539</text:p>
              </table:table-cell>
              <table:table-cell office:value-type="float" office:value="0.00489539">
                <text:p>0.00489539</text:p>
              </table:table-cell>
              <table:table-cell office:value-type="float" office:value="135671">
                <text:p>135671</text:p>
              </table:table-cell>
            </table:table-row>
            <table:table-row>
              <table:table-cell office:value-type="float" office:value="0.00489902">
                <text:p>0.00489902</text:p>
              </table:table-cell>
              <table:table-cell office:value-type="float" office:value="0.00489902">
                <text:p>0.00489902</text:p>
              </table:table-cell>
              <table:table-cell office:value-type="float" office:value="109531">
                <text:p>109531</text:p>
              </table:table-cell>
            </table:table-row>
            <table:table-row>
              <table:table-cell office:value-type="float" office:value="0.00501846">
                <text:p>0.00501846</text:p>
              </table:table-cell>
              <table:table-cell office:value-type="float" office:value="0.00501846">
                <text:p>0.00501846</text:p>
              </table:table-cell>
              <table:table-cell office:value-type="float" office:value="167535">
                <text:p>167535</text:p>
              </table:table-cell>
            </table:table-row>
            <table:table-row>
              <table:table-cell office:value-type="float" office:value="0.00512253">
                <text:p>0.00512253</text:p>
              </table:table-cell>
              <table:table-cell office:value-type="float" office:value="0.00512253">
                <text:p>0.00512253</text:p>
              </table:table-cell>
              <table:table-cell office:value-type="float" office:value="196588">
                <text:p>196588</text:p>
              </table:table-cell>
            </table:table-row>
            <table:table-row>
              <table:table-cell office:value-type="float" office:value="0.00558932">
                <text:p>0.00558932</text:p>
              </table:table-cell>
              <table:table-cell office:value-type="float" office:value="0.00558932">
                <text:p>0.00558932</text:p>
              </table:table-cell>
              <table:table-cell office:value-type="float" office:value="194236">
                <text:p>194236</text:p>
              </table:table-cell>
            </table:table-row>
            <table:table-row>
              <table:table-cell office:value-type="float" office:value="0.00579793">
                <text:p>0.00579793</text:p>
              </table:table-cell>
              <table:table-cell office:value-type="float" office:value="0.00579793">
                <text:p>0.00579793</text:p>
              </table:table-cell>
              <table:table-cell office:value-type="float" office:value="152404">
                <text:p>152404</text:p>
              </table:table-cell>
            </table:table-row>
            <table:table-row>
              <table:table-cell office:value-type="float" office:value="0.00579793">
                <text:p>0.00579793</text:p>
              </table:table-cell>
              <table:table-cell office:value-type="float" office:value="0.00579793">
                <text:p>0.00579793</text:p>
              </table:table-cell>
              <table:table-cell office:value-type="float" office:value="152404">
                <text:p>152404</text:p>
              </table:table-cell>
            </table:table-row>
            <table:table-row>
              <table:table-cell office:value-type="float" office:value="0.00584523">
                <text:p>0.00584523</text:p>
              </table:table-cell>
              <table:table-cell office:value-type="float" office:value="0.00584523">
                <text:p>0.00584523</text:p>
              </table:table-cell>
              <table:table-cell office:value-type="float" office:value="196357">
                <text:p>196357</text:p>
              </table:table-cell>
            </table:table-row>
            <table:table-row>
              <table:table-cell office:value-type="float" office:value="0.00596647">
                <text:p>0.00596647</text:p>
              </table:table-cell>
              <table:table-cell office:value-type="float" office:value="0.00596647">
                <text:p>0.00596647</text:p>
              </table:table-cell>
              <table:table-cell office:value-type="float" office:value="197258">
                <text:p>197258</text:p>
              </table:table-cell>
            </table:table-row>
            <table:table-row>
              <table:table-cell office:value-type="float" office:value="0.00601973">
                <text:p>0.00601973</text:p>
              </table:table-cell>
              <table:table-cell office:value-type="float" office:value="0.00601973">
                <text:p>0.00601973</text:p>
              </table:table-cell>
              <table:table-cell office:value-type="float" office:value="197948">
                <text:p>197948</text:p>
              </table:table-cell>
            </table:table-row>
            <table:table-row>
              <table:table-cell office:value-type="float" office:value="0.00627344">
                <text:p>0.00627344</text:p>
              </table:table-cell>
              <table:table-cell office:value-type="float" office:value="0.00627344">
                <text:p>0.00627344</text:p>
              </table:table-cell>
              <table:table-cell office:value-type="float" office:value="198346">
                <text:p>198346</text:p>
              </table:table-cell>
            </table:table-row>
            <table:table-row>
              <table:table-cell office:value-type="float" office:value="0.00637996">
                <text:p>0.00637996</text:p>
              </table:table-cell>
              <table:table-cell office:value-type="float" office:value="0.00637996">
                <text:p>0.00637996</text:p>
              </table:table-cell>
              <table:table-cell office:value-type="float" office:value="200739">
                <text:p>200739</text:p>
              </table:table-cell>
            </table:table-row>
            <table:table-row>
              <table:table-cell office:value-type="float" office:value="0.00640236">
                <text:p>0.00640236</text:p>
              </table:table-cell>
              <table:table-cell office:value-type="float" office:value="0.00640236">
                <text:p>0.00640236</text:p>
              </table:table-cell>
              <table:table-cell office:value-type="float" office:value="191133">
                <text:p>191133</text:p>
              </table:table-cell>
            </table:table-row>
            <table:table-row>
              <table:table-cell office:value-type="float" office:value="0.00640236">
                <text:p>0.00640236</text:p>
              </table:table-cell>
              <table:table-cell office:value-type="float" office:value="0.00640236">
                <text:p>0.00640236</text:p>
              </table:table-cell>
              <table:table-cell office:value-type="float" office:value="191133">
                <text:p>191133</text:p>
              </table:table-cell>
            </table:table-row>
            <table:table-row>
              <table:table-cell office:value-type="float" office:value="0.00655194">
                <text:p>0.00655194</text:p>
              </table:table-cell>
              <table:table-cell office:value-type="float" office:value="0.00655194">
                <text:p>0.00655194</text:p>
              </table:table-cell>
              <table:table-cell office:value-type="float" office:value="197346">
                <text:p>197346</text:p>
              </table:table-cell>
            </table:table-row>
            <table:table-row>
              <table:table-cell office:value-type="float" office:value="0.00660527">
                <text:p>0.00660527</text:p>
              </table:table-cell>
              <table:table-cell office:value-type="float" office:value="0.00660527">
                <text:p>0.00660527</text:p>
              </table:table-cell>
              <table:table-cell office:value-type="float" office:value="214752">
                <text:p>214752</text:p>
              </table:table-cell>
            </table:table-row>
            <table:table-row>
              <table:table-cell office:value-type="float" office:value="0.00670067">
                <text:p>0.00670067</text:p>
              </table:table-cell>
              <table:table-cell office:value-type="float" office:value="0.00670067">
                <text:p>0.00670067</text:p>
              </table:table-cell>
              <table:table-cell office:value-type="float" office:value="219382">
                <text:p>219382</text:p>
              </table:table-cell>
            </table:table-row>
            <table:table-row>
              <table:table-cell office:value-type="float" office:value="0.00673405">
                <text:p>0.00673405</text:p>
              </table:table-cell>
              <table:table-cell office:value-type="float" office:value="0.00673405">
                <text:p>0.00673405</text:p>
              </table:table-cell>
              <table:table-cell office:value-type="float" office:value="199370">
                <text:p>199370</text:p>
              </table:table-cell>
            </table:table-row>
            <table:table-row>
              <table:table-cell office:value-type="float" office:value="0.00680364">
                <text:p>0.00680364</text:p>
              </table:table-cell>
              <table:table-cell office:value-type="float" office:value="0.00680364">
                <text:p>0.00680364</text:p>
              </table:table-cell>
              <table:table-cell office:value-type="float" office:value="201036">
                <text:p>201036</text:p>
              </table:table-cell>
            </table:table-row>
            <table:table-row>
              <table:table-cell office:value-type="float" office:value="0.00689023">
                <text:p>0.00689023</text:p>
              </table:table-cell>
              <table:table-cell office:value-type="float" office:value="0.00689023">
                <text:p>0.00689023</text:p>
              </table:table-cell>
              <table:table-cell office:value-type="float" office:value="201924">
                <text:p>201924</text:p>
              </table:table-cell>
            </table:table-row>
            <table:table-row>
              <table:table-cell office:value-type="float" office:value="0.00706312">
                <text:p>0.00706312</text:p>
              </table:table-cell>
              <table:table-cell office:value-type="float" office:value="0.00706312">
                <text:p>0.00706312</text:p>
              </table:table-cell>
              <table:table-cell office:value-type="float" office:value="201983">
                <text:p>201983</text:p>
              </table:table-cell>
            </table:table-row>
            <table:table-row>
              <table:table-cell office:value-type="float" office:value="0.00715693">
                <text:p>0.00715693</text:p>
              </table:table-cell>
              <table:table-cell office:value-type="float" office:value="0.00715693">
                <text:p>0.00715693</text:p>
              </table:table-cell>
              <table:table-cell office:value-type="float" office:value="202197">
                <text:p>202197</text:p>
              </table:table-cell>
            </table:table-row>
            <table:table-row>
              <table:table-cell office:value-type="float" office:value="0.00719033">
                <text:p>0.00719033</text:p>
              </table:table-cell>
              <table:table-cell office:value-type="float" office:value="0.00719033">
                <text:p>0.00719033</text:p>
              </table:table-cell>
              <table:table-cell office:value-type="float" office:value="202537">
                <text:p>202537</text:p>
              </table:table-cell>
            </table:table-row>
            <table:table-row>
              <table:table-cell office:value-type="float" office:value="0.00725913">
                <text:p>0.00725913</text:p>
              </table:table-cell>
              <table:table-cell office:value-type="float" office:value="0.00725913">
                <text:p>0.00725913</text:p>
              </table:table-cell>
              <table:table-cell office:value-type="float" office:value="202907">
                <text:p>202907</text:p>
              </table:table-cell>
            </table:table-row>
            <table:table-row>
              <table:table-cell office:value-type="float" office:value="0.00730547">
                <text:p>0.00730547</text:p>
              </table:table-cell>
              <table:table-cell office:value-type="float" office:value="0.00730547">
                <text:p>0.00730547</text:p>
              </table:table-cell>
              <table:table-cell office:value-type="float" office:value="225103">
                <text:p>225103</text:p>
              </table:table-cell>
            </table:table-row>
            <table:table-row>
              <table:table-cell office:value-type="float" office:value="0.00744936">
                <text:p>0.00744936</text:p>
              </table:table-cell>
              <table:table-cell office:value-type="float" office:value="0.00744936">
                <text:p>0.00744936</text:p>
              </table:table-cell>
              <table:table-cell office:value-type="float" office:value="213951">
                <text:p>213951</text:p>
              </table:table-cell>
            </table:table-row>
            <table:table-row>
              <table:table-cell office:value-type="float" office:value="0.00749357">
                <text:p>0.00749357</text:p>
              </table:table-cell>
              <table:table-cell office:value-type="float" office:value="0.00749357">
                <text:p>0.00749357</text:p>
              </table:table-cell>
              <table:table-cell office:value-type="float" office:value="215975">
                <text:p>215975</text:p>
              </table:table-cell>
            </table:table-row>
            <table:table-row>
              <table:table-cell office:value-type="float" office:value="0.00751937">
                <text:p>0.00751937</text:p>
              </table:table-cell>
              <table:table-cell office:value-type="float" office:value="0.00751937">
                <text:p>0.00751937</text:p>
              </table:table-cell>
              <table:table-cell office:value-type="float" office:value="219753">
                <text:p>219753</text:p>
              </table:table-cell>
            </table:table-row>
            <table:table-row>
              <table:table-cell office:value-type="float" office:value="0.00768847">
                <text:p>0.00768847</text:p>
              </table:table-cell>
              <table:table-cell office:value-type="float" office:value="0.00768847">
                <text:p>0.00768847</text:p>
              </table:table-cell>
              <table:table-cell office:value-type="float" office:value="143304">
                <text:p>143304</text:p>
              </table:table-cell>
            </table:table-row>
            <table:table-row>
              <table:table-cell office:value-type="float" office:value="0.00794975">
                <text:p>0.00794975</text:p>
              </table:table-cell>
              <table:table-cell office:value-type="float" office:value="0.00794975">
                <text:p>0.00794975</text:p>
              </table:table-cell>
              <table:table-cell office:value-type="float" office:value="199206">
                <text:p>199206</text:p>
              </table:table-cell>
            </table:table-row>
            <table:table-row>
              <table:table-cell office:value-type="float" office:value="0.00797195">
                <text:p>0.00797195</text:p>
              </table:table-cell>
              <table:table-cell office:value-type="float" office:value="0.00797195">
                <text:p>0.00797195</text:p>
              </table:table-cell>
              <table:table-cell office:value-type="float" office:value="229846">
                <text:p>229846</text:p>
              </table:table-cell>
            </table:table-row>
            <table:table-row>
              <table:table-cell office:value-type="float" office:value="0.00843945">
                <text:p>0.00843945</text:p>
              </table:table-cell>
              <table:table-cell office:value-type="float" office:value="0.00843945">
                <text:p>0.00843945</text:p>
              </table:table-cell>
              <table:table-cell office:value-type="float" office:value="237369">
                <text:p>237369</text:p>
              </table:table-cell>
            </table:table-row>
            <table:table-row>
              <table:table-cell office:value-type="float" office:value="0.00846378">
                <text:p>0.00846378</text:p>
              </table:table-cell>
              <table:table-cell office:value-type="float" office:value="0.00846378">
                <text:p>0.00846378</text:p>
              </table:table-cell>
              <table:table-cell office:value-type="float" office:value="236948">
                <text:p>236948</text:p>
              </table:table-cell>
            </table:table-row>
            <table:table-row>
              <table:table-cell office:value-type="float" office:value="0.00853764">
                <text:p>0.00853764</text:p>
              </table:table-cell>
              <table:table-cell office:value-type="float" office:value="0.00853764">
                <text:p>0.00853764</text:p>
              </table:table-cell>
              <table:table-cell office:value-type="float" office:value="238641">
                <text:p>238641</text:p>
              </table:table-cell>
            </table:table-row>
            <table:table-row>
              <table:table-cell office:value-type="float" office:value="0.00871932">
                <text:p>0.00871932</text:p>
              </table:table-cell>
              <table:table-cell office:value-type="float" office:value="0.00871932">
                <text:p>0.00871932</text:p>
              </table:table-cell>
              <table:table-cell office:value-type="float" office:value="241936">
                <text:p>241936</text:p>
              </table:table-cell>
            </table:table-row>
            <table:table-row>
              <table:table-cell office:value-type="float" office:value="0.00873465">
                <text:p>0.00873465</text:p>
              </table:table-cell>
              <table:table-cell office:value-type="float" office:value="0.00873465">
                <text:p>0.00873465</text:p>
              </table:table-cell>
              <table:table-cell office:value-type="float" office:value="247459">
                <text:p>247459</text:p>
              </table:table-cell>
            </table:table-row>
            <table:table-row>
              <table:table-cell office:value-type="float" office:value="0.00883966">
                <text:p>0.00883966</text:p>
              </table:table-cell>
              <table:table-cell office:value-type="float" office:value="0.00883966">
                <text:p>0.00883966</text:p>
              </table:table-cell>
              <table:table-cell office:value-type="float" office:value="279349">
                <text:p>279349</text:p>
              </table:table-cell>
            </table:table-row>
            <table:table-row>
              <table:table-cell office:value-type="float" office:value="0.00889863">
                <text:p>0.00889863</text:p>
              </table:table-cell>
              <table:table-cell office:value-type="float" office:value="0.00889863">
                <text:p>0.00889863</text:p>
              </table:table-cell>
              <table:table-cell office:value-type="float" office:value="284615">
                <text:p>284615</text:p>
              </table:table-cell>
            </table:table-row>
            <table:table-row>
              <table:table-cell office:value-type="float" office:value="0.00890891">
                <text:p>0.00890891</text:p>
              </table:table-cell>
              <table:table-cell office:value-type="float" office:value="0.00890891">
                <text:p>0.00890891</text:p>
              </table:table-cell>
              <table:table-cell office:value-type="float" office:value="257505">
                <text:p>257505</text:p>
              </table:table-cell>
            </table:table-row>
            <table:table-row>
              <table:table-cell office:value-type="float" office:value="0.00894312">
                <text:p>0.00894312</text:p>
              </table:table-cell>
              <table:table-cell office:value-type="float" office:value="0.00894312">
                <text:p>0.00894312</text:p>
              </table:table-cell>
              <table:table-cell office:value-type="float" office:value="289146">
                <text:p>289146</text:p>
              </table:table-cell>
            </table:table-row>
            <table:table-row>
              <table:table-cell office:value-type="float" office:value="0.00907425">
                <text:p>0.00907425</text:p>
              </table:table-cell>
              <table:table-cell office:value-type="float" office:value="0.00907425">
                <text:p>0.00907425</text:p>
              </table:table-cell>
              <table:table-cell office:value-type="float" office:value="260143">
                <text:p>260143</text:p>
              </table:table-cell>
            </table:table-row>
            <table:table-row>
              <table:table-cell office:value-type="float" office:value="0.00916723">
                <text:p>0.00916723</text:p>
              </table:table-cell>
              <table:table-cell office:value-type="float" office:value="0.00916723">
                <text:p>0.00916723</text:p>
              </table:table-cell>
              <table:table-cell office:value-type="float" office:value="285397">
                <text:p>285397</text:p>
              </table:table-cell>
            </table:table-row>
            <table:table-row>
              <table:table-cell office:value-type="float" office:value="0.00945632">
                <text:p>0.00945632</text:p>
              </table:table-cell>
              <table:table-cell office:value-type="float" office:value="0.00945632">
                <text:p>0.00945632</text:p>
              </table:table-cell>
              <table:table-cell office:value-type="float" office:value="286173">
                <text:p>286173</text:p>
              </table:table-cell>
            </table:table-row>
            <table:table-row>
              <table:table-cell office:value-type="float" office:value="0.00951364">
                <text:p>0.00951364</text:p>
              </table:table-cell>
              <table:table-cell office:value-type="float" office:value="0.00951364">
                <text:p>0.00951364</text:p>
              </table:table-cell>
              <table:table-cell office:value-type="float" office:value="285618">
                <text:p>285618</text:p>
              </table:table-cell>
            </table:table-row>
            <table:table-row>
              <table:table-cell office:value-type="float" office:value="0.00974506">
                <text:p>0.00974506</text:p>
              </table:table-cell>
              <table:table-cell office:value-type="float" office:value="0.00974506">
                <text:p>0.00974506</text:p>
              </table:table-cell>
              <table:table-cell office:value-type="float" office:value="295812">
                <text:p>295812</text:p>
              </table:table-cell>
            </table:table-row>
            <table:table-row>
              <table:table-cell office:value-type="float" office:value="0.00991375">
                <text:p>0.00991375</text:p>
              </table:table-cell>
              <table:table-cell office:value-type="float" office:value="0.00991375">
                <text:p>0.00991375</text:p>
              </table:table-cell>
              <table:table-cell office:value-type="float" office:value="294633">
                <text:p>294633</text:p>
              </table:table-cell>
            </table:table-row>
            <table:table-row>
              <table:table-cell office:value-type="float" office:value="0.00997583">
                <text:p>0.00997583</text:p>
              </table:table-cell>
              <table:table-cell office:value-type="float" office:value="0.00997583">
                <text:p>0.00997583</text:p>
              </table:table-cell>
              <table:table-cell office:value-type="float" office:value="300541">
                <text:p>300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5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942cm" svg:height="36.764cm" xlink:href=".." xlink:type="simple" chart:class="chart:bar" chart:style-name="ch1">
        <chart:plot-area chart:style-name="ch2" table:cell-range-address="BC.I24:BC.J43" chart:data-source-has-labels="column" svg:x="3.171cm" svg:y="0.735cm" svg:width="57.533cm" svg:height="33.391cm">
          <chartooo:coordinate-region svg:x="5.168cm" svg:y="0.735cm" svg:width="55.536cm" svg:height="29.93cm"/>
          <chart:axis chart:dimension="x" chart:name="primary-x" chart:style-name="ch3" chartooo:axis-type="auto">
            <chartooo:date-scale/>
            <chart:title svg:x="30.678cm" svg:y="34.861cm" chart:style-name="ch4">
              <text:p>Ratio bins
</text:p>
            </chart:title>
            <chart:categories table:cell-range-address="BC.I24:BC.I43"/>
          </chart:axis>
          <chart:axis chart:dimension="y" chart:name="primary-y" chart:style-name="ch5">
            <chart:title svg:x="0.451cm" svg:y="19.02cm" chart:style-name="ch6">
              <text:p>observations
</text:p>
            </chart:title>
            <chart:grid chart:style-name="ch7" chart:class="major"/>
          </chart:axis>
          <chart:series chart:style-name="ch8" chart:values-cell-range-address="BC.J24:BC.J43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0.000 – 0.0005</text:p>
                <draw:g>
                  <svg:desc>BC.I24:BC.I43</svg:desc>
                </draw:g>
              </table:table-cell>
              <table:table-cell office:value-type="float" office:value="174235.4">
                <text:p>174235.4</text:p>
                <draw:g>
                  <svg:desc>BC.J24:BC.J43</svg:desc>
                </draw:g>
              </table:table-cell>
            </table:table-row>
            <table:table-row>
              <table:table-cell office:value-type="string">
                <text:p>0.0005 – 0.001</text:p>
              </table:table-cell>
              <table:table-cell office:value-type="float" office:value="150715.333333333">
                <text:p>150715.333333333</text:p>
              </table:table-cell>
            </table:table-row>
            <table:table-row>
              <table:table-cell office:value-type="string">
                <text:p>0.001 – 0.0015</text:p>
              </table:table-cell>
              <table:table-cell office:value-type="float" office:value="138123">
                <text:p>138123</text:p>
              </table:table-cell>
            </table:table-row>
            <table:table-row>
              <table:table-cell office:value-type="string">
                <text:p>0.0015 – 0.002</text:p>
              </table:table-cell>
              <table:table-cell office:value-type="float" office:value="136175.727272727">
                <text:p>136175.727272727</text:p>
              </table:table-cell>
            </table:table-row>
            <table:table-row>
              <table:table-cell office:value-type="string">
                <text:p>0.002 – 0.0025</text:p>
              </table:table-cell>
              <table:table-cell office:value-type="float" office:value="116969.7">
                <text:p>116969.7</text:p>
              </table:table-cell>
            </table:table-row>
            <table:table-row>
              <table:table-cell office:value-type="string">
                <text:p>0.0025 – 0.003</text:p>
              </table:table-cell>
              <table:table-cell office:value-type="float" office:value="140380.428571429">
                <text:p>140380.428571429</text:p>
              </table:table-cell>
            </table:table-row>
            <table:table-row>
              <table:table-cell office:value-type="string">
                <text:p>0.003 – 0.0035</text:p>
              </table:table-cell>
              <table:table-cell office:value-type="float" office:value="114839">
                <text:p>114839</text:p>
              </table:table-cell>
            </table:table-row>
            <table:table-row>
              <table:table-cell office:value-type="string">
                <text:p>0.0035 – 0.004</text:p>
              </table:table-cell>
              <table:table-cell office:value-type="float" office:value="117276">
                <text:p>117276</text:p>
              </table:table-cell>
            </table:table-row>
            <table:table-row>
              <table:table-cell office:value-type="string">
                <text:p>0.004 – 0.0045</text:p>
              </table:table-cell>
              <table:table-cell office:value-type="float" office:value="129470.666666667">
                <text:p>129470.666666667</text:p>
              </table:table-cell>
            </table:table-row>
            <table:table-row>
              <table:table-cell office:value-type="string">
                <text:p>0.0045 – 0.005</text:p>
              </table:table-cell>
              <table:table-cell office:value-type="float" office:value="138157.555555556">
                <text:p>138157.555555556</text:p>
              </table:table-cell>
            </table:table-row>
            <table:table-row>
              <table:table-cell office:value-type="string">
                <text:p>0.005 – 0.0055</text:p>
              </table:table-cell>
              <table:table-cell office:value-type="float" office:value="182061.5">
                <text:p>182061.5</text:p>
              </table:table-cell>
            </table:table-row>
            <table:table-row>
              <table:table-cell office:value-type="string">
                <text:p>0.0055 – 0.006</text:p>
              </table:table-cell>
              <table:table-cell office:value-type="float" office:value="178531.8">
                <text:p>178531.8</text:p>
              </table:table-cell>
            </table:table-row>
            <table:table-row>
              <table:table-cell office:value-type="string">
                <text:p>0.006 – 0.0065</text:p>
              </table:table-cell>
              <table:table-cell office:value-type="float" office:value="195859.8">
                <text:p>195859.8</text:p>
              </table:table-cell>
            </table:table-row>
            <table:table-row>
              <table:table-cell office:value-type="string">
                <text:p>0.0065 – 0.007</text:p>
              </table:table-cell>
              <table:table-cell office:value-type="float" office:value="205635">
                <text:p>205635</text:p>
              </table:table-cell>
            </table:table-row>
            <table:table-row>
              <table:table-cell office:value-type="string">
                <text:p>0.007 – 0.0075</text:p>
              </table:table-cell>
              <table:table-cell office:value-type="float" office:value="209236.142857143">
                <text:p>209236.142857143</text:p>
              </table:table-cell>
            </table:table-row>
            <table:table-row>
              <table:table-cell office:value-type="string">
                <text:p>0.0075 – 0.008</text:p>
              </table:table-cell>
              <table:table-cell office:value-type="float" office:value="198027.25">
                <text:p>198027.25</text:p>
              </table:table-cell>
            </table:table-row>
            <table:table-row>
              <table:table-cell office:value-type="string">
                <text:p>0.008 – 0.0085</text:p>
              </table:table-cell>
              <table:table-cell office:value-type="float" office:value="237158.5">
                <text:p>237158.5</text:p>
              </table:table-cell>
            </table:table-row>
            <table:table-row>
              <table:table-cell office:value-type="string">
                <text:p>0.0085 – 0.009</text:p>
              </table:table-cell>
              <table:table-cell office:value-type="float" office:value="262664.428571429">
                <text:p>262664.428571429</text:p>
              </table:table-cell>
            </table:table-row>
            <table:table-row>
              <table:table-cell office:value-type="string">
                <text:p>0.009 – 0.0095</text:p>
              </table:table-cell>
              <table:table-cell office:value-type="float" office:value="277237.666666667">
                <text:p>277237.666666667</text:p>
              </table:table-cell>
            </table:table-row>
            <table:table-row>
              <table:table-cell office:value-type="string">
                <text:p>0.0095 – 0.01</text:p>
              </table:table-cell>
              <table:table-cell office:value-type="float" office:value="294151">
                <text:p>294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7.581cm" svg:height="45.083cm" xlink:href="." xlink:type="simple" chart:class="chart:bar" chart:style-name="ch1">
        <chart:plot-area chart:style-name="ch2" chart:data-source-has-labels="both" svg:x="4.416cm" svg:y="0.901cm" svg:width="61.814cm" svg:height="40.246cm">
          <chartooo:coordinate-region svg:x="7.048cm" svg:y="1.299cm" svg:width="59.182cm" svg:height="38.804cm"/>
          <chart:axis chart:dimension="x" chart:name="primary-x" chart:style-name="ch3" chartooo:axis-type="auto">
            <chartooo:date-scale/>
            <chart:title svg:x="33.054cm" svg:y="42.048cm" chart:style-name="ch4">
              <text:p>Ratio Bins
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26.19cm" chart:style-name="ch6">
              <text:p>Number of Observations
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0.000 – 0.001</text:p>
              </table:table-cell>
              <table:table-cell office:value-type="float" office:value="168807.692307692">
                <text:p>168807.692307692</text:p>
              </table:table-cell>
            </table:table-row>
            <table:table-row>
              <table:table-cell office:value-type="string">
                <text:p>0.001 – 0.002</text:p>
              </table:table-cell>
              <table:table-cell office:value-type="float" office:value="137266.2">
                <text:p>137266.2</text:p>
              </table:table-cell>
            </table:table-row>
            <table:table-row>
              <table:table-cell office:value-type="string">
                <text:p>0.002 – 0.003</text:p>
              </table:table-cell>
              <table:table-cell office:value-type="float" office:value="126609.411764706">
                <text:p>126609.411764706</text:p>
              </table:table-cell>
            </table:table-row>
            <table:table-row>
              <table:table-cell office:value-type="string">
                <text:p>0.003 – 0.004</text:p>
              </table:table-cell>
              <table:table-cell office:value-type="float" office:value="116463.666666667">
                <text:p>116463.666666667</text:p>
              </table:table-cell>
            </table:table-row>
            <table:table-row>
              <table:table-cell office:value-type="string">
                <text:p>0.004 – 0.005</text:p>
              </table:table-cell>
              <table:table-cell office:value-type="float" office:value="135985.833333333">
                <text:p>135985.833333333</text:p>
              </table:table-cell>
            </table:table-row>
            <table:table-row>
              <table:table-cell office:value-type="string">
                <text:p>0.005 – 0.006</text:p>
              </table:table-cell>
              <table:table-cell office:value-type="float" office:value="179540.285714286">
                <text:p>179540.285714286</text:p>
              </table:table-cell>
            </table:table-row>
            <table:table-row>
              <table:table-cell office:value-type="string">
                <text:p>0.006 – 0.007</text:p>
              </table:table-cell>
              <table:table-cell office:value-type="float" office:value="201191.727272727">
                <text:p>201191.727272727</text:p>
              </table:table-cell>
            </table:table-row>
            <table:table-row>
              <table:table-cell office:value-type="string">
                <text:p>0.007 – 0.008</text:p>
              </table:table-cell>
              <table:table-cell office:value-type="float" office:value="205160.181818182">
                <text:p>205160.181818182</text:p>
              </table:table-cell>
            </table:table-row>
            <table:table-row>
              <table:table-cell office:value-type="string">
                <text:p>0.008 – 0.009</text:p>
              </table:table-cell>
              <table:table-cell office:value-type="float" office:value="256996.444444444">
                <text:p>256996.444444444</text:p>
              </table:table-cell>
            </table:table-row>
            <table:table-row>
              <table:table-cell office:value-type="string">
                <text:p>0.009 – 0.01</text:p>
              </table:table-cell>
              <table:table-cell office:value-type="float" office:value="286902.428571429">
                <text:p>286902.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86cm" svg:height="20.448cm" xlink:href=".." xlink:type="simple" chart:class="chart:bar" chart:style-name="ch1">
        <chart:plot-area chart:style-name="ch2" table:cell-range-address="'BC%'.J1:'BC%'.K5" chart:data-source-has-labels="column" svg:x="2.351cm" svg:y="0.408cm" svg:width="26.448cm" svg:height="17.051cm">
          <chartooo:coordinate-region svg:x="4.983cm" svg:y="0.807cm" svg:width="23.816cm" svg:height="15.608cm"/>
          <chart:axis chart:dimension="x" chart:name="primary-x" chart:style-name="ch3" chartooo:axis-type="auto">
            <chartooo:date-scale/>
            <chart:title svg:x="6.399cm" svg:y="17.867cm" chart:style-name="ch4">
              <text:p>Homology walk contribution in percentage completion
of the Building C environment</text:p>
            </chart:title>
            <chart:categories table:cell-range-address="'BC%'.J1:'BC%'.J5"/>
          </chart:axis>
          <chart:axis chart:dimension="y" chart:name="primary-y" chart:style-name="ch5">
            <chart:title svg:x="0.451cm" svg:y="13.24cm" chart:style-name="ch6">
              <text:p>Number of Observations</text:p>
            </chart:title>
            <chart:grid chart:style-name="ch7" chart:class="major"/>
          </chart:axis>
          <chart:series chart:style-name="ch8" chart:values-cell-range-address="'BC%'.K1:'BC%'.K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C%'.J1:'BC%'.J5</svg:desc>
                </draw:g>
              </table:table-cell>
              <table:table-cell office:value-type="float" office:value="174235.4">
                <text:p>174235.4</text:p>
                <draw:g>
                  <svg:desc>'BC%'.K1:'BC%'.K5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39423.1">
                <text:p>139423.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1036.2">
                <text:p>111036.2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09364.3">
                <text:p>109364.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62366">
                <text:p>162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99cm" svg:height="22.397cm" xlink:href=".." xlink:type="simple" chart:class="chart:bar" chart:style-name="ch1">
        <chart:plot-area chart:style-name="ch2" table:cell-range-address="'L457%'.H1:'L457%'.I5" chart:data-source-has-labels="column" svg:x="2.395cm" svg:y="0.447cm" svg:width="28.573cm" svg:height="18.922cm">
          <chartooo:coordinate-region svg:x="5.027cm" svg:y="0.845cm" svg:width="25.941cm" svg:height="17.48cm"/>
          <chart:axis chart:dimension="x" chart:name="primary-x" chart:style-name="ch3" chartooo:axis-type="auto">
            <chartooo:date-scale/>
            <chart:title svg:x="7.505cm" svg:y="19.816cm" chart:style-name="ch4">
              <text:p>Homology walk contribution in percentage completion
of the L457 environment</text:p>
            </chart:title>
            <chart:categories table:cell-range-address="'L457%'.H1:'L457%'.H5"/>
          </chart:axis>
          <chart:axis chart:dimension="y" chart:name="primary-y" chart:style-name="ch5">
            <chart:title svg:x="0.451cm" svg:y="14.215cm" chart:style-name="ch6">
              <text:p>Number of Observations</text:p>
            </chart:title>
            <chart:grid chart:style-name="ch7" chart:class="major"/>
          </chart:axis>
          <chart:series chart:style-name="ch8" chart:values-cell-range-address="'L457%'.I1:'L457%'.I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457%'.H1:'L457%'.H5</svg:desc>
                </draw:g>
              </table:table-cell>
              <table:table-cell office:value-type="float" office:value="88825.2">
                <text:p>88825.2</text:p>
                <draw:g>
                  <svg:desc>'L457%'.I1:'L457%'.I5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4446">
                <text:p>7444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69098">
                <text:p>690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60987">
                <text:p>6098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77678">
                <text:p>776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2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3.768cm" svg:height="41.258cm" xlink:href=".." xlink:type="simple" chart:class="chart:bar" chart:style-name="ch1">
        <chart:plot-area chart:style-name="ch2" table:cell-range-address="L457.H1:L457.I10" chart:data-source-has-labels="column" svg:x="3.308cm" svg:y="0.825cm" svg:width="59.185cm" svg:height="37.605cm">
          <chartooo:coordinate-region svg:x="5.94cm" svg:y="1.223cm" svg:width="56.553cm" svg:height="36.163cm"/>
          <chart:axis chart:dimension="x" chart:name="primary-x" chart:style-name="ch3" chartooo:axis-type="auto">
            <chartooo:date-scale/>
            <chart:title svg:x="30.631cm" svg:y="39.255cm" chart:style-name="ch4">
              <text:p>Ratio Bins</text:p>
            </chart:title>
            <chart:categories table:cell-range-address="L457.H1:L457.H10"/>
          </chart:axis>
          <chart:axis chart:dimension="y" chart:name="primary-y" chart:style-name="ch5">
            <chart:title svg:x="0.451cm" svg:y="24.793cm" chart:style-name="ch6">
              <text:p>Number of Observations</text:p>
            </chart:title>
            <chart:grid chart:style-name="ch7" chart:class="major"/>
          </chart:axis>
          <chart:series chart:style-name="ch8" chart:values-cell-range-address="L457.I1:L457.I10" chart:class="chart:bar">
            <chart:data-point chart:repeated="5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000 – 0.001</text:p>
                <draw:g>
                  <svg:desc>L457.H1:L457.H10</svg:desc>
                </draw:g>
              </table:table-cell>
              <table:table-cell office:value-type="float" office:value="83839.8461538462">
                <text:p>83839.8461538462</text:p>
                <draw:g>
                  <svg:desc>L457.I1:L457.I10</svg:desc>
                </draw:g>
              </table:table-cell>
            </table:table-row>
            <table:table-row>
              <table:table-cell office:value-type="string">
                <text:p>0.001 – 0.002</text:p>
              </table:table-cell>
              <table:table-cell office:value-type="float" office:value="72713.85">
                <text:p>72713.85</text:p>
              </table:table-cell>
            </table:table-row>
            <table:table-row>
              <table:table-cell office:value-type="string">
                <text:p>0.002 – 0.003</text:p>
              </table:table-cell>
              <table:table-cell office:value-type="float" office:value="70304.3333333333">
                <text:p>70304.3333333333</text:p>
              </table:table-cell>
            </table:table-row>
            <table:table-row>
              <table:table-cell office:value-type="string">
                <text:p>0.003 – 0.004</text:p>
              </table:table-cell>
              <table:table-cell office:value-type="float" office:value="62986.4666666667">
                <text:p>62986.4666666667</text:p>
              </table:table-cell>
            </table:table-row>
            <table:table-row>
              <table:table-cell office:value-type="string">
                <text:p>0.004 – 0.005</text:p>
              </table:table-cell>
              <table:table-cell office:value-type="float" office:value="68613.1333333333">
                <text:p>68613.1333333333</text:p>
              </table:table-cell>
            </table:table-row>
            <table:table-row>
              <table:table-cell office:value-type="string">
                <text:p>0.005 – 0.006</text:p>
              </table:table-cell>
              <table:table-cell office:value-type="float" office:value="77708.9333333333">
                <text:p>77708.9333333333</text:p>
              </table:table-cell>
            </table:table-row>
            <table:table-row>
              <table:table-cell office:value-type="string">
                <text:p>0.006 – 0.007</text:p>
              </table:table-cell>
              <table:table-cell office:value-type="float" office:value="83833.7058823529">
                <text:p>83833.7058823529</text:p>
              </table:table-cell>
            </table:table-row>
            <table:table-row>
              <table:table-cell office:value-type="string">
                <text:p>0.007 – 0.008</text:p>
              </table:table-cell>
              <table:table-cell office:value-type="float" office:value="91367.2727272727">
                <text:p>91367.2727272727</text:p>
              </table:table-cell>
            </table:table-row>
            <table:table-row>
              <table:table-cell office:value-type="string">
                <text:p>0.008 – 0.009</text:p>
              </table:table-cell>
              <table:table-cell office:value-type="float" office:value="115450.7">
                <text:p>115450.7</text:p>
              </table:table-cell>
            </table:table-row>
            <table:table-row>
              <table:table-cell office:value-type="string">
                <text:p>0.009 – 0.01</text:p>
              </table:table-cell>
              <table:table-cell office:value-type="float" office:value="131065.866666667">
                <text:p>131065.8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